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P2" style:family="paragraph" style:parent-style-name="Standard">
      <style:paragraph-properties fo:break-before="auto" fo:line-height="100%" style:writing-mode="lr-tb"/>
    </style:style>
    <style:style style:name="P3" style:family="paragraph" style:parent-style-name="Standard">
      <style:paragraph-properties fo:break-before="auto" fo:line-height="100%" style:writing-mode="lr-tb"/>
    </style:style>
    <style:style style:name="P4" style:family="paragraph" style:parent-style-name="Standard">
      <style:paragraph-properties fo:break-before="auto" fo:line-height="100%" style:writing-mode="lr-tb"/>
    </style:style>
    <style:style style:name="P5" style:family="paragraph" style:parent-style-name="Standard">
      <style:paragraph-properties fo:break-before="auto" fo:line-height="100%" style:writing-mode="lr-tb"/>
    </style:style>
    <style:style style:name="P6" style:family="paragraph" style:parent-style-name="Standard">
      <style:paragraph-properties fo:break-before="auto" fo:line-height="100%" style:writing-mode="lr-tb"/>
    </style:style>
    <style:style style:name="P7" style:family="paragraph" style:parent-style-name="Standard">
      <style:paragraph-properties fo:break-before="auto" fo:line-height="100%" style:writing-mode="lr-tb"/>
    </style:style>
    <style:style style:name="P8" style:family="paragraph" style:parent-style-name="Standard">
      <style:paragraph-properties fo:break-before="auto" fo:line-height="100%" style:writing-mode="lr-tb"/>
    </style:style>
    <style:style style:name="P9" style:family="paragraph" style:parent-style-name="Standard">
      <style:paragraph-properties fo:break-before="auto" fo:line-height="100%" style:writing-mode="lr-tb"/>
    </style:style>
    <style:style style:name="P10" style:family="paragraph" style:parent-style-name="Standard">
      <style:paragraph-properties fo:break-before="auto" fo:line-height="100%" style:writing-mode="lr-tb"/>
    </style:style>
    <style:style style:name="P11" style:family="paragraph" style:parent-style-name="Standard">
      <style:paragraph-properties fo:break-before="auto" fo:line-height="100%" style:writing-mode="lr-tb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</style:style>
    <style:style style:name="P14" style:family="paragraph" style:parent-style-name="Standard">
      <style:paragraph-properties fo:break-before="auto" fo:line-height="100%" style:writing-mode="lr-tb"/>
    </style:style>
    <style:style style:name="P15" style:family="paragraph" style:parent-style-name="Standard">
      <style:paragraph-properties fo:break-before="auto" fo:line-height="100%" style:writing-mode="lr-tb"/>
    </style:style>
    <style:style style:name="P16" style:family="paragraph" style:parent-style-name="Standard">
      <style:paragraph-properties fo:break-before="auto" fo:line-height="100%" style:writing-mode="lr-tb"/>
    </style:style>
    <style:style style:name="P17" style:family="paragraph" style:parent-style-name="Standard">
      <style:paragraph-properties fo:break-before="auto" fo:line-height="100%" style:writing-mode="lr-tb"/>
    </style:style>
    <style:style style:name="P18" style:family="paragraph" style:parent-style-name="Standard">
      <style:paragraph-properties fo:break-before="auto" fo:line-height="100%" style:writing-mode="lr-tb"/>
    </style:style>
    <style:style style:name="P19" style:family="paragraph" style:parent-style-name="Standard">
      <style:paragraph-properties fo:break-before="auto" fo:line-height="100%" style:writing-mode="lr-tb"/>
    </style:style>
    <style:style style:name="P20" style:family="paragraph" style:parent-style-name="Standard">
      <style:paragraph-properties fo:break-before="auto" fo:line-height="100%" style:writing-mode="lr-tb"/>
    </style:style>
    <style:style style:name="P21" style:family="paragraph" style:parent-style-name="Standard">
      <style:paragraph-properties fo:break-before="auto" fo:line-height="100%" style:writing-mode="lr-tb"/>
    </style:style>
    <style:style style:name="P22" style:family="paragraph" style:parent-style-name="Standard">
      <style:paragraph-properties fo:break-before="auto" fo:line-height="100%" style:writing-mode="lr-tb"/>
    </style:style>
    <style:style style:name="P23" style:family="paragraph" style:parent-style-name="Standard">
      <style:paragraph-properties fo:break-before="auto" fo:line-height="100%" style:writing-mode="lr-tb"/>
    </style:style>
    <style:style style:name="P24" style:family="paragraph" style:parent-style-name="Standard">
      <style:paragraph-properties fo:break-before="auto" fo:line-height="100%" style:writing-mode="lr-tb"/>
    </style:style>
    <style:style style:name="P25" style:family="paragraph" style:parent-style-name="Standard">
      <style:paragraph-properties fo:break-before="auto" fo:line-height="100%" style:writing-mode="lr-tb"/>
    </style:style>
    <style:style style:name="P26" style:family="paragraph" style:parent-style-name="Standard">
      <style:paragraph-properties fo:break-before="auto" fo:line-height="100%" style:writing-mode="lr-tb"/>
    </style:style>
    <style:style style:name="P27" style:family="paragraph" style:parent-style-name="Standard">
      <style:paragraph-properties fo:break-before="auto" fo:line-height="100%" style:writing-mode="lr-tb"/>
    </style:style>
    <style:style style:name="P28" style:family="paragraph" style:parent-style-name="Standard">
      <style:paragraph-properties fo:break-before="auto" fo:line-height="100%" style:writing-mode="lr-tb"/>
    </style:style>
    <style:style style:name="P29" style:family="paragraph" style:parent-style-name="Standard">
      <style:paragraph-properties fo:break-before="auto" fo:line-height="100%" style:writing-mode="lr-tb"/>
    </style:style>
    <style:style style:name="Table1" style:family="table">
      <style:table-properties table:align="left" style:width="10.167cm" fo:margin-left="5.08cm"/>
    </style:style>
    <style:style style:name="Column1" style:family="table-column">
      <style:table-column-properties style:column-width="10.167cm"/>
    </style:style>
    <style:style style:name="Row1" style:family="table-row"/>
    <style:style style:name="Cell1" style:family="table-cell">
      <style:table-cell-properties style:vertical-align="top" fo:border-top="#292929 0.018cm solid" fo:border-bottom="#000000 0.009cm solid" fo:padding-left="0.123cm" fo:border-left="#000000 0.009cm solid" fo:padding-right="0.123cm" fo:border-right="#000000 0.009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break-before="auto" fo:text-indent="0cm" fo:line-height="100%" fo:margin-top="0cm" fo:margin-left="5.08cm" style:writing-mode="lr-tb"/>
    </style:style>
    <style:style style:name="T31_1" style:family="text">
      <style:text-properties fo:color="#5f5f5f" style:font-name="Arial" fo:font-size="15pt" style:font-name-asian="Arial" style:font-size-asian="15pt" style:font-name-complex="Arial" style:font-size-complex="15pt" fo:font-weight="bold" style:font-weight-asian="bold" style:font-weight-complex="bold"/>
    </style:style>
    <style:style style:name="T31_2" style:family="text">
      <style:text-properties fo:color="#5f5f5f" style:font-name="Arial" fo:font-size="15pt" style:font-name-asian="Arial" style:font-size-asian="15pt" style:font-name-complex="Arial" style:font-size-complex="15pt" fo:font-weight="bold" style:font-weight-asian="bold" style:font-weight-complex="bold"/>
    </style:style>
    <style:style style:name="T31_3" style:family="text">
      <style:text-properties fo:color="#5f5f5f" style:font-name="Arial" fo:font-size="15pt" style:font-name-asian="Arial" style:font-size-asian="15pt" style:font-name-complex="Arial" style:font-size-complex="15pt" fo:font-weight="bold" style:font-weight-asian="bold" style:font-weight-complex="bold"/>
    </style:style>
    <style:style style:name="T31_4" style:family="text">
      <style:text-properties fo:color="#5f5f5f" style:font-name="Arial" fo:font-size="15pt" style:font-name-asian="Arial" style:font-size-asian="15pt" style:font-name-complex="Arial" style:font-size-complex="15pt" fo:font-weight="bold" style:font-weight-asian="bold" style:font-weight-complex="bold"/>
    </style:style>
    <style:style style:name="T31_5" style:family="text">
      <style:text-properties fo:color="#5f5f5f" style:font-name="Arial" fo:font-size="15pt" style:font-name-asian="Arial" style:font-size-asian="15pt" style:font-name-complex="Arial" style:font-size-complex="15pt" fo:font-weight="bold" style:font-weight-asian="bold" style:font-weight-complex="bold"/>
    </style:style>
    <style:style style:name="T31_6" style:family="text">
      <style:text-properties fo:color="#5f5f5f" style:font-name="Arial" fo:font-size="15pt" style:font-name-asian="Arial" style:font-size-asian="15pt" style:font-name-complex="Arial" style:font-size-complex="15pt" fo:font-weight="bold" style:font-weight-asian="bold" style:font-weight-complex="bold"/>
    </style:style>
    <style:style style:name="T31_7" style:family="text">
      <style:text-properties fo:color="#5f5f5f" style:font-name="Arial" fo:font-size="15pt" style:font-name-asian="Arial" style:font-size-asian="15pt" style:font-name-complex="Arial" style:font-size-complex="15pt" fo:font-weight="bold" style:font-weight-asian="bold" style:font-weight-complex="bold"/>
    </style:style>
    <style:style style:name="T31_8" style:family="text">
      <style:text-properties fo:color="#5f5f5f" style:font-name="Arial" fo:font-size="15pt" style:font-name-asian="Arial" style:font-size-asian="15pt" style:font-name-complex="Arial" style:font-size-complex="15pt" fo:font-weight="bold" style:font-weight-asian="bold" style:font-weight-complex="bold"/>
    </style:style>
    <style:style style:name="T31_9" style:family="text">
      <style:text-properties fo:color="#5f5f5f" style:font-name="Arial" fo:font-size="15pt" style:font-name-asian="Arial" style:font-size-asian="15pt" style:font-name-complex="Arial" style:font-size-complex="15pt" fo:font-weight="bold" style:font-weight-asian="bold" style:font-weight-complex="bold"/>
    </style:style>
    <style:style style:name="P32" style:family="paragraph" style:parent-style-name="Standard">
      <style:paragraph-properties fo:break-before="auto" fo:text-indent="0cm" fo:line-height="100%" fo:margin-top="0cm" fo:margin-left="5.08cm" style:writing-mode="lr-tb"/>
    </style:style>
    <style:style style:name="P33" style:family="paragraph" style:parent-style-name="Standard">
      <style:paragraph-properties fo:break-before="auto" fo:text-indent="0cm" fo:line-height="100%" fo:margin-top="0cm" fo:margin-left="5.08cm" style:writing-mode="lr-tb"/>
    </style:style>
    <style:style style:name="T33_1" style:family="text">
      <style:text-properties fo:color="#5f5f5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2" style:family="text">
      <style:text-properties fo:color="#5f5f5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3" style:family="text">
      <style:text-properties fo:color="#5f5f5f" fo:font-size="11pt" style:font-size-asian="11pt" style:font-size-complex="11pt" fo:font-weight="bold" style:font-weight-asian="bold" style:font-weight-complex="bold"/>
    </style:style>
    <style:style style:name="T33_4" style:family="text">
      <style:text-properties fo:color="#5f5f5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4" style:family="paragraph" style:parent-style-name="Standard">
      <style:paragraph-properties fo:break-before="auto" fo:text-indent="0cm" fo:line-height="100%" fo:margin-top="0cm" fo:margin-bottom="0cm" fo:margin-left="5.08cm" style:writing-mode="lr-tb"/>
    </style:style>
    <style:style style:name="T34_1" style:family="text">
      <style:text-properties fo:color="#241a61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34_2" style:family="text">
      <style:text-properties fo:color="#241a61" fo:font-size="11pt" style:font-size-asian="11pt" style:font-size-complex="11pt"/>
    </style:style>
    <style:style style:name="P35" style:family="paragraph" style:parent-style-name="Standard">
      <style:paragraph-properties fo:break-before="auto" fo:text-indent="0cm" fo:line-height="100%" fo:margin-left="4.762cm" style:writing-mode="lr-tb"/>
    </style:style>
    <style:style style:name="P36" style:family="paragraph" style:parent-style-name="Standard">
      <style:paragraph-properties fo:break-before="auto" fo:text-indent="0cm" fo:line-height="100%" fo:margin-left="4.762cm" style:writing-mode="lr-tb"/>
    </style:style>
    <style:style style:name="P37" style:family="paragraph" style:parent-style-name="Standard">
      <style:paragraph-properties fo:break-before="auto" fo:text-indent="0cm" fo:line-height="100%" fo:margin-left="4.762cm" style:writing-mode="lr-tb"/>
    </style:style>
    <style:style style:name="P38" style:family="paragraph" style:parent-style-name="Standard">
      <style:paragraph-properties fo:break-before="auto" fo:text-indent="0cm" fo:line-height="100%" fo:margin-left="4.762cm" style:writing-mode="lr-tb"/>
    </style:style>
    <style:style style:name="P39" style:family="paragraph" style:parent-style-name="Standard">
      <style:paragraph-properties fo:break-before="auto" fo:text-indent="0cm" fo:line-height="100%" fo:margin-left="4.762cm" style:writing-mode="lr-tb"/>
    </style:style>
    <style:style style:name="P40" style:family="paragraph" style:parent-style-name="Standard">
      <style:paragraph-properties fo:break-before="auto" fo:text-indent="0cm" fo:line-height="100%" fo:margin-left="4.762cm" style:writing-mode="lr-tb"/>
    </style:style>
    <style:style style:name="P41" style:family="paragraph" style:parent-style-name="Standard">
      <style:paragraph-properties fo:break-before="auto" fo:text-indent="0cm" fo:line-height="100%" fo:margin-left="4.762cm" style:writing-mode="lr-tb"/>
    </style:style>
    <style:style style:name="P42" style:family="paragraph" style:parent-style-name="Standard">
      <style:paragraph-properties fo:break-before="auto" fo:text-indent="0cm" fo:line-height="100%" fo:margin-left="4.762cm" style:writing-mode="lr-tb"/>
    </style:style>
    <style:style style:name="P43" style:family="paragraph" style:parent-style-name="Standard">
      <style:paragraph-properties fo:break-before="auto" fo:text-indent="0cm" fo:line-height="100%" fo:margin-left="4.762cm" style:writing-mode="lr-tb"/>
    </style:style>
    <style:style style:name="P44" style:family="paragraph" style:parent-style-name="Standard">
      <style:paragraph-properties fo:break-before="auto" fo:text-indent="0cm" fo:line-height="100%" fo:margin-left="4.762cm" style:writing-mode="lr-tb"/>
    </style:style>
    <style:style style:name="P45" style:family="paragraph" style:parent-style-name="Standard">
      <style:paragraph-properties fo:break-before="auto" fo:text-indent="0cm" fo:line-height="100%" fo:margin-left="4.762cm" style:writing-mode="lr-tb"/>
    </style:style>
    <style:style style:name="P46" style:family="paragraph" style:parent-style-name="Standard">
      <style:paragraph-properties fo:break-before="auto" fo:text-indent="0cm" fo:line-height="100%" fo:margin-left="4.762cm" style:writing-mode="lr-tb"/>
    </style:style>
    <style:style style:name="P47" style:family="paragraph" style:parent-style-name="Standard">
      <style:paragraph-properties fo:break-before="auto" fo:text-indent="0cm" fo:line-height="100%" fo:margin-left="4.762cm" style:writing-mode="lr-tb"/>
    </style:style>
    <style:style style:name="P48" style:family="paragraph" style:parent-style-name="Standard">
      <style:paragraph-properties fo:break-before="auto" fo:text-indent="0cm" fo:line-height="100%" fo:margin-left="4.762cm" style:writing-mode="lr-tb"/>
    </style:style>
    <style:style style:name="P49" style:family="paragraph" style:parent-style-name="Heading_20_2">
      <style:paragraph-properties fo:break-before="auto" fo:line-height="100%" fo:margin-top="0.423cm" fo:margin-bottom="0.106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P50" style:family="paragraph" style:parent-style-name="Standard">
      <style:paragraph-properties fo:break-before="auto" fo:line-height="100%" style:writing-mode="lr-tb"/>
    </style:style>
    <style:style style:name="P51" style:family="paragraph" style:parent-style-name="Standard">
      <style:paragraph-properties fo:break-before="auto" fo:line-height="100%" style:writing-mode="lr-tb"/>
    </style:style>
    <style:style style:name="Table2" style:family="table">
      <style:table-properties table:align="left" style:width="15.247cm" fo:margin-left="0cm"/>
    </style:style>
    <style:style style:name="Column2" style:family="table-column">
      <style:table-column-properties style:column-width="2.096cm"/>
    </style:style>
    <style:style style:name="Column3" style:family="table-column">
      <style:table-column-properties style:column-width="1.905cm"/>
    </style:style>
    <style:style style:name="Column4" style:family="table-column">
      <style:table-column-properties style:column-width="5.398cm"/>
    </style:style>
    <style:style style:name="Column5" style:family="table-column">
      <style:table-column-properties style:column-width="5.849cm"/>
    </style:style>
    <style:style style:name="Row2" style:family="table-row"/>
    <style:style style:name="Cell2" style:family="table-cell">
      <style:table-cell-properties fo:background-color="#e6e6e6" style:vertical-align="top" fo:border-top="#808080 0.018cm solid" fo:border-bottom="#808080 0.018cm solid" fo:padding-left="0.19cm" fo:border-left="#808080 0.018cm solid" fo:padding-right="0.19cm" fo:border-right="#808080 0.018cm solid"/>
    </style:style>
    <style:style style:name="P5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3" style:family="table-cell">
      <style:table-cell-properties fo:background-color="#e6e6e6" style:vertical-align="top" fo:border-top="#808080 0.018cm solid" fo:border-bottom="#808080 0.018cm solid" fo:padding-left="0.19cm" fo:border-left="#808080 0.018cm solid" fo:padding-right="0.19cm" fo:border-right="#808080 0.018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4" style:family="table-cell">
      <style:table-cell-properties fo:background-color="#e6e6e6" style:vertical-align="top" fo:border-top="#808080 0.018cm solid" fo:border-bottom="#808080 0.018cm solid" fo:padding-left="0.19cm" fo:border-left="#808080 0.018cm solid" fo:padding-right="0.19cm" fo:border-right="#808080 0.018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5" style:family="table-cell">
      <style:table-cell-properties fo:background-color="#e6e6e6" style:vertical-align="top" fo:border-top="#808080 0.018cm solid" fo:border-bottom="#808080 0.018cm solid" fo:padding-left="0.19cm" fo:border-left="#808080 0.018cm solid" fo:padding-right="0.19cm" fo:border-right="#808080 0.018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Row3" style:family="table-row"/>
    <style:style style:name="Cell6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9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3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5" style:family="table-row"/>
    <style:style style:name="Cell14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7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6" style:family="table-row"/>
    <style:style style:name="Cell18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9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1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7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7" style:family="table-row"/>
    <style:style style:name="Cell22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3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4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5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break-before="auto" fo:line-height="100%" style:writing-mode="lr-tb"/>
    </style:style>
    <style:style style:name="P77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78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79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80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81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82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83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84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84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85" style:family="paragraph" style:parent-style-name="Standard">
      <style:paragraph-properties fo:break-before="auto" fo:line-height="100%" fo:margin-top="0cm" fo:margin-bottom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able3" style:family="table">
      <style:table-properties table:align="center" style:width="15.247cm" fo:margin-left="-0.123cm"/>
    </style:style>
    <style:style style:name="Column6" style:family="table-column">
      <style:table-column-properties style:column-width="7.624cm"/>
    </style:style>
    <style:style style:name="Column7" style:family="table-column">
      <style:table-column-properties style:column-width="7.624cm"/>
    </style:style>
    <style:style style:name="Row8" style:family="table-row"/>
    <style:style style:name="Cell2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8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9" style:family="table-row"/>
    <style:style style:name="Cell2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8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0" style:family="table-row"/>
    <style:style style:name="Cell3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99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100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101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1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03" style:family="paragraph" style:parent-style-name="Heading_20_2">
      <style:paragraph-properties fo:break-before="auto" fo:line-height="100%" fo:margin-top="0.423cm" fo:margin-bottom="0.106cm" style:writing-mode="lr-tb"/>
    </style:style>
    <style:style style:name="T103_1" style:family="text"/>
    <style:style style:name="P104" style:family="paragraph" style:parent-style-name="Standard">
      <style:paragraph-properties fo:break-before="auto" fo:line-height="100%" style:writing-mode="lr-tb"/>
      <style:text-properties fo:color="#1155cc" style:text-underline-style="solid" style:text-underline-color="font-color"/>
    </style:style>
    <style:style style:name="P105" style:family="paragraph" style:parent-style-name="Standard">
      <style:paragraph-properties fo:break-before="auto" fo:text-indent="0cm" fo:line-height="100%" fo:margin-left="0.635cm" style:writing-mode="lr-tb"/>
    </style:style>
    <style:style style:name="T105_1" style:family="text"/>
    <style:style style:name="T105_2" style:family="text">
      <style:text-properties fo:color="#1155cc" style:text-underline-style="solid" style:text-underline-color="font-color"/>
    </style:style>
    <style:style style:name="T105_3" style:family="text"/>
    <style:style style:name="T105_4" style:family="text">
      <style:text-properties fo:color="#1155cc" style:text-underline-style="solid" style:text-underline-color="font-color"/>
    </style:style>
    <style:style style:name="T105_5" style:family="text"/>
    <style:style style:name="T105_6" style:family="text">
      <style:text-properties fo:color="#1155cc" style:text-underline-style="solid" style:text-underline-color="font-color"/>
    </style:style>
    <style:style style:name="T105_7" style:family="text"/>
    <style:style style:name="T105_8" style:family="text">
      <style:text-properties fo:color="#1155cc" style:text-underline-style="solid" style:text-underline-color="font-color"/>
    </style:style>
    <style:style style:name="T105_9" style:family="text"/>
    <style:style style:name="T105_10" style:family="text">
      <style:text-properties fo:color="#1155cc" style:text-underline-style="solid" style:text-underline-color="font-color"/>
    </style:style>
    <style:style style:name="P106" style:family="paragraph" style:parent-style-name="Standard">
      <style:paragraph-properties fo:break-before="auto" fo:text-indent="0cm" fo:line-height="100%" fo:margin-left="0.635cm" style:writing-mode="lr-tb"/>
    </style:style>
    <style:style style:name="T106_1" style:family="text"/>
    <style:style style:name="T106_2" style:family="text">
      <style:text-properties fo:color="#1155cc" style:text-underline-style="solid" style:text-underline-color="font-color"/>
    </style:style>
    <style:style style:name="P107" style:family="paragraph" style:parent-style-name="Standard">
      <style:paragraph-properties fo:break-before="auto" fo:text-indent="0cm" fo:line-height="100%" fo:margin-left="0.635cm" style:writing-mode="lr-tb"/>
    </style:style>
    <style:style style:name="T107_1" style:family="text"/>
    <style:style style:name="T107_2" style:family="text">
      <style:text-properties fo:color="#1155cc" style:text-underline-style="solid" style:text-underline-color="font-color"/>
    </style:style>
    <style:style style:name="P108" style:family="paragraph" style:parent-style-name="Standard">
      <style:paragraph-properties fo:break-before="auto" fo:text-indent="0cm" fo:line-height="100%" fo:margin-left="1.27cm" style:writing-mode="lr-tb"/>
    </style:style>
    <style:style style:name="T108_1" style:family="text"/>
    <style:style style:name="T108_2" style:family="text">
      <style:text-properties fo:color="#1155cc" style:text-underline-style="solid" style:text-underline-color="font-color"/>
    </style:style>
    <style:style style:name="P109" style:family="paragraph" style:parent-style-name="Standard">
      <style:paragraph-properties fo:break-before="auto" fo:text-indent="0cm" fo:line-height="100%" fo:margin-left="1.27cm" style:writing-mode="lr-tb"/>
      <style:text-properties fo:color="#1155cc" style:text-underline-style="solid" style:text-underline-color="font-color"/>
    </style:style>
    <style:style style:name="P110" style:family="paragraph" style:parent-style-name="Standard">
      <style:paragraph-properties fo:break-before="auto" fo:text-indent="0cm" fo:line-height="100%" fo:margin-left="1.27cm" style:writing-mode="lr-tb"/>
    </style:style>
    <style:style style:name="T110_1" style:family="text"/>
    <style:style style:name="T110_2" style:family="text">
      <style:text-properties fo:color="#1155cc" style:text-underline-style="solid" style:text-underline-color="font-color"/>
    </style:style>
    <style:style style:name="T110_3" style:family="text"/>
    <style:style style:name="T110_4" style:family="text">
      <style:text-properties fo:color="#1155cc" style:text-underline-style="solid" style:text-underline-color="font-color"/>
    </style:style>
    <style:style style:name="T110_5" style:family="text"/>
    <style:style style:name="T110_6" style:family="text">
      <style:text-properties fo:color="#1155cc" style:text-underline-style="solid" style:text-underline-color="font-color"/>
    </style:style>
    <style:style style:name="T110_7" style:family="text"/>
    <style:style style:name="T110_8" style:family="text">
      <style:text-properties fo:color="#1155cc" style:text-underline-style="solid" style:text-underline-color="font-color"/>
    </style:style>
    <style:style style:name="T110_9" style:family="text"/>
    <style:style style:name="T110_10" style:family="text">
      <style:text-properties fo:color="#1155cc" style:text-underline-style="solid" style:text-underline-color="font-color"/>
    </style:style>
    <style:style style:name="T110_11" style:family="text"/>
    <style:style style:name="T110_12" style:family="text">
      <style:text-properties fo:color="#1155cc" style:text-underline-style="solid" style:text-underline-color="font-color"/>
    </style:style>
    <style:style style:name="T110_13" style:family="text"/>
    <style:style style:name="T110_14" style:family="text">
      <style:text-properties fo:color="#1155cc" style:text-underline-style="solid" style:text-underline-color="font-color"/>
    </style:style>
    <style:style style:name="P111" style:family="paragraph" style:parent-style-name="Standard">
      <style:paragraph-properties fo:break-before="auto" fo:text-indent="0cm" fo:line-height="100%" fo:margin-left="1.27cm" style:writing-mode="lr-tb"/>
    </style:style>
    <style:style style:name="T111_1" style:family="text"/>
    <style:style style:name="T111_2" style:family="text">
      <style:text-properties fo:color="#1155cc" style:text-underline-style="solid" style:text-underline-color="font-color"/>
    </style:style>
    <style:style style:name="P112" style:family="paragraph" style:parent-style-name="Standard">
      <style:paragraph-properties fo:break-before="auto" fo:text-indent="0cm" fo:line-height="100%" fo:margin-left="1.27cm" style:writing-mode="lr-tb"/>
    </style:style>
    <style:style style:name="T112_1" style:family="text"/>
    <style:style style:name="T112_2" style:family="text">
      <style:text-properties fo:color="#1155cc" style:text-underline-style="solid" style:text-underline-color="font-color"/>
    </style:style>
    <style:style style:name="P113" style:family="paragraph" style:parent-style-name="Standard">
      <style:paragraph-properties fo:break-before="auto" fo:text-indent="0cm" fo:line-height="100%" fo:margin-left="0.635cm" style:writing-mode="lr-tb"/>
    </style:style>
    <style:style style:name="T113_1" style:family="text"/>
    <style:style style:name="T113_2" style:family="text">
      <style:text-properties fo:color="#1155cc" style:text-underline-style="solid" style:text-underline-color="font-color"/>
    </style:style>
    <style:style style:name="T113_3" style:family="text"/>
    <style:style style:name="T113_4" style:family="text">
      <style:text-properties fo:color="#1155cc" style:text-underline-style="solid" style:text-underline-color="font-color"/>
    </style:style>
    <style:style style:name="T113_5" style:family="text"/>
    <style:style style:name="T113_6" style:family="text">
      <style:text-properties fo:color="#1155cc" style:text-underline-style="solid" style:text-underline-color="font-color"/>
    </style:style>
    <style:style style:name="P114" style:family="paragraph" style:parent-style-name="Standard">
      <style:paragraph-properties fo:break-before="auto" fo:text-indent="0cm" fo:line-height="100%" fo:margin-left="1.27cm" style:writing-mode="lr-tb"/>
    </style:style>
    <style:style style:name="T114_1" style:family="text"/>
    <style:style style:name="T114_2" style:family="text">
      <style:text-properties fo:color="#1155cc" style:text-underline-style="solid" style:text-underline-color="font-color"/>
    </style:style>
    <style:style style:name="T114_3" style:family="text"/>
    <style:style style:name="T114_4" style:family="text">
      <style:text-properties fo:color="#1155cc" style:text-underline-style="solid" style:text-underline-color="font-color"/>
    </style:style>
    <style:style style:name="T114_5" style:family="text"/>
    <style:style style:name="T114_6" style:family="text">
      <style:text-properties fo:color="#1155cc" style:text-underline-style="solid" style:text-underline-color="font-color"/>
    </style:style>
    <style:style style:name="T114_7" style:family="text"/>
    <style:style style:name="T114_8" style:family="text">
      <style:text-properties fo:color="#1155cc" style:text-underline-style="solid" style:text-underline-color="font-color"/>
    </style:style>
    <style:style style:name="T114_9" style:family="text"/>
    <style:style style:name="T114_10" style:family="text">
      <style:text-properties fo:color="#1155cc" style:text-underline-style="solid" style:text-underline-color="font-color"/>
    </style:style>
    <style:style style:name="P115" style:family="paragraph" style:parent-style-name="Standard">
      <style:paragraph-properties fo:break-before="auto" fo:text-indent="0cm" fo:line-height="100%" fo:margin-left="1.27cm" style:writing-mode="lr-tb"/>
    </style:style>
    <style:style style:name="T115_1" style:family="text"/>
    <style:style style:name="T115_2" style:family="text">
      <style:text-properties fo:color="#1155cc" style:text-underline-style="solid" style:text-underline-color="font-color"/>
    </style:style>
    <style:style style:name="T115_3" style:family="text"/>
    <style:style style:name="T115_4" style:family="text">
      <style:text-properties fo:color="#1155cc" style:text-underline-style="solid" style:text-underline-color="font-color"/>
    </style:style>
    <style:style style:name="T115_5" style:family="text"/>
    <style:style style:name="T115_6" style:family="text">
      <style:text-properties fo:color="#1155cc" style:text-underline-style="solid" style:text-underline-color="font-color"/>
    </style:style>
    <style:style style:name="T115_7" style:family="text"/>
    <style:style style:name="T115_8" style:family="text">
      <style:text-properties fo:color="#1155cc" style:text-underline-style="solid" style:text-underline-color="font-color"/>
    </style:style>
    <style:style style:name="T115_9" style:family="text"/>
    <style:style style:name="T115_10" style:family="text">
      <style:text-properties fo:color="#1155cc" style:text-underline-style="solid" style:text-underline-color="font-color"/>
    </style:style>
    <style:style style:name="P116" style:family="paragraph" style:parent-style-name="Standard">
      <style:paragraph-properties fo:break-before="auto" fo:text-indent="0cm" fo:line-height="100%" fo:margin-left="1.27cm" style:writing-mode="lr-tb"/>
    </style:style>
    <style:style style:name="T116_1" style:family="text"/>
    <style:style style:name="T116_2" style:family="text">
      <style:text-properties fo:color="#1155cc" style:text-underline-style="solid" style:text-underline-color="font-color"/>
    </style:style>
    <style:style style:name="T116_3" style:family="text"/>
    <style:style style:name="T116_4" style:family="text">
      <style:text-properties fo:color="#1155cc" style:text-underline-style="solid" style:text-underline-color="font-color"/>
    </style:style>
    <style:style style:name="T116_5" style:family="text"/>
    <style:style style:name="T116_6" style:family="text">
      <style:text-properties fo:color="#1155cc" style:text-underline-style="solid" style:text-underline-color="font-color"/>
    </style:style>
    <style:style style:name="T116_7" style:family="text"/>
    <style:style style:name="T116_8" style:family="text">
      <style:text-properties fo:color="#1155cc" style:text-underline-style="solid" style:text-underline-color="font-color"/>
    </style:style>
    <style:style style:name="T116_9" style:family="text"/>
    <style:style style:name="T116_10" style:family="text">
      <style:text-properties fo:color="#1155cc" style:text-underline-style="solid" style:text-underline-color="font-color"/>
    </style:style>
    <style:style style:name="T116_11" style:family="text"/>
    <style:style style:name="T116_12" style:family="text">
      <style:text-properties fo:color="#1155cc" style:text-underline-style="solid" style:text-underline-color="font-color"/>
    </style:style>
    <style:style style:name="T116_13" style:family="text"/>
    <style:style style:name="T116_14" style:family="text">
      <style:text-properties fo:color="#1155cc" style:text-underline-style="solid" style:text-underline-color="font-color"/>
    </style:style>
    <style:style style:name="P117" style:family="paragraph" style:parent-style-name="Standard">
      <style:paragraph-properties fo:break-before="auto" fo:text-indent="0cm" fo:line-height="100%" fo:margin-left="1.27cm" style:writing-mode="lr-tb"/>
    </style:style>
    <style:style style:name="T117_1" style:family="text"/>
    <style:style style:name="T117_2" style:family="text">
      <style:text-properties fo:color="#1155cc" style:text-underline-style="solid" style:text-underline-color="font-color"/>
    </style:style>
    <style:style style:name="P118" style:family="paragraph" style:parent-style-name="Standard">
      <style:paragraph-properties fo:break-before="auto" fo:text-indent="0cm" fo:line-height="100%" fo:margin-left="1.27cm" style:writing-mode="lr-tb"/>
    </style:style>
    <style:style style:name="T118_1" style:family="text"/>
    <style:style style:name="T118_2" style:family="text">
      <style:text-properties fo:color="#1155cc" style:text-underline-style="solid" style:text-underline-color="font-color"/>
    </style:style>
    <style:style style:name="T118_3" style:family="text"/>
    <style:style style:name="T118_4" style:family="text">
      <style:text-properties fo:color="#1155cc" style:text-underline-style="solid" style:text-underline-color="font-color"/>
    </style:style>
    <style:style style:name="T118_5" style:family="text"/>
    <style:style style:name="T118_6" style:family="text">
      <style:text-properties fo:color="#1155cc" style:text-underline-style="solid" style:text-underline-color="font-color"/>
    </style:style>
    <style:style style:name="T118_7" style:family="text"/>
    <style:style style:name="T118_8" style:family="text">
      <style:text-properties fo:color="#1155cc" style:text-underline-style="solid" style:text-underline-color="font-color"/>
    </style:style>
    <style:style style:name="T118_9" style:family="text"/>
    <style:style style:name="T118_10" style:family="text">
      <style:text-properties fo:color="#1155cc" style:text-underline-style="solid" style:text-underline-color="font-color"/>
    </style:style>
    <style:style style:name="P119" style:family="paragraph" style:parent-style-name="Standard">
      <style:paragraph-properties fo:break-before="auto" fo:text-indent="0cm" fo:line-height="100%" fo:margin-left="1.27cm" style:writing-mode="lr-tb"/>
    </style:style>
    <style:style style:name="T119_1" style:family="text"/>
    <style:style style:name="T119_2" style:family="text">
      <style:text-properties fo:color="#1155cc" style:text-underline-style="solid" style:text-underline-color="font-color"/>
    </style:style>
    <style:style style:name="T119_3" style:family="text"/>
    <style:style style:name="T119_4" style:family="text">
      <style:text-properties fo:color="#1155cc" style:text-underline-style="solid" style:text-underline-color="font-color"/>
    </style:style>
    <style:style style:name="T119_5" style:family="text"/>
    <style:style style:name="T119_6" style:family="text">
      <style:text-properties fo:color="#1155cc" style:text-underline-style="solid" style:text-underline-color="font-color"/>
    </style:style>
    <style:style style:name="T119_7" style:family="text"/>
    <style:style style:name="T119_8" style:family="text">
      <style:text-properties fo:color="#1155cc" style:text-underline-style="solid" style:text-underline-color="font-color"/>
    </style:style>
    <style:style style:name="T119_9" style:family="text"/>
    <style:style style:name="T119_10" style:family="text">
      <style:text-properties fo:color="#1155cc" style:text-underline-style="solid" style:text-underline-color="font-color"/>
    </style:style>
    <style:style style:name="T119_11" style:family="text"/>
    <style:style style:name="T119_12" style:family="text">
      <style:text-properties fo:color="#1155cc" style:text-underline-style="solid" style:text-underline-color="font-color"/>
    </style:style>
    <style:style style:name="T119_13" style:family="text"/>
    <style:style style:name="T119_14" style:family="text">
      <style:text-properties fo:color="#1155cc" style:text-underline-style="solid" style:text-underline-color="font-color"/>
    </style:style>
    <style:style style:name="P120" style:family="paragraph" style:parent-style-name="Standard">
      <style:paragraph-properties fo:break-before="auto" fo:text-indent="0cm" fo:line-height="100%" fo:margin-left="0.635cm" style:writing-mode="lr-tb"/>
    </style:style>
    <style:style style:name="T120_1" style:family="text"/>
    <style:style style:name="T120_2" style:family="text">
      <style:text-properties fo:color="#1155cc" style:text-underline-style="solid" style:text-underline-color="font-color"/>
    </style:style>
    <style:style style:name="T120_3" style:family="text"/>
    <style:style style:name="T120_4" style:family="text">
      <style:text-properties fo:color="#1155cc" style:text-underline-style="solid" style:text-underline-color="font-color"/>
    </style:style>
    <style:style style:name="T120_5" style:family="text"/>
    <style:style style:name="T120_6" style:family="text">
      <style:text-properties fo:color="#1155cc" style:text-underline-style="solid" style:text-underline-color="font-color"/>
    </style:style>
    <style:style style:name="P121" style:family="paragraph" style:parent-style-name="Standard">
      <style:paragraph-properties fo:break-before="auto" fo:text-indent="0cm" fo:line-height="100%" fo:margin-left="1.27cm" style:writing-mode="lr-tb"/>
    </style:style>
    <style:style style:name="T121_1" style:family="text"/>
    <style:style style:name="T121_2" style:family="text">
      <style:text-properties fo:color="#1155cc" style:text-underline-style="solid" style:text-underline-color="font-color"/>
    </style:style>
    <style:style style:name="T121_3" style:family="text"/>
    <style:style style:name="T121_4" style:family="text">
      <style:text-properties fo:color="#1155cc" style:text-underline-style="solid" style:text-underline-color="font-color"/>
    </style:style>
    <style:style style:name="T121_5" style:family="text"/>
    <style:style style:name="T121_6" style:family="text">
      <style:text-properties fo:color="#1155cc" style:text-underline-style="solid" style:text-underline-color="font-color"/>
    </style:style>
    <style:style style:name="T121_7" style:family="text"/>
    <style:style style:name="T121_8" style:family="text">
      <style:text-properties fo:color="#1155cc" style:text-underline-style="solid" style:text-underline-color="font-color"/>
    </style:style>
    <style:style style:name="T121_9" style:family="text"/>
    <style:style style:name="T121_10" style:family="text">
      <style:text-properties fo:color="#1155cc" style:text-underline-style="solid" style:text-underline-color="font-color"/>
    </style:style>
    <style:style style:name="T121_11" style:family="text"/>
    <style:style style:name="T121_12" style:family="text">
      <style:text-properties fo:color="#1155cc" style:text-underline-style="solid" style:text-underline-color="font-color"/>
    </style:style>
    <style:style style:name="T121_13" style:family="text"/>
    <style:style style:name="T121_14" style:family="text">
      <style:text-properties fo:color="#1155cc" style:text-underline-style="solid" style:text-underline-color="font-color"/>
    </style:style>
    <style:style style:name="T121_15" style:family="text"/>
    <style:style style:name="T121_16" style:family="text">
      <style:text-properties fo:color="#1155cc" style:text-underline-style="solid" style:text-underline-color="font-color"/>
    </style:style>
    <style:style style:name="T121_17" style:family="text"/>
    <style:style style:name="T121_18" style:family="text">
      <style:text-properties fo:color="#1155cc" style:text-underline-style="solid" style:text-underline-color="font-color"/>
    </style:style>
    <style:style style:name="P122" style:family="paragraph" style:parent-style-name="Standard">
      <style:paragraph-properties fo:break-before="auto" fo:text-indent="0cm" fo:line-height="100%" fo:margin-left="1.905cm" style:writing-mode="lr-tb"/>
    </style:style>
    <style:style style:name="T122_1" style:family="text"/>
    <style:style style:name="T122_2" style:family="text">
      <style:text-properties fo:color="#1155cc" style:text-underline-style="solid" style:text-underline-color="font-color"/>
    </style:style>
    <style:style style:name="T122_3" style:family="text"/>
    <style:style style:name="T122_4" style:family="text">
      <style:text-properties fo:color="#1155cc" style:text-underline-style="solid" style:text-underline-color="font-color"/>
    </style:style>
    <style:style style:name="T122_5" style:family="text"/>
    <style:style style:name="T122_6" style:family="text">
      <style:text-properties fo:color="#1155cc" style:text-underline-style="solid" style:text-underline-color="font-color"/>
    </style:style>
    <style:style style:name="T122_7" style:family="text"/>
    <style:style style:name="T122_8" style:family="text">
      <style:text-properties fo:color="#1155cc" style:text-underline-style="solid" style:text-underline-color="font-color"/>
    </style:style>
    <style:style style:name="T122_9" style:family="text"/>
    <style:style style:name="T122_10" style:family="text">
      <style:text-properties fo:color="#1155cc" style:text-underline-style="solid" style:text-underline-color="font-color"/>
    </style:style>
    <style:style style:name="P123" style:family="paragraph" style:parent-style-name="Standard">
      <style:paragraph-properties fo:break-before="auto" fo:text-indent="0cm" fo:line-height="100%" fo:margin-left="1.905cm" style:writing-mode="lr-tb"/>
    </style:style>
    <style:style style:name="T123_1" style:family="text"/>
    <style:style style:name="T123_2" style:family="text">
      <style:text-properties fo:color="#1155cc" style:text-underline-style="solid" style:text-underline-color="font-color"/>
    </style:style>
    <style:style style:name="T123_3" style:family="text"/>
    <style:style style:name="T123_4" style:family="text">
      <style:text-properties fo:color="#1155cc" style:text-underline-style="solid" style:text-underline-color="font-color"/>
    </style:style>
    <style:style style:name="T123_5" style:family="text"/>
    <style:style style:name="T123_6" style:family="text">
      <style:text-properties fo:color="#1155cc" style:text-underline-style="solid" style:text-underline-color="font-color"/>
    </style:style>
    <style:style style:name="T123_7" style:family="text"/>
    <style:style style:name="T123_8" style:family="text">
      <style:text-properties fo:color="#1155cc" style:text-underline-style="solid" style:text-underline-color="font-color"/>
    </style:style>
    <style:style style:name="T123_9" style:family="text"/>
    <style:style style:name="T123_10" style:family="text">
      <style:text-properties fo:color="#1155cc" style:text-underline-style="solid" style:text-underline-color="font-color"/>
    </style:style>
    <style:style style:name="P124" style:family="paragraph" style:parent-style-name="Standard">
      <style:paragraph-properties fo:break-before="auto" fo:text-indent="0cm" fo:line-height="100%" fo:margin-left="1.905cm" style:writing-mode="lr-tb"/>
    </style:style>
    <style:style style:name="T124_1" style:family="text"/>
    <style:style style:name="T124_2" style:family="text">
      <style:text-properties fo:color="#1155cc" style:text-underline-style="solid" style:text-underline-color="font-color"/>
    </style:style>
    <style:style style:name="T124_3" style:family="text"/>
    <style:style style:name="T124_4" style:family="text">
      <style:text-properties fo:color="#1155cc" style:text-underline-style="solid" style:text-underline-color="font-color"/>
    </style:style>
    <style:style style:name="T124_5" style:family="text"/>
    <style:style style:name="T124_6" style:family="text">
      <style:text-properties fo:color="#1155cc" style:text-underline-style="solid" style:text-underline-color="font-color"/>
    </style:style>
    <style:style style:name="T124_7" style:family="text"/>
    <style:style style:name="T124_8" style:family="text">
      <style:text-properties fo:color="#1155cc" style:text-underline-style="solid" style:text-underline-color="font-color"/>
    </style:style>
    <style:style style:name="T124_9" style:family="text"/>
    <style:style style:name="T124_10" style:family="text">
      <style:text-properties fo:color="#1155cc" style:text-underline-style="solid" style:text-underline-color="font-color"/>
    </style:style>
    <style:style style:name="P125" style:family="paragraph" style:parent-style-name="Standard">
      <style:paragraph-properties fo:break-before="auto" fo:text-indent="0cm" fo:line-height="100%" fo:margin-left="1.27cm" style:writing-mode="lr-tb"/>
    </style:style>
    <style:style style:name="T125_1" style:family="text"/>
    <style:style style:name="T125_2" style:family="text">
      <style:text-properties fo:color="#1155cc" style:text-underline-style="solid" style:text-underline-color="font-color"/>
    </style:style>
    <style:style style:name="T125_3" style:family="text"/>
    <style:style style:name="T125_4" style:family="text">
      <style:text-properties fo:color="#1155cc" style:text-underline-style="solid" style:text-underline-color="font-color"/>
    </style:style>
    <style:style style:name="T125_5" style:family="text"/>
    <style:style style:name="T125_6" style:family="text">
      <style:text-properties fo:color="#1155cc" style:text-underline-style="solid" style:text-underline-color="font-color"/>
    </style:style>
    <style:style style:name="P126" style:family="paragraph" style:parent-style-name="Standard">
      <style:paragraph-properties fo:break-before="auto" fo:text-indent="0cm" fo:line-height="100%" fo:margin-left="1.27cm" style:writing-mode="lr-tb"/>
    </style:style>
    <style:style style:name="T126_1" style:family="text"/>
    <style:style style:name="T126_2" style:family="text">
      <style:text-properties fo:color="#1155cc" style:text-underline-style="solid" style:text-underline-color="font-color"/>
    </style:style>
    <style:style style:name="T126_3" style:family="text"/>
    <style:style style:name="T126_4" style:family="text">
      <style:text-properties fo:color="#1155cc" style:text-underline-style="solid" style:text-underline-color="font-color"/>
    </style:style>
    <style:style style:name="T126_5" style:family="text"/>
    <style:style style:name="T126_6" style:family="text">
      <style:text-properties fo:color="#1155cc" style:text-underline-style="solid" style:text-underline-color="font-color"/>
    </style:style>
    <style:style style:name="T126_7" style:family="text"/>
    <style:style style:name="T126_8" style:family="text">
      <style:text-properties fo:color="#1155cc" style:text-underline-style="solid" style:text-underline-color="font-color"/>
    </style:style>
    <style:style style:name="T126_9" style:family="text"/>
    <style:style style:name="T126_10" style:family="text">
      <style:text-properties fo:color="#1155cc" style:text-underline-style="solid" style:text-underline-color="font-color"/>
    </style:style>
    <style:style style:name="P127" style:family="paragraph" style:parent-style-name="Standard">
      <style:paragraph-properties fo:break-before="auto" fo:text-indent="0cm" fo:line-height="100%" fo:margin-left="1.905cm" style:writing-mode="lr-tb"/>
    </style:style>
    <style:style style:name="T127_1" style:family="text"/>
    <style:style style:name="T127_2" style:family="text">
      <style:text-properties fo:color="#1155cc" style:text-underline-style="solid" style:text-underline-color="font-color"/>
    </style:style>
    <style:style style:name="T127_3" style:family="text"/>
    <style:style style:name="T127_4" style:family="text">
      <style:text-properties fo:color="#1155cc" style:text-underline-style="solid" style:text-underline-color="font-color"/>
    </style:style>
    <style:style style:name="T127_5" style:family="text"/>
    <style:style style:name="T127_6" style:family="text">
      <style:text-properties fo:color="#1155cc" style:text-underline-style="solid" style:text-underline-color="font-color"/>
    </style:style>
    <style:style style:name="T127_7" style:family="text"/>
    <style:style style:name="T127_8" style:family="text">
      <style:text-properties fo:color="#1155cc" style:text-underline-style="solid" style:text-underline-color="font-color"/>
    </style:style>
    <style:style style:name="T127_9" style:family="text"/>
    <style:style style:name="T127_10" style:family="text">
      <style:text-properties fo:color="#1155cc" style:text-underline-style="solid" style:text-underline-color="font-color"/>
    </style:style>
    <style:style style:name="P128" style:family="paragraph" style:parent-style-name="Standard">
      <style:paragraph-properties fo:break-before="auto" fo:text-indent="0cm" fo:line-height="100%" fo:margin-left="1.905cm" style:writing-mode="lr-tb"/>
    </style:style>
    <style:style style:name="T128_1" style:family="text"/>
    <style:style style:name="T128_2" style:family="text">
      <style:text-properties fo:color="#1155cc" style:text-underline-style="solid" style:text-underline-color="font-color"/>
    </style:style>
    <style:style style:name="P129" style:family="paragraph" style:parent-style-name="Standard">
      <style:paragraph-properties fo:break-before="auto" fo:text-indent="0cm" fo:line-height="100%" fo:margin-left="1.905cm" style:writing-mode="lr-tb"/>
    </style:style>
    <style:style style:name="T129_1" style:family="text"/>
    <style:style style:name="T129_2" style:family="text">
      <style:text-properties fo:color="#1155cc" style:text-underline-style="solid" style:text-underline-color="font-color"/>
    </style:style>
    <style:style style:name="P130" style:family="paragraph" style:parent-style-name="Standard">
      <style:paragraph-properties fo:break-before="auto" fo:text-indent="0cm" fo:line-height="100%" fo:margin-left="1.905cm" style:writing-mode="lr-tb"/>
    </style:style>
    <style:style style:name="T130_1" style:family="text"/>
    <style:style style:name="T130_2" style:family="text">
      <style:text-properties fo:color="#1155cc" style:text-underline-style="solid" style:text-underline-color="font-color"/>
    </style:style>
    <style:style style:name="P131" style:family="paragraph" style:parent-style-name="Standard">
      <style:paragraph-properties fo:break-before="auto" fo:text-indent="0cm" fo:line-height="100%" fo:margin-left="1.905cm" style:writing-mode="lr-tb"/>
    </style:style>
    <style:style style:name="T131_1" style:family="text"/>
    <style:style style:name="T131_2" style:family="text">
      <style:text-properties fo:color="#1155cc" style:text-underline-style="solid" style:text-underline-color="font-color"/>
    </style:style>
    <style:style style:name="P132" style:family="paragraph" style:parent-style-name="Standard">
      <style:paragraph-properties fo:break-before="auto" fo:text-indent="0cm" fo:line-height="100%" fo:margin-left="1.905cm" style:writing-mode="lr-tb"/>
    </style:style>
    <style:style style:name="T132_1" style:family="text"/>
    <style:style style:name="T132_2" style:family="text">
      <style:text-properties fo:color="#1155cc" style:text-underline-style="solid" style:text-underline-color="font-color"/>
    </style:style>
    <style:style style:name="P133" style:family="paragraph" style:parent-style-name="Standard">
      <style:paragraph-properties fo:break-before="auto" fo:text-indent="0cm" fo:line-height="100%" fo:margin-left="1.27cm" style:writing-mode="lr-tb"/>
    </style:style>
    <style:style style:name="T133_1" style:family="text"/>
    <style:style style:name="T133_2" style:family="text">
      <style:text-properties fo:color="#1155cc" style:text-underline-style="solid" style:text-underline-color="font-color"/>
    </style:style>
    <style:style style:name="T133_3" style:family="text"/>
    <style:style style:name="T133_4" style:family="text">
      <style:text-properties fo:color="#1155cc" style:text-underline-style="solid" style:text-underline-color="font-color"/>
    </style:style>
    <style:style style:name="T133_5" style:family="text"/>
    <style:style style:name="T133_6" style:family="text">
      <style:text-properties fo:color="#1155cc" style:text-underline-style="solid" style:text-underline-color="font-color"/>
    </style:style>
    <style:style style:name="P134" style:family="paragraph" style:parent-style-name="Standard">
      <style:paragraph-properties fo:break-before="auto" fo:text-indent="0cm" fo:line-height="100%" fo:margin-left="0.635cm" style:writing-mode="lr-tb"/>
    </style:style>
    <style:style style:name="T134_1" style:family="text"/>
    <style:style style:name="T134_2" style:family="text">
      <style:text-properties fo:color="#1155cc" style:text-underline-style="solid" style:text-underline-color="font-color"/>
    </style:style>
    <style:style style:name="P135" style:family="paragraph" style:parent-style-name="Standard">
      <style:paragraph-properties fo:break-before="auto" fo:line-height="100%" style:writing-mode="lr-tb"/>
    </style:style>
    <style:style style:name="P136" style:family="paragraph" style:parent-style-name="Standard">
      <style:paragraph-properties fo:break-before="auto" fo:line-height="100%" style:writing-mode="lr-tb"/>
    </style:style>
    <style:style style:name="P137" style:family="paragraph" style:parent-style-name="Standard">
      <style:paragraph-properties fo:break-before="auto" fo:line-height="100%" style:writing-mode="lr-tb"/>
    </style:style>
    <style:style style:name="P138" style:family="paragraph" style:parent-style-name="Standard">
      <style:paragraph-properties fo:break-before="auto" fo:line-height="100%" style:writing-mode="lr-tb"/>
    </style:style>
    <style:style style:name="P139" style:family="paragraph" style:parent-style-name="Standard">
      <style:paragraph-properties fo:break-before="auto" fo:line-height="100%" style:writing-mode="lr-tb"/>
    </style:style>
    <style:style style:name="P140" style:family="paragraph" style:parent-style-name="Standard">
      <style:paragraph-properties fo:break-before="auto" fo:line-height="100%" style:writing-mode="lr-tb"/>
    </style:style>
    <style:style style:name="P141" style:family="paragraph" style:parent-style-name="Standard">
      <style:paragraph-properties fo:break-before="auto" fo:line-height="100%" style:writing-mode="lr-tb"/>
    </style:style>
    <style:style style:name="P142" style:family="paragraph" style:parent-style-name="Standard">
      <style:paragraph-properties fo:break-before="auto" fo:line-height="100%" style:writing-mode="lr-tb"/>
    </style:style>
    <style:style style:name="P143" style:family="paragraph" style:parent-style-name="Standard">
      <style:paragraph-properties fo:break-before="auto" fo:line-height="100%" style:writing-mode="lr-tb"/>
    </style:style>
    <style:style style:name="P144" style:family="paragraph" style:parent-style-name="Standard">
      <style:paragraph-properties fo:break-before="auto" fo:line-height="100%" style:writing-mode="lr-tb"/>
    </style:style>
    <style:style style:name="P145" style:family="paragraph" style:parent-style-name="Standard">
      <style:paragraph-properties fo:break-before="auto" fo:line-height="100%" style:writing-mode="lr-tb"/>
    </style:style>
    <style:style style:name="P146" style:family="paragraph" style:parent-style-name="Standard">
      <style:paragraph-properties fo:break-before="auto" fo:line-height="100%" style:writing-mode="lr-tb"/>
    </style:style>
    <style:style style:name="P147" style:family="paragraph" style:parent-style-name="Standard">
      <style:paragraph-properties fo:break-before="auto" fo:line-height="100%" style:writing-mode="lr-tb"/>
    </style:style>
    <style:style style:name="P148" style:family="paragraph" style:parent-style-name="Standard">
      <style:paragraph-properties fo:break-before="auto" fo:line-height="100%" style:writing-mode="lr-tb"/>
    </style:style>
    <style:style style:name="P149" style:family="paragraph" style:parent-style-name="Standard">
      <style:paragraph-properties fo:break-before="auto" fo:line-height="100%" style:writing-mode="lr-tb"/>
    </style:style>
    <style:style style:name="P150" style:family="paragraph" style:parent-style-name="Standard">
      <style:paragraph-properties fo:break-before="auto" fo:line-height="100%" style:writing-mode="lr-tb"/>
    </style:style>
    <style:style style:name="P151" style:family="paragraph" style:parent-style-name="Heading_20_2">
      <style:paragraph-properties fo:text-align="justify" fo:break-before="auto" fo:line-height="100%" fo:margin-top="0cm" fo:keep-with-next="always" style:writing-mode="lr-tb"/>
    </style:style>
    <style:style style:name="T151_1" style:family="text"/>
    <style:style style:name="P152" style:family="paragraph" style:parent-style-name="Standard">
      <style:paragraph-properties fo:text-align="justify" fo:break-before="auto" fo:text-indent="0cm" fo:line-height="100%" fo:margin-top="0cm" fo:margin-left="0.529cm" style:writing-mode="lr-tb"/>
    </style:style>
    <style:style style:name="T152_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1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1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1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1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1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1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1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1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1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1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2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2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2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2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2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2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2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2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2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2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3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3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3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3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3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3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3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3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3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3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4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4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4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4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4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4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4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4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4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4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5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5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5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5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5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5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5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5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5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5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6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6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6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6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52_6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6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6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6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6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6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7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7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7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7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7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53" style:family="paragraph" style:parent-style-name="Heading_20_3">
      <style:paragraph-properties fo:text-align="justify" fo:break-before="auto" fo:line-height="100%" fo:margin-top="0cm" fo:keep-with-next="always" style:writing-mode="lr-tb"/>
    </style:style>
    <style:style style:name="T153_1" style:family="text"/>
    <style:style style:name="P154" style:family="paragraph" style:parent-style-name="Standard">
      <style:paragraph-properties fo:text-align="justify" fo:break-before="auto" fo:text-indent="0cm" fo:line-height="100%" fo:margin-top="0cm" fo:margin-left="1.249cm" style:writing-mode="lr-tb"/>
    </style:style>
    <style:style style:name="T154_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1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1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1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1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1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1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1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1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1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1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2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2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2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2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2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2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2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2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2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2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3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3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3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3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3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3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3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3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3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3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4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4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4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4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4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4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4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4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4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4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5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51" style:family="text"/>
    <style:style style:name="T154_52" style:family="text"/>
    <style:style style:name="T154_53" style:family="text"/>
    <style:style style:name="T154_5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5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5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5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58" style:family="text"/>
    <style:style style:name="T154_5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6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6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6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6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6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6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6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6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6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6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7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7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7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7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7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7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7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7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7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7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8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8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8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8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8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8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8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8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8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8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9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9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9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9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9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9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96" style:family="text"/>
    <style:style style:name="T154_9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9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55" style:family="paragraph" style:parent-style-name="Heading_20_3">
      <style:paragraph-properties fo:text-align="justify" fo:break-before="auto" fo:line-height="100%" fo:margin-top="0cm" fo:margin-bottom="0cm" fo:keep-with-next="always" style:writing-mode="lr-tb"/>
    </style:style>
    <style:style style:name="T155_1" style:family="text"/>
    <style:style style:name="P156" style:family="paragraph" style:parent-style-name="Standard">
      <style:paragraph-properties fo:break-before="auto" fo:text-indent="0cm" fo:line-height="100%" fo:margin-left="1.27cm" style:writing-mode="lr-tb"/>
    </style:style>
    <style:style style:name="P157" style:family="paragraph" style:parent-style-name="Standard">
      <style:paragraph-properties fo:text-align="justify" fo:break-before="auto" fo:text-indent="0cm" fo:line-height="100%" fo:margin-top="0cm" fo:margin-left="1.249cm" style:writing-mode="lr-tb"/>
    </style:style>
    <style:style style:name="T157_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1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1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1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1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1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1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1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1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1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1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2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2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2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2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2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2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2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2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2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2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3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3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3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3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3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3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3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3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3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3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4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4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4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4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4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4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4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4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4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4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5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5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5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5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5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5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5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5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5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5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6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6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6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6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6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6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6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6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6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69" style:family="text"/>
    <style:style style:name="T157_7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7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7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7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7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7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7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7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7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7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8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81" style:family="text"/>
    <style:style style:name="T157_82" style:family="text"/>
    <style:style style:name="T157_83" style:family="text"/>
    <style:style style:name="T157_84" style:family="text"/>
    <style:style style:name="T157_85" style:family="text"/>
    <style:style style:name="T157_86" style:family="text"/>
    <style:style style:name="T157_87" style:family="text"/>
    <style:style style:name="T157_88" style:family="text"/>
    <style:style style:name="T157_89" style:family="text"/>
    <style:style style:name="T157_90" style:family="text"/>
    <style:style style:name="T157_91" style:family="text"/>
    <style:style style:name="T157_92" style:family="text"/>
    <style:style style:name="T157_93" style:family="text"/>
    <style:style style:name="T157_94" style:family="text"/>
    <style:style style:name="T157_95" style:family="text"/>
    <style:style style:name="T157_96" style:family="text"/>
    <style:style style:name="T157_97" style:family="text"/>
    <style:style style:name="T157_98" style:family="text"/>
    <style:style style:name="T157_99" style:family="text"/>
    <style:style style:name="T157_100" style:family="text"/>
    <style:style style:name="T157_101" style:family="text"/>
    <style:style style:name="T157_102" style:family="text"/>
    <style:style style:name="T157_103" style:family="text"/>
    <style:style style:name="T157_104" style:family="text"/>
    <style:style style:name="T157_105" style:family="text"/>
    <style:style style:name="T157_106" style:family="text"/>
    <style:style style:name="T157_107" style:family="text"/>
    <style:style style:name="T157_108" style:family="text"/>
    <style:style style:name="T157_109" style:family="text"/>
    <style:style style:name="T157_110" style:family="text"/>
    <style:style style:name="T157_111" style:family="text"/>
    <style:style style:name="T157_112" style:family="text"/>
    <style:style style:name="T157_113" style:family="text"/>
    <style:style style:name="T157_114" style:family="text"/>
    <style:style style:name="T157_115" style:family="text"/>
    <style:style style:name="T157_116" style:family="text"/>
    <style:style style:name="T157_117" style:family="text"/>
    <style:style style:name="T157_118" style:family="text"/>
    <style:style style:name="T157_119" style:family="text"/>
    <style:style style:name="T157_120" style:family="text"/>
    <style:style style:name="T157_121" style:family="text"/>
    <style:style style:name="T157_122" style:family="text"/>
    <style:style style:name="T157_123" style:family="text"/>
    <style:style style:name="T157_124" style:family="text"/>
    <style:style style:name="T157_125" style:family="text"/>
    <style:style style:name="T157_126" style:family="text"/>
    <style:style style:name="T157_127" style:family="text"/>
    <style:style style:name="T157_128" style:family="text"/>
    <style:style style:name="T157_129" style:family="text"/>
    <style:style style:name="T157_130" style:family="text"/>
    <style:style style:name="T157_131" style:family="text"/>
    <style:style style:name="T157_132" style:family="text"/>
    <style:style style:name="T157_133" style:family="text"/>
    <style:style style:name="T157_134" style:family="text"/>
    <style:style style:name="T157_135" style:family="text"/>
    <style:style style:name="T157_136" style:family="text"/>
    <style:style style:name="T157_137" style:family="text"/>
    <style:style style:name="T157_138" style:family="text"/>
    <style:style style:name="T157_139" style:family="text"/>
    <style:style style:name="T157_140" style:family="text"/>
    <style:style style:name="T157_141" style:family="text"/>
    <style:style style:name="T157_142" style:family="text"/>
    <style:style style:name="T157_143" style:family="text"/>
    <style:style style:name="T157_144" style:family="text"/>
    <style:style style:name="T157_145" style:family="text"/>
    <style:style style:name="T157_146" style:family="text"/>
    <style:style style:name="T157_147" style:family="text"/>
    <style:style style:name="T157_148" style:family="text"/>
    <style:style style:name="T157_149" style:family="text"/>
    <style:style style:name="T157_150" style:family="text"/>
    <style:style style:name="T157_151" style:family="text"/>
    <style:style style:name="T157_152" style:family="text"/>
    <style:style style:name="T157_153" style:family="text"/>
    <style:style style:name="T157_154" style:family="text"/>
    <style:style style:name="T157_155" style:family="text"/>
    <style:style style:name="T157_156" style:family="text"/>
    <style:style style:name="T157_157" style:family="text"/>
    <style:style style:name="T157_158" style:family="text"/>
    <style:style style:name="T157_159" style:family="text"/>
    <style:style style:name="T157_160" style:family="text"/>
    <style:style style:name="P158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159" style:family="paragraph" style:parent-style-name="Heading_20_3">
      <style:paragraph-properties fo:text-align="justify" fo:break-before="auto" fo:line-height="100%" fo:margin-top="0cm" fo:margin-bottom="0cm" fo:keep-with-next="always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P160" style:family="paragraph" style:parent-style-name="Standard">
      <style:paragraph-properties fo:break-before="auto" fo:line-height="100%" style:writing-mode="lr-tb"/>
    </style:style>
    <style:style style:name="P161" style:family="paragraph" style:parent-style-name="Standard">
      <style:paragraph-properties fo:text-align="justify" fo:break-before="auto" fo:text-indent="0.212cm" fo:line-height="100%" fo:margin-top="0cm" fo:margin-left="1.058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P162" style:family="paragraph" style:parent-style-name="Standard">
      <style:paragraph-properties fo:text-align="justify" fo:break-before="auto" fo:text-indent="0cm" fo:line-height="100%" fo:margin-top="0cm" fo:margin-left="1.058cm" style:writing-mode="lr-tb"/>
    </style:style>
    <style:style style:name="P163" style:family="paragraph" style:parent-style-name="Heading_20_3">
      <style:paragraph-properties fo:text-align="justify" fo:break-before="auto" fo:line-height="100%" fo:margin-top="0cm" fo:margin-bottom="0cm" fo:keep-with-next="always" style:writing-mode="lr-tb"/>
    </style:style>
    <style:style style:name="T163_1" style:family="text"/>
    <style:style style:name="P164" style:family="paragraph" style:parent-style-name="Standard">
      <style:paragraph-properties fo:break-before="auto" fo:text-indent="0cm" fo:line-height="100%" fo:margin-left="1.27cm" style:writing-mode="lr-tb"/>
    </style:style>
    <style:style style:name="Table4" style:family="table">
      <style:table-properties table:align="left" style:width="12.488cm" fo:margin-left="1.311cm"/>
    </style:style>
    <style:style style:name="Column8" style:family="table-column">
      <style:table-column-properties style:column-width="1.879cm"/>
    </style:style>
    <style:style style:name="Column9" style:family="table-column">
      <style:table-column-properties style:column-width="5.953cm"/>
    </style:style>
    <style:style style:name="Column10" style:family="table-column">
      <style:table-column-properties style:column-width="2.143cm"/>
    </style:style>
    <style:style style:name="Column11" style:family="table-column">
      <style:table-column-properties style:column-width="2.514cm"/>
    </style:style>
    <style:style style:name="Row11" style:family="table-row"/>
    <style:style style:name="Cell32" style:family="table-cell">
      <style:table-cell-properties fo:background-color="#eaeaea" style:vertical-align="top" fo:padding-top="0.03cm" fo:border-top="#292929 0.018cm solid" fo:padding-bottom="0.03cm" fo:border-bottom="#292929 0.026cm solid" fo:padding-left="0.03cm" fo:border-left="#292929 0.018cm solid" fo:padding-right="0.03cm" fo:border-right="#292929 0.026cm solid"/>
    </style:style>
    <style:style style:name="P16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33" style:family="table-cell">
      <style:table-cell-properties fo:background-color="#eaeaea" style:vertical-align="top" fo:padding-top="0.03cm" fo:border-top="#292929 0.018cm solid" fo:padding-bottom="0.03cm" fo:border-bottom="#292929 0.026cm solid" fo:padding-left="0.03cm" fo:border-left="#292929 0.026cm solid" fo:padding-right="0.03cm" fo:border-right="#292929 0.018cm solid"/>
    </style:style>
    <style:style style:name="P16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34" style:family="table-cell">
      <style:table-cell-properties fo:background-color="#eaeaea" style:vertical-align="top" fo:padding-top="0.03cm" fo:border-top="#292929 0.018cm solid" fo:padding-bottom="0.03cm" fo:border-bottom="#292929 0.026cm solid" fo:padding-left="0.03cm" fo:border-left="#292929 0.018cm solid" fo:padding-right="0.03cm" fo:border-right="#292929 0.018cm solid"/>
    </style:style>
    <style:style style:name="P16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35" style:family="table-cell">
      <style:table-cell-properties fo:background-color="#eaeaea" style:vertical-align="top" fo:padding-top="0.03cm" fo:border-top="#292929 0.018cm solid" fo:padding-bottom="0.03cm" fo:border-bottom="#292929 0.026cm solid" fo:padding-left="0.03cm" fo:border-left="#292929 0.018cm solid" fo:padding-right="0.03cm" fo:border-right="#292929 0.018cm solid"/>
    </style:style>
    <style:style style:name="P168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Row12" style:family="table-row"/>
    <style:style style:name="Cell36" style:family="table-cell">
      <style:table-cell-properties style:vertical-align="top" fo:border-top="#292929 0.026cm solid" fo:border-bottom="#292929 0.018cm solid" fo:padding-left="0.123cm" fo:border-left="#292929 0.018cm solid" fo:padding-right="0.123cm" fo:border-right="#292929 0.026cm solid"/>
    </style:style>
    <style:style style:name="P16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7" style:family="table-cell">
      <style:table-cell-properties style:vertical-align="top" fo:border-top="#292929 0.026cm solid" fo:border-bottom="#292929 0.018cm solid" fo:padding-left="0.123cm" fo:border-left="#292929 0.026cm solid" fo:padding-right="0.123cm" fo:border-right="#292929 0.018cm solid"/>
    </style:style>
    <style:style style:name="P170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0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0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0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0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03cm" fo:border-top="#292929 0.026cm solid" fo:border-bottom="#292929 0.018cm solid" fo:padding-left="0.123cm" fo:border-left="#292929 0.018cm solid" fo:padding-right="0.123cm" fo:border-right="#292929 0.018cm solid"/>
    </style:style>
    <style:style style:name="P173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03cm" fo:border-top="#292929 0.026cm solid" fo:border-bottom="#292929 0.018cm solid" fo:padding-left="0.123cm" fo:border-left="#292929 0.018cm solid" fo:padding-right="0.123cm" fo:border-right="#292929 0.018cm solid"/>
    </style:style>
    <style:style style:name="P17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3" style:family="table-row"/>
    <style:style style:name="Cell40" style:family="table-cell">
      <style:table-cell-properties style:vertical-align="top" fo:border-top="#292929 0.018cm solid" fo:border-bottom="#292929 0.018cm solid" fo:padding-left="0.123cm" fo:border-left="#292929 0.018cm solid" fo:padding-right="0.123cm" fo:border-right="#292929 0.026cm solid"/>
    </style:style>
    <style:style style:name="P17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1" style:family="table-cell">
      <style:table-cell-properties style:vertical-align="top" fo:border-top="#292929 0.018cm solid" fo:border-bottom="#292929 0.018cm solid" fo:padding-left="0.123cm" fo:border-left="#292929 0.026cm solid" fo:padding-right="0.123cm" fo:border-right="#292929 0.018cm solid"/>
    </style:style>
    <style:style style:name="P17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03cm" fo:border-top="#292929 0.018cm solid" fo:border-bottom="#292929 0.018cm solid" fo:padding-left="0.123cm" fo:border-left="#292929 0.018cm solid" fo:padding-right="0.123cm" fo:border-right="#292929 0.018cm solid"/>
    </style:style>
    <style:style style:name="P17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03cm" fo:border-top="#292929 0.018cm solid" fo:border-bottom="#292929 0.018cm solid" fo:padding-left="0.123cm" fo:border-left="#292929 0.018cm solid" fo:padding-right="0.123cm" fo:border-right="#292929 0.018cm solid"/>
    </style:style>
    <style:style style:name="P178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4" style:family="table-row"/>
    <style:style style:name="Cell44" style:family="table-cell">
      <style:table-cell-properties style:vertical-align="top" fo:border-top="#292929 0.018cm solid" fo:border-bottom="#292929 0.018cm solid" fo:padding-left="0.123cm" fo:border-left="#292929 0.018cm solid" fo:padding-right="0.123cm" fo:border-right="#292929 0.026cm solid"/>
    </style:style>
    <style:style style:name="P17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5" style:family="table-cell">
      <style:table-cell-properties style:vertical-align="top" fo:border-top="#292929 0.018cm solid" fo:border-bottom="#292929 0.018cm solid" fo:padding-left="0.123cm" fo:border-left="#292929 0.026cm solid" fo:padding-right="0.123cm" fo:border-right="#292929 0.018cm solid"/>
    </style:style>
    <style:style style:name="P180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03cm" fo:border-top="#292929 0.018cm solid" fo:border-bottom="#292929 0.018cm solid" fo:padding-left="0.123cm" fo:border-left="#292929 0.018cm solid" fo:padding-right="0.123cm" fo:border-right="#292929 0.018cm solid"/>
    </style:style>
    <style:style style:name="P181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03cm" fo:border-top="#292929 0.018cm solid" fo:border-bottom="#292929 0.018cm solid" fo:padding-left="0.123cm" fo:border-left="#292929 0.018cm solid" fo:padding-right="0.123cm" fo:border-right="#292929 0.018cm solid"/>
    </style:style>
    <style:style style:name="P182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justify" fo:break-before="auto" fo:text-indent="0cm" fo:line-height="100%" fo:margin-top="0cm" fo:margin-left="1.249cm" style:writing-mode="lr-tb"/>
    </style:style>
    <style:style style:name="P184" style:family="paragraph" style:parent-style-name="Heading_20_3">
      <style:paragraph-properties fo:text-align="justify" fo:break-before="auto" fo:line-height="100%" fo:margin-top="0cm" fo:margin-bottom="0cm" fo:keep-with-next="always" style:writing-mode="lr-tb"/>
    </style:style>
    <style:style style:name="T184_1" style:family="text"/>
    <style:style style:name="P185" style:family="paragraph" style:parent-style-name="Standard">
      <style:paragraph-properties fo:break-before="auto" fo:text-indent="0cm" fo:line-height="100%" fo:margin-left="0cm" style:writing-mode="lr-tb"/>
    </style:style>
    <style:style style:name="P186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186_1" style:family="text">
      <style:text-properties fo:font-style="italic" style:font-style-asian="italic" style:font-style-complex="italic" fo:color="#0000ff"/>
    </style:style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T186_17" style:family="text"/>
    <style:style style:name="T186_18" style:family="text"/>
    <style:style style:name="T186_19" style:family="text"/>
    <style:style style:name="T186_20" style:family="text"/>
    <style:style style:name="T186_21" style:family="text"/>
    <style:style style:name="T186_22" style:family="text"/>
    <style:style style:name="T186_23" style:family="text"/>
    <style:style style:name="T186_24" style:family="text"/>
    <style:style style:name="T186_25" style:family="text"/>
    <style:style style:name="T186_26" style:family="text"/>
    <style:style style:name="T186_27" style:family="text"/>
    <style:style style:name="T186_28" style:family="text"/>
    <style:style style:name="T186_29" style:family="text"/>
    <style:style style:name="T186_30" style:family="text"/>
    <style:style style:name="T186_31" style:family="text"/>
    <style:style style:name="T186_32" style:family="text"/>
    <style:style style:name="T186_33" style:family="text"/>
    <style:style style:name="T186_34" style:family="text"/>
    <style:style style:name="T186_35" style:family="text"/>
    <style:style style:name="T186_36" style:family="text"/>
    <style:style style:name="T186_37" style:family="text"/>
    <style:style style:name="T186_38" style:family="text"/>
    <style:style style:name="T186_39" style:family="text"/>
    <style:style style:name="T186_40" style:family="text"/>
    <style:style style:name="T186_41" style:family="text"/>
    <style:style style:name="T186_42" style:family="text"/>
    <style:style style:name="T186_43" style:family="text"/>
    <style:style style:name="T186_44" style:family="text"/>
    <style:style style:name="T186_45" style:family="text"/>
    <style:style style:name="T186_46" style:family="text"/>
    <style:style style:name="T186_47" style:family="text"/>
    <style:style style:name="T186_48" style:family="text"/>
    <style:style style:name="T186_49" style:family="text"/>
    <style:style style:name="T186_50" style:family="text"/>
    <style:style style:name="T186_51" style:family="text"/>
    <style:style style:name="T186_52" style:family="text"/>
    <style:style style:name="T186_53" style:family="text"/>
    <style:style style:name="T186_54" style:family="text"/>
    <style:style style:name="T186_55" style:family="text"/>
    <style:style style:name="T186_56" style:family="text"/>
    <style:style style:name="T186_57" style:family="text"/>
    <style:style style:name="T186_58" style:family="text"/>
    <style:style style:name="T186_59" style:family="text"/>
    <style:style style:name="T186_60" style:family="text"/>
    <style:style style:name="T186_61" style:family="text"/>
    <style:style style:name="T186_62" style:family="text"/>
    <style:style style:name="T186_63" style:family="text"/>
    <style:style style:name="T186_64" style:family="text"/>
    <style:style style:name="T186_65" style:family="text"/>
    <style:style style:name="T186_66" style:family="text"/>
    <style:style style:name="T186_67" style:family="text"/>
    <style:style style:name="T186_68" style:family="text"/>
    <style:style style:name="T186_69" style:family="text"/>
    <style:style style:name="T186_70" style:family="text"/>
    <style:style style:name="T186_71" style:family="text"/>
    <style:style style:name="T186_72" style:family="text"/>
    <style:style style:name="T186_73" style:family="text"/>
    <style:style style:name="T186_74" style:family="text"/>
    <style:style style:name="T186_75" style:family="text"/>
    <style:style style:name="P187" style:family="paragraph" style:parent-style-name="Heading_20_2">
      <style:paragraph-properties fo:text-align="justify" fo:break-before="auto" fo:line-height="100%" fo:margin-top="0cm" fo:keep-with-next="always" style:writing-mode="lr-tb"/>
    </style:style>
    <style:style style:name="T187_1" style:family="text"/>
    <style:style style:name="T187_2" style:family="text"/>
    <style:style style:name="T187_3" style:family="text"/>
    <style:style style:name="P188" style:family="paragraph" style:parent-style-name="Heading_20_3">
      <style:paragraph-properties fo:text-align="justify" fo:break-before="auto" fo:line-height="100%" fo:margin-top="0cm" fo:margin-bottom="0cm" fo:keep-with-next="always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P189" style:family="paragraph" style:parent-style-name="Standard">
      <style:paragraph-properties fo:break-before="auto" fo:text-indent="0cm" fo:line-height="100%" fo:margin-left="1.27cm" style:writing-mode="lr-tb"/>
    </style:style>
    <style:style style:name="P190" style:family="paragraph" style:parent-style-name="Standard">
      <style:paragraph-properties fo:text-align="justify" fo:break-before="auto" fo:text-indent="0cm" fo:line-height="100%" fo:margin-top="0cm" fo:margin-left="1.058cm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P191" style:family="paragraph" style:parent-style-name="Heading_20_3">
      <style:paragraph-properties fo:text-align="justify" fo:break-before="auto" fo:line-height="100%" fo:margin-top="0cm" fo:keep-with-next="always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P192" style:family="paragraph" style:parent-style-name="Standard">
      <style:paragraph-properties fo:text-align="justify" fo:break-before="auto" fo:text-indent="0cm" fo:line-height="100%" fo:margin-top="0cm" fo:margin-left="1.058cm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T192_20" style:family="text"/>
    <style:style style:name="T192_21" style:family="text"/>
    <style:style style:name="T192_22" style:family="text"/>
    <style:style style:name="T192_23" style:family="text"/>
    <style:style style:name="T192_24" style:family="text"/>
    <style:style style:name="T192_25" style:family="text"/>
    <style:style style:name="T192_26" style:family="text"/>
    <style:style style:name="T192_27" style:family="text"/>
    <style:style style:name="T192_28" style:family="text"/>
    <style:style style:name="T192_29" style:family="text"/>
    <style:style style:name="T192_30" style:family="text"/>
    <style:style style:name="T192_31" style:family="text"/>
    <style:style style:name="T192_32" style:family="text"/>
    <style:style style:name="T192_33" style:family="text"/>
    <style:style style:name="T192_34" style:family="text"/>
    <style:style style:name="T192_35" style:family="text"/>
    <style:style style:name="T192_36" style:family="text"/>
    <style:style style:name="T192_37" style:family="text"/>
    <style:style style:name="T192_38" style:family="text"/>
    <style:style style:name="T192_39" style:family="text"/>
    <style:style style:name="T192_40" style:family="text"/>
    <style:style style:name="T192_41" style:family="text"/>
    <style:style style:name="T192_42" style:family="text"/>
    <style:style style:name="T192_43" style:family="text"/>
    <style:style style:name="T192_44" style:family="text"/>
    <style:style style:name="T192_45" style:family="text"/>
    <style:style style:name="T192_46" style:family="text"/>
    <style:style style:name="T192_47" style:family="text"/>
    <style:style style:name="T192_48" style:family="text"/>
    <style:style style:name="T192_49" style:family="text"/>
    <style:style style:name="T192_50" style:family="text"/>
    <style:style style:name="T192_51" style:family="text"/>
    <style:style style:name="T192_52" style:family="text"/>
    <style:style style:name="T192_53" style:family="text"/>
    <style:style style:name="T192_54" style:family="text"/>
    <style:style style:name="T192_55" style:family="text"/>
    <style:style style:name="T192_56" style:family="text"/>
    <style:style style:name="T192_57" style:family="text"/>
    <style:style style:name="T192_58" style:family="text"/>
    <style:style style:name="T192_59" style:family="text"/>
    <style:style style:name="T192_60" style:family="text"/>
    <style:style style:name="T192_61" style:family="text"/>
    <style:style style:name="T192_62" style:family="text"/>
    <style:style style:name="T192_63" style:family="text"/>
    <style:style style:name="T192_64" style:family="text"/>
    <style:style style:name="T192_65" style:family="text"/>
    <style:style style:name="T192_66" style:family="text"/>
    <style:style style:name="T192_67" style:family="text"/>
    <style:style style:name="T192_68" style:family="text"/>
    <style:style style:name="P193" style:family="paragraph" style:parent-style-name="Heading_20_3">
      <style:paragraph-properties fo:text-align="justify" fo:break-before="auto" fo:line-height="100%" fo:margin-top="0cm" fo:margin-bottom="0cm" fo:keep-with-next="always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P194" style:family="paragraph" style:parent-style-name="Standard">
      <style:paragraph-properties fo:break-before="auto" fo:text-indent="0cm" fo:line-height="100%" fo:margin-left="1.27cm" style:writing-mode="lr-tb"/>
    </style:style>
    <style:style style:name="Table5" style:family="table">
      <style:table-properties table:align="left" style:width="14.049cm" fo:margin-left="1.311cm"/>
    </style:style>
    <style:style style:name="Column12" style:family="table-column">
      <style:table-column-properties style:column-width="3.625cm"/>
    </style:style>
    <style:style style:name="Column13" style:family="table-column">
      <style:table-column-properties style:column-width="10.425cm"/>
    </style:style>
    <style:style style:name="Row15" style:family="table-row"/>
    <style:style style:name="Cell48" style:family="table-cell">
      <style:table-cell-properties fo:background-color="#eaeaea" style:vertical-align="top" fo:padding-top="0.03cm" fo:border-top="#292929 0.018cm solid" fo:border-bottom="#292929 0.018cm solid" fo:padding-left="0.071cm" fo:border-left="#292929 0.018cm solid" fo:padding-right="0.071cm" fo:border-right="#292929 0.026cm solid"/>
    </style:style>
    <style:style style:name="P19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03cm" fo:border-top="#292929 0.018cm solid" fo:border-bottom="#292929 0.018cm solid" fo:padding-left="0.071cm" fo:border-left="#292929 0.026cm solid" fo:padding-right="0.071cm" fo:border-right="#292929 0.018cm solid"/>
    </style:style>
    <style:style style:name="P19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6" style:family="table-row"/>
    <style:style style:name="Cell50" style:family="table-cell">
      <style:table-cell-properties fo:background-color="#eaeaea" style:vertical-align="top" fo:padding-top="0.03cm" fo:border-top="#292929 0.018cm solid" fo:border-bottom="#292929 0.018cm solid" fo:padding-left="0.071cm" fo:border-left="#292929 0.018cm solid" fo:padding-right="0.071cm" fo:border-right="#292929 0.026cm solid"/>
    </style:style>
    <style:style style:name="P19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03cm" fo:border-top="#292929 0.018cm solid" fo:border-bottom="#292929 0.018cm solid" fo:padding-left="0.071cm" fo:border-left="#292929 0.026cm solid" fo:padding-right="0.071cm" fo:border-right="#292929 0.018cm solid"/>
    </style:style>
    <style:style style:name="P198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7" style:family="table-row"/>
    <style:style style:name="Cell52" style:family="table-cell">
      <style:table-cell-properties fo:background-color="#eaeaea" style:vertical-align="top" fo:padding-top="0.03cm" fo:border-top="#292929 0.018cm solid" fo:border-bottom="#292929 0.018cm solid" fo:padding-left="0.071cm" fo:border-left="#292929 0.018cm solid" fo:padding-right="0.071cm" fo:border-right="#292929 0.026cm solid"/>
    </style:style>
    <style:style style:name="P19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03cm" fo:border-top="#292929 0.018cm solid" fo:border-bottom="#292929 0.018cm solid" fo:padding-left="0.071cm" fo:border-left="#292929 0.026cm solid" fo:padding-right="0.071cm" fo:border-right="#292929 0.018cm solid"/>
    </style:style>
    <style:style style:name="P200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1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1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1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1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justify" fo:break-before="auto" fo:text-indent="0cm" fo:line-height="100%" fo:margin-top="0.423cm" fo:margin-bottom="0.106cm" fo:margin-left="0cm" fo:keep-with-next="always" style:writing-mode="lr-tb"/>
    </style:style>
    <style:style style:name="Table6" style:family="table">
      <style:table-properties table:align="left" style:width="14.049cm" fo:margin-left="1.311cm"/>
    </style:style>
    <style:style style:name="Column14" style:family="table-column">
      <style:table-column-properties style:column-width="3.625cm"/>
    </style:style>
    <style:style style:name="Column15" style:family="table-column">
      <style:table-column-properties style:column-width="10.425cm"/>
    </style:style>
    <style:style style:name="Row18" style:family="table-row"/>
    <style:style style:name="Cell54" style:family="table-cell">
      <style:table-cell-properties fo:background-color="#eaeaea" style:vertical-align="top" fo:padding-top="0.03cm" fo:border-top="#292929 0.018cm solid" fo:border-bottom="#292929 0.018cm solid" fo:padding-left="0.071cm" fo:border-left="#292929 0.018cm solid" fo:padding-right="0.071cm" fo:border-right="#292929 0.026cm solid"/>
    </style:style>
    <style:style style:name="P203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03cm" fo:border-top="#292929 0.018cm solid" fo:border-bottom="#292929 0.018cm solid" fo:padding-left="0.071cm" fo:border-left="#292929 0.026cm solid" fo:padding-right="0.071cm" fo:border-right="#292929 0.018cm solid"/>
    </style:style>
    <style:style style:name="P20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9" style:family="table-row"/>
    <style:style style:name="Cell56" style:family="table-cell">
      <style:table-cell-properties fo:background-color="#eaeaea" style:vertical-align="top" fo:padding-top="0.03cm" fo:border-top="#292929 0.018cm solid" fo:border-bottom="#292929 0.018cm solid" fo:padding-left="0.071cm" fo:border-left="#292929 0.018cm solid" fo:padding-right="0.071cm" fo:border-right="#292929 0.026cm solid"/>
    </style:style>
    <style:style style:name="P20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03cm" fo:border-top="#292929 0.018cm solid" fo:border-bottom="#292929 0.018cm solid" fo:padding-left="0.071cm" fo:border-left="#292929 0.026cm solid" fo:padding-right="0.071cm" fo:border-right="#292929 0.018cm solid"/>
    </style:style>
    <style:style style:name="P20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0" style:family="table-row"/>
    <style:style style:name="Cell58" style:family="table-cell">
      <style:table-cell-properties fo:background-color="#eaeaea" style:vertical-align="top" fo:padding-top="0.03cm" fo:border-top="#292929 0.018cm solid" fo:border-bottom="#292929 0.018cm solid" fo:padding-left="0.071cm" fo:border-left="#292929 0.018cm solid" fo:padding-right="0.071cm" fo:border-right="#292929 0.026cm solid"/>
    </style:style>
    <style:style style:name="P20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03cm" fo:border-top="#292929 0.018cm solid" fo:border-bottom="#292929 0.018cm solid" fo:padding-left="0.071cm" fo:border-left="#292929 0.026cm solid" fo:padding-right="0.071cm" fo:border-right="#292929 0.018cm solid"/>
    </style:style>
    <style:style style:name="P208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11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12" style:family="paragraph" style:parent-style-name="Standard">
      <style:paragraph-properties fo:text-align="justify" fo:break-before="auto" fo:text-indent="0cm" fo:line-height="100%" fo:margin-top="0.423cm" fo:margin-bottom="0.106cm" fo:margin-left="0cm" fo:keep-with-next="always" style:writing-mode="lr-tb"/>
    </style:style>
    <style:style style:name="Table7" style:family="table">
      <style:table-properties table:align="left" style:width="14.049cm" fo:margin-left="1.311cm"/>
    </style:style>
    <style:style style:name="Column16" style:family="table-column">
      <style:table-column-properties style:column-width="3.598cm"/>
    </style:style>
    <style:style style:name="Column17" style:family="table-column">
      <style:table-column-properties style:column-width="10.451cm"/>
    </style:style>
    <style:style style:name="Row21" style:family="table-row"/>
    <style:style style:name="Cell60" style:family="table-cell">
      <style:table-cell-properties fo:background-color="#eaeaea" style:vertical-align="top" fo:padding-top="0.03cm" fo:border-top="#292929 0.018cm solid" fo:border-bottom="#292929 0.018cm solid" fo:padding-left="0.071cm" fo:border-left="#292929 0.018cm solid" fo:padding-right="0.071cm" fo:border-right="#292929 0.026cm solid"/>
    </style:style>
    <style:style style:name="P213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1" style:family="table-cell">
      <style:table-cell-properties style:vertical-align="top" fo:padding-top="0.03cm" fo:border-top="#292929 0.018cm solid" fo:border-bottom="#292929 0.018cm solid" fo:padding-left="0.071cm" fo:border-left="#292929 0.026cm solid" fo:padding-right="0.071cm" fo:border-right="#292929 0.018cm solid"/>
    </style:style>
    <style:style style:name="P21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2" style:family="table-row"/>
    <style:style style:name="Cell62" style:family="table-cell">
      <style:table-cell-properties fo:background-color="#eaeaea" style:vertical-align="top" fo:padding-top="0.03cm" fo:border-top="#292929 0.018cm solid" fo:border-bottom="#292929 0.018cm solid" fo:padding-left="0.071cm" fo:border-left="#292929 0.018cm solid" fo:padding-right="0.071cm" fo:border-right="#292929 0.026cm solid"/>
    </style:style>
    <style:style style:name="P21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03cm" fo:border-top="#292929 0.018cm solid" fo:border-bottom="#292929 0.018cm solid" fo:padding-left="0.071cm" fo:border-left="#292929 0.026cm solid" fo:padding-right="0.071cm" fo:border-right="#292929 0.018cm solid"/>
    </style:style>
    <style:style style:name="P21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3" style:family="table-row"/>
    <style:style style:name="Cell64" style:family="table-cell">
      <style:table-cell-properties fo:background-color="#eaeaea" style:vertical-align="top" fo:padding-top="0.03cm" fo:border-top="#292929 0.018cm solid" fo:border-bottom="#292929 0.018cm solid" fo:padding-left="0.071cm" fo:border-left="#292929 0.018cm solid" fo:padding-right="0.071cm" fo:border-right="#292929 0.026cm solid"/>
    </style:style>
    <style:style style:name="P21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03cm" fo:border-top="#292929 0.018cm solid" fo:border-bottom="#292929 0.018cm solid" fo:padding-left="0.071cm" fo:border-left="#292929 0.026cm solid" fo:padding-right="0.071cm" fo:border-right="#292929 0.018cm solid"/>
    </style:style>
    <style:style style:name="P218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1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20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221" style:family="paragraph" style:parent-style-name="Heading_20_3">
      <style:paragraph-properties fo:text-align="justify" fo:break-before="auto" fo:line-height="100%" fo:margin-top="0cm" fo:keep-with-next="always" style:writing-mode="lr-tb"/>
    </style:style>
    <style:style style:name="T221_1" style:family="text"/>
    <style:style style:name="P222" style:family="paragraph" style:parent-style-name="Standard">
      <style:paragraph-properties fo:text-align="justify" fo:break-before="auto" fo:text-indent="0cm" fo:line-height="100%" fo:margin-top="0cm" fo:margin-left="1.058cm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T222_25" style:family="text"/>
    <style:style style:name="T222_26" style:family="text"/>
    <style:style style:name="P223" style:family="paragraph" style:parent-style-name="Standard">
      <style:paragraph-properties fo:text-align="justify" fo:break-before="auto" fo:text-indent="0cm" fo:line-height="100%" fo:margin-top="0cm" fo:margin-left="1.058cm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T223_23" style:family="text"/>
    <style:style style:name="T223_24" style:family="text"/>
    <style:style style:name="T223_25" style:family="text"/>
    <style:style style:name="T223_26" style:family="text"/>
    <style:style style:name="T223_27" style:family="text"/>
    <style:style style:name="T223_28" style:family="text"/>
    <style:style style:name="P224" style:family="paragraph" style:parent-style-name="Standard">
      <style:paragraph-properties fo:text-align="justify" fo:break-before="auto" fo:text-indent="0cm" fo:line-height="100%" fo:margin-top="0cm" fo:margin-left="1.058cm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T224_17" style:family="text"/>
    <style:style style:name="T224_18" style:family="text"/>
    <style:style style:name="T224_19" style:family="text"/>
    <style:style style:name="T224_20" style:family="text"/>
    <style:style style:name="P225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226" style:family="paragraph" style:parent-style-name="Heading_20_3">
      <style:paragraph-properties fo:text-align="justify" fo:break-before="auto" fo:line-height="100%" fo:margin-top="0cm" fo:keep-with-next="always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P227" style:family="paragraph" style:parent-style-name="Standard">
      <style:paragraph-properties fo:text-align="justify" fo:break-before="auto" fo:text-indent="0cm" fo:line-height="100%" fo:margin-top="0cm" fo:margin-left="1.058cm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T227_21" style:family="text"/>
    <style:style style:name="T227_22" style:family="text"/>
    <style:style style:name="T227_23" style:family="text"/>
    <style:style style:name="T227_24" style:family="text"/>
    <style:style style:name="T227_25" style:family="text"/>
    <style:style style:name="T227_26" style:family="text"/>
    <style:style style:name="T227_27" style:family="text"/>
    <style:style style:name="T227_28" style:family="text"/>
    <style:style style:name="T227_29" style:family="text"/>
    <style:style style:name="T227_30" style:family="text"/>
    <style:style style:name="T227_31" style:family="text"/>
    <style:style style:name="T227_32" style:family="text"/>
    <style:style style:name="T227_33" style:family="text"/>
    <style:style style:name="T227_34" style:family="text"/>
    <style:style style:name="T227_35" style:family="text"/>
    <style:style style:name="T227_36" style:family="text"/>
    <style:style style:name="T227_37" style:family="text"/>
    <style:style style:name="T227_38" style:family="text"/>
    <style:style style:name="T227_39" style:family="text"/>
    <style:style style:name="T227_40" style:family="text"/>
    <style:style style:name="T227_41" style:family="text"/>
    <style:style style:name="T227_42" style:family="text"/>
    <style:style style:name="T227_43" style:family="text"/>
    <style:style style:name="T227_44" style:family="text"/>
    <style:style style:name="T227_45" style:family="text"/>
    <style:style style:name="T227_46" style:family="text"/>
    <style:style style:name="T227_47" style:family="text"/>
    <style:style style:name="T227_48" style:family="text"/>
    <style:style style:name="T227_49" style:family="text"/>
    <style:style style:name="T227_50" style:family="text"/>
    <style:style style:name="T227_51" style:family="text"/>
    <style:style style:name="T227_52" style:family="text"/>
    <style:style style:name="T227_53" style:family="text"/>
    <style:style style:name="T227_54" style:family="text"/>
    <style:style style:name="P228" style:family="paragraph" style:parent-style-name="Standard">
      <style:paragraph-properties fo:text-align="justify" fo:break-before="auto" fo:text-indent="0cm" fo:line-height="100%" fo:margin-top="0cm" fo:margin-left="1.058cm" style:writing-mode="lr-tb"/>
    </style:style>
    <style:style style:name="P229" style:family="paragraph" style:parent-style-name="Heading_20_3">
      <style:paragraph-properties fo:text-align="justify" fo:break-before="auto" fo:line-height="100%" fo:margin-top="0cm" fo:keep-with-next="always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P230" style:family="paragraph" style:parent-style-name="Standard">
      <style:paragraph-properties fo:text-align="justify" fo:break-before="auto" fo:line-height="100%" fo:margin-top="0cm" style:writing-mode="lr-tb"/>
    </style:style>
    <style:style style:name="P231" style:family="paragraph" style:parent-style-name="Standard">
      <style:paragraph-properties fo:text-align="justify" fo:break-before="auto" fo:line-height="100%" fo:margin-top="0cm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P232" style:family="paragraph" style:parent-style-name="Standard">
      <style:paragraph-properties fo:text-align="justify" fo:break-before="auto" fo:line-height="100%" fo:margin-top="0cm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P233" style:family="paragraph" style:parent-style-name="Standard">
      <style:paragraph-properties fo:text-align="justify" fo:break-before="auto" fo:line-height="100%" fo:margin-top="0cm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P234" style:family="paragraph" style:parent-style-name="Standard">
      <style:paragraph-properties fo:text-align="justify" fo:break-before="auto" fo:line-height="100%" fo:margin-top="0cm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T234_18" style:family="text"/>
    <style:style style:name="T234_19" style:family="text"/>
    <style:style style:name="T234_20" style:family="text"/>
    <style:style style:name="T234_21" style:family="text"/>
    <style:style style:name="T234_22" style:family="text"/>
    <style:style style:name="T234_23" style:family="text"/>
    <style:style style:name="T234_24" style:family="text"/>
    <style:style style:name="P235" style:family="paragraph" style:parent-style-name="Standard">
      <style:paragraph-properties fo:text-align="justify" fo:break-before="auto" fo:line-height="100%" fo:margin-top="0cm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P236" style:family="paragraph" style:parent-style-name="Standard">
      <style:paragraph-properties fo:text-align="justify" fo:break-before="auto" fo:text-indent="0cm" fo:line-height="100%" fo:margin-top="0cm" fo:margin-left="1.058cm" style:writing-mode="lr-tb"/>
    </style:style>
    <style:style style:name="P237" style:family="paragraph" style:parent-style-name="Heading_20_2">
      <style:paragraph-properties fo:text-align="justify" fo:break-before="auto" fo:line-height="100%" fo:margin-top="0cm" style:writing-mode="lr-tb"/>
    </style:style>
    <style:style style:name="T237_1" style:family="text"/>
    <style:style style:name="T237_2" style:family="text"/>
    <style:style style:name="T237_3" style:family="text"/>
    <style:style style:name="P238" style:family="paragraph" style:parent-style-name="Heading_20_3">
      <style:paragraph-properties fo:text-align="justify" fo:break-before="auto" fo:line-height="100%" fo:margin-top="0cm" fo:keep-with-next="always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P239" style:family="paragraph" style:parent-style-name="Heading_20_4">
      <style:paragraph-properties fo:text-align="justify" fo:break-before="auto" fo:line-height="100%" fo:margin-top="0cm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P240" style:family="paragraph" style:parent-style-name="Standard">
      <style:paragraph-properties fo:text-align="justify" fo:break-before="auto" fo:text-indent="0cm" fo:line-height="100%" fo:margin-top="0cm" fo:margin-left="2.117cm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T240_24" style:family="text"/>
    <style:style style:name="T240_25" style:family="text"/>
    <style:style style:name="T240_26" style:family="text"/>
    <style:style style:name="P241" style:family="paragraph" style:parent-style-name="Standard">
      <style:paragraph-properties fo:text-align="justify" fo:break-before="auto" fo:text-indent="0cm" fo:line-height="100%" fo:margin-top="0cm" fo:margin-left="2.117cm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P242" style:family="paragraph" style:parent-style-name="Standard">
      <style:paragraph-properties fo:text-align="justify" fo:break-before="auto" fo:line-height="100%" fo:margin-top="0cm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P243" style:family="paragraph" style:parent-style-name="Standard">
      <style:paragraph-properties fo:text-align="justify" fo:break-before="auto" fo:line-height="100%" fo:margin-top="0cm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P244" style:family="paragraph" style:parent-style-name="Standard">
      <style:paragraph-properties fo:text-align="justify" fo:break-before="auto" fo:text-indent="0cm" fo:line-height="100%" fo:margin-top="0cm" fo:margin-left="2.117cm" style:writing-mode="lr-tb"/>
    </style:style>
    <style:style style:name="P245" style:family="paragraph" style:parent-style-name="Standard">
      <style:paragraph-properties fo:text-align="justify" fo:break-before="auto" fo:text-indent="0cm" fo:line-height="100%" fo:margin-top="0cm" fo:margin-left="2.117cm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T245_17" style:family="text"/>
    <style:style style:name="T245_18" style:family="text"/>
    <style:style style:name="T245_19" style:family="text"/>
    <style:style style:name="T245_20" style:family="text"/>
    <style:style style:name="T245_21" style:family="text"/>
    <style:style style:name="T245_22" style:family="text"/>
    <style:style style:name="T245_23" style:family="text"/>
    <style:style style:name="T245_24" style:family="text"/>
    <style:style style:name="T245_25" style:family="text"/>
    <style:style style:name="T245_26" style:family="text"/>
    <style:style style:name="T245_27" style:family="text"/>
    <style:style style:name="T245_28" style:family="text"/>
    <style:style style:name="T245_29" style:family="text"/>
    <style:style style:name="T245_30" style:family="text"/>
    <style:style style:name="T245_31" style:family="text"/>
    <style:style style:name="T245_32" style:family="text"/>
    <style:style style:name="T245_33" style:family="text"/>
    <style:style style:name="T245_34" style:family="text"/>
    <style:style style:name="T245_35" style:family="text"/>
    <style:style style:name="T245_36" style:family="text"/>
    <style:style style:name="T245_37" style:family="text"/>
    <style:style style:name="T245_38" style:family="text"/>
    <style:style style:name="T245_39" style:family="text"/>
    <style:style style:name="T245_40" style:family="text"/>
    <style:style style:name="T245_41" style:family="text"/>
    <style:style style:name="T245_42" style:family="text"/>
    <style:style style:name="T245_43" style:family="text"/>
    <style:style style:name="T245_44" style:family="text"/>
    <style:style style:name="T245_45" style:family="text"/>
    <style:style style:name="T245_46" style:family="text"/>
    <style:style style:name="P246" style:family="paragraph" style:parent-style-name="Standard">
      <style:paragraph-properties fo:text-align="justify" fo:break-before="auto" fo:text-indent="0cm" fo:line-height="100%" fo:margin-top="0cm" fo:margin-left="2.117cm" style:writing-mode="lr-tb"/>
    </style:style>
    <style:style style:name="P247" style:family="paragraph" style:parent-style-name="Standard">
      <style:paragraph-properties fo:text-align="justify" fo:break-before="auto" fo:text-indent="0cm" fo:line-height="100%" fo:margin-top="0cm" fo:margin-left="2.117cm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T247_13" style:family="text"/>
    <style:style style:name="T247_14" style:family="text"/>
    <style:style style:name="T247_15" style:family="text"/>
    <style:style style:name="T247_16" style:family="text"/>
    <style:style style:name="T247_17" style:family="text"/>
    <style:style style:name="T247_18" style:family="text"/>
    <style:style style:name="T247_19" style:family="text"/>
    <style:style style:name="T247_20" style:family="text"/>
    <style:style style:name="T247_21" style:family="text"/>
    <style:style style:name="T247_22" style:family="text"/>
    <style:style style:name="T247_23" style:family="text"/>
    <style:style style:name="T247_24" style:family="text"/>
    <style:style style:name="T247_25" style:family="text"/>
    <style:style style:name="T247_26" style:family="text"/>
    <style:style style:name="T247_27" style:family="text"/>
    <style:style style:name="T247_28" style:family="text"/>
    <style:style style:name="T247_29" style:family="text"/>
    <style:style style:name="T247_30" style:family="text"/>
    <style:style style:name="T247_31" style:family="text"/>
    <style:style style:name="T247_32" style:family="text"/>
    <style:style style:name="T247_33" style:family="text"/>
    <style:style style:name="T247_34" style:family="text"/>
    <style:style style:name="T247_35" style:family="text"/>
    <style:style style:name="T247_36" style:family="text"/>
    <style:style style:name="T247_37" style:family="text"/>
    <style:style style:name="T247_38" style:family="text"/>
    <style:style style:name="T247_39" style:family="text"/>
    <style:style style:name="T247_40" style:family="text"/>
    <style:style style:name="T247_41" style:family="text"/>
    <style:style style:name="T247_42" style:family="text"/>
    <style:style style:name="T247_43" style:family="text"/>
    <style:style style:name="T247_44" style:family="text"/>
    <style:style style:name="T247_45" style:family="text"/>
    <style:style style:name="T247_46" style:family="text"/>
    <style:style style:name="T247_47" style:family="text"/>
    <style:style style:name="T247_48" style:family="text"/>
    <style:style style:name="T247_49" style:family="text"/>
    <style:style style:name="T247_50" style:family="text"/>
    <style:style style:name="T247_51" style:family="text"/>
    <style:style style:name="T247_52" style:family="text"/>
    <style:style style:name="T247_53" style:family="text"/>
    <style:style style:name="T247_54" style:family="text"/>
    <style:style style:name="P248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249" style:family="paragraph" style:parent-style-name="Standard">
      <style:paragraph-properties fo:text-align="justify" fo:break-before="auto" fo:text-indent="0cm" fo:line-height="100%" fo:margin-top="0cm" fo:margin-left="2.117cm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T249_19" style:family="text"/>
    <style:style style:name="T249_20" style:family="text"/>
    <style:style style:name="T249_21" style:family="text"/>
    <style:style style:name="T249_22" style:family="text"/>
    <style:style style:name="T249_23" style:family="text"/>
    <style:style style:name="T249_24" style:family="text"/>
    <style:style style:name="T249_25" style:family="text"/>
    <style:style style:name="T249_26" style:family="text"/>
    <style:style style:name="T249_27" style:family="text"/>
    <style:style style:name="T249_28" style:family="text"/>
    <style:style style:name="T249_29" style:family="text"/>
    <style:style style:name="T249_30" style:family="text"/>
    <style:style style:name="T249_31" style:family="text"/>
    <style:style style:name="T249_32" style:family="text"/>
    <style:style style:name="T249_33" style:family="text"/>
    <style:style style:name="T249_34" style:family="text"/>
    <style:style style:name="T249_35" style:family="text"/>
    <style:style style:name="T249_36" style:family="text"/>
    <style:style style:name="T249_37" style:family="text"/>
    <style:style style:name="T249_38" style:family="text"/>
    <style:style style:name="T249_39" style:family="text"/>
    <style:style style:name="T249_40" style:family="text"/>
    <style:style style:name="T249_41" style:family="text"/>
    <style:style style:name="T249_42" style:family="text"/>
    <style:style style:name="T249_43" style:family="text"/>
    <style:style style:name="T249_44" style:family="text"/>
    <style:style style:name="T249_45" style:family="text"/>
    <style:style style:name="T249_46" style:family="text"/>
    <style:style style:name="T249_47" style:family="text"/>
    <style:style style:name="T249_48" style:family="text"/>
    <style:style style:name="T249_49" style:family="text"/>
    <style:style style:name="T249_50" style:family="text"/>
    <style:style style:name="T249_51" style:family="text"/>
    <style:style style:name="T249_52" style:family="text"/>
    <style:style style:name="T249_53" style:family="text"/>
    <style:style style:name="T249_54" style:family="text"/>
    <style:style style:name="T249_55" style:family="text"/>
    <style:style style:name="T249_56" style:family="text"/>
    <style:style style:name="T249_57" style:family="text"/>
    <style:style style:name="T249_58" style:family="text"/>
    <style:style style:name="T249_59" style:family="text"/>
    <style:style style:name="T249_60" style:family="text"/>
    <style:style style:name="T249_61" style:family="text"/>
    <style:style style:name="T249_62" style:family="text"/>
    <style:style style:name="T249_63" style:family="text"/>
    <style:style style:name="T249_64" style:family="text"/>
    <style:style style:name="T249_65" style:family="text"/>
    <style:style style:name="T249_66" style:family="text"/>
    <style:style style:name="T249_67" style:family="text"/>
    <style:style style:name="T249_68" style:family="text"/>
    <style:style style:name="T249_69" style:family="text"/>
    <style:style style:name="T249_70" style:family="text"/>
    <style:style style:name="T249_71" style:family="text"/>
    <style:style style:name="T249_72" style:family="text"/>
    <style:style style:name="T249_73" style:family="text"/>
    <style:style style:name="T249_74" style:family="text"/>
    <style:style style:name="T249_75" style:family="text"/>
    <style:style style:name="T249_76" style:family="text"/>
    <style:style style:name="T249_77" style:family="text"/>
    <style:style style:name="T249_78" style:family="text"/>
    <style:style style:name="T249_79" style:family="text"/>
    <style:style style:name="T249_80" style:family="text"/>
    <style:style style:name="T249_81" style:family="text"/>
    <style:style style:name="T249_82" style:family="text"/>
    <style:style style:name="T249_83" style:family="text"/>
    <style:style style:name="T249_84" style:family="text"/>
    <style:style style:name="T249_85" style:family="text"/>
    <style:style style:name="T249_86" style:family="text"/>
    <style:style style:name="T249_87" style:family="text"/>
    <style:style style:name="T249_88" style:family="text"/>
    <style:style style:name="T249_89" style:family="text"/>
    <style:style style:name="T249_90" style:family="text"/>
    <style:style style:name="T249_91" style:family="text"/>
    <style:style style:name="T249_92" style:family="text"/>
    <style:style style:name="T249_93" style:family="text"/>
    <style:style style:name="T249_94" style:family="text"/>
    <style:style style:name="P250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251" style:family="paragraph" style:parent-style-name="Heading_20_4">
      <style:paragraph-properties fo:text-align="justify" fo:break-before="auto" fo:line-height="100%" fo:margin-top="0cm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P252" style:family="paragraph" style:parent-style-name="Standard">
      <style:paragraph-properties fo:text-align="justify" fo:break-before="auto" fo:text-indent="0cm" fo:line-height="100%" fo:margin-top="0cm" fo:margin-left="2.117cm" style:writing-mode="lr-tb"/>
    </style:style>
    <style:style style:name="P253" style:family="paragraph" style:parent-style-name="Standard">
      <style:paragraph-properties fo:text-align="justify" fo:break-before="auto" fo:text-indent="0cm" fo:line-height="100%" fo:margin-top="0cm" fo:margin-left="2.117cm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P254" style:family="paragraph" style:parent-style-name="Standard">
      <style:paragraph-properties fo:text-align="justify" fo:break-before="auto" fo:text-indent="0cm" fo:line-height="100%" fo:margin-top="0cm" fo:margin-left="2.117cm" style:writing-mode="lr-tb"/>
    </style:style>
    <style:style style:name="P255" style:family="paragraph" style:parent-style-name="Heading_20_4">
      <style:paragraph-properties fo:text-align="justify" fo:break-before="auto" fo:line-height="100%" fo:margin-top="0cm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P256" style:family="paragraph" style:parent-style-name="Standard">
      <style:paragraph-properties fo:text-align="justify" fo:break-before="auto" fo:line-height="100%" fo:margin-top="0cm" style:writing-mode="lr-tb"/>
    </style:style>
    <style:style style:name="P257" style:family="paragraph" style:parent-style-name="Standard">
      <style:paragraph-properties fo:text-align="justify" fo:break-before="auto" fo:text-indent="0cm" fo:line-height="100%" fo:margin-top="0cm" fo:margin-left="2.011cm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/>
    <style:style style:name="T257_26" style:family="text"/>
    <style:style style:name="T257_27" style:family="text"/>
    <style:style style:name="T257_28" style:family="text"/>
    <style:style style:name="T257_29" style:family="text"/>
    <style:style style:name="T257_30" style:family="text"/>
    <style:style style:name="T257_31" style:family="text"/>
    <style:style style:name="T257_32" style:family="text"/>
    <style:style style:name="T257_33" style:family="text"/>
    <style:style style:name="T257_34" style:family="text"/>
    <style:style style:name="T257_35" style:family="text"/>
    <style:style style:name="T257_36" style:family="text"/>
    <style:style style:name="T257_37" style:family="text"/>
    <style:style style:name="T257_38" style:family="text"/>
    <style:style style:name="T257_39" style:family="text"/>
    <style:style style:name="T257_40" style:family="text"/>
    <style:style style:name="T257_41" style:family="text"/>
    <style:style style:name="T257_42" style:family="text"/>
    <style:style style:name="T257_43" style:family="text"/>
    <style:style style:name="T257_44" style:family="text"/>
    <style:style style:name="T257_45" style:family="text"/>
    <style:style style:name="T257_46" style:family="text"/>
    <style:style style:name="P258" style:family="paragraph" style:parent-style-name="Standard">
      <style:paragraph-properties fo:text-align="justify" fo:break-before="auto" fo:text-indent="0cm" fo:line-height="100%" fo:margin-top="0cm" fo:margin-left="2.011cm" style:writing-mode="lr-tb"/>
    </style:style>
    <style:style style:name="P259" style:family="paragraph" style:parent-style-name="Heading_20_3">
      <style:paragraph-properties fo:text-align="justify" fo:break-before="auto" fo:line-height="100%" fo:margin-top="0cm" fo:keep-with-next="always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P260" style:family="paragraph" style:parent-style-name="Standard">
      <style:paragraph-properties fo:text-align="justify" fo:break-before="auto" fo:text-indent="0cm" fo:line-height="100%" fo:margin-top="0cm" fo:margin-left="2.117cm" style:writing-mode="lr-tb"/>
    </style:style>
    <style:style style:name="P261" style:family="paragraph" style:parent-style-name="Standard">
      <style:paragraph-properties fo:text-align="justify" fo:break-before="auto" fo:text-indent="0cm" fo:line-height="100%" fo:margin-top="0cm" fo:margin-left="2.117cm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P262" style:family="paragraph" style:parent-style-name="Heading_20_3">
      <style:paragraph-properties fo:text-align="justify" fo:break-before="auto" fo:line-height="100%" fo:margin-top="0cm" fo:keep-with-next="always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P263" style:family="paragraph" style:parent-style-name="Heading_20_4">
      <style:paragraph-properties fo:text-align="justify" fo:break-before="auto" fo:line-height="100%" fo:margin-top="0cm" fo:keep-with-next="always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P264" style:family="paragraph" style:parent-style-name="Standard">
      <style:paragraph-properties fo:text-align="justify" fo:break-before="auto" fo:line-height="100%" fo:margin-top="0cm" fo:keep-with-next="always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T264_11" style:family="text"/>
    <style:style style:name="T264_12" style:family="text"/>
    <style:style style:name="T264_13" style:family="text"/>
    <style:style style:name="T264_14" style:family="text"/>
    <style:style style:name="T264_15" style:family="text"/>
    <style:style style:name="T264_16" style:family="text"/>
    <style:style style:name="T264_17" style:family="text"/>
    <style:style style:name="T264_18" style:family="text"/>
    <style:style style:name="T264_19" style:family="text"/>
    <style:style style:name="T264_20" style:family="text"/>
    <style:style style:name="T264_21" style:family="text"/>
    <style:style style:name="T264_22" style:family="text"/>
    <style:style style:name="T264_23" style:family="text"/>
    <style:style style:name="T264_24" style:family="text"/>
    <style:style style:name="T264_25" style:family="text"/>
    <style:style style:name="T264_26" style:family="text"/>
    <style:style style:name="T264_27" style:family="text"/>
    <style:style style:name="T264_28" style:family="text"/>
    <style:style style:name="T264_29" style:family="text"/>
    <style:style style:name="T264_30" style:family="text"/>
    <style:style style:name="T264_31" style:family="text"/>
    <style:style style:name="T264_32" style:family="text"/>
    <style:style style:name="T264_33" style:family="text"/>
    <style:style style:name="T264_34" style:family="text"/>
    <style:style style:name="T264_35" style:family="text"/>
    <style:style style:name="T264_36" style:family="text"/>
    <style:style style:name="T264_37" style:family="text"/>
    <style:style style:name="T264_38" style:family="text"/>
    <style:style style:name="T264_39" style:family="text"/>
    <style:style style:name="T264_40" style:family="text"/>
    <style:style style:name="T264_41" style:family="text"/>
    <style:style style:name="T264_42" style:family="text"/>
    <style:style style:name="T264_43" style:family="text"/>
    <style:style style:name="T264_44" style:family="text"/>
    <style:style style:name="T264_45" style:family="text"/>
    <style:style style:name="T264_46" style:family="text"/>
    <style:style style:name="T264_47" style:family="text"/>
    <style:style style:name="T264_48" style:family="text"/>
    <style:style style:name="P265" style:family="paragraph" style:parent-style-name="Standard">
      <style:paragraph-properties fo:text-align="justify" fo:break-before="auto" fo:line-height="100%" fo:margin-top="0cm" fo:keep-with-next="always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P266" style:family="paragraph" style:parent-style-name="Heading_20_4">
      <style:paragraph-properties fo:text-align="justify" fo:break-before="auto" fo:line-height="100%" fo:margin-top="0cm" fo:keep-with-next="always" style:writing-mode="lr-tb"/>
    </style:style>
    <style:style style:name="T266_1" style:family="text"/>
    <style:style style:name="P267" style:family="paragraph" style:parent-style-name="Standard">
      <style:paragraph-properties fo:text-align="justify" fo:break-before="auto" fo:text-indent="1.27cm" fo:line-height="100%" fo:margin-top="0.423cm" fo:margin-bottom="0.106cm" fo:margin-left="1.27cm" fo:keep-with-next="always" style:writing-mode="lr-tb"/>
    </style:style>
    <style:style style:name="T267_1" style:family="text"/>
    <style:style style:name="T267_2" style:family="text"/>
    <style:style style:name="T267_3" style:family="text"/>
    <style:style style:name="P268" style:family="paragraph" style:parent-style-name="Heading_20_4">
      <style:paragraph-properties fo:text-align="justify" fo:break-before="auto" fo:line-height="100%" fo:margin-top="0cm" fo:margin-bottom="0cm" fo:keep-with-next="always" style:writing-mode="lr-tb"/>
    </style:style>
    <style:style style:name="T268_1" style:family="text"/>
    <style:style style:name="P269" style:family="paragraph" style:parent-style-name="Standard">
      <style:paragraph-properties fo:break-before="auto" fo:text-indent="1.27cm" fo:line-height="100%" fo:margin-left="1.27cm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T269_10" style:family="text"/>
    <style:style style:name="T269_11" style:family="text"/>
    <style:style style:name="T269_12" style:family="text"/>
    <style:style style:name="T269_13" style:family="text"/>
    <style:style style:name="T269_14" style:family="text"/>
    <style:style style:name="T269_15" style:family="text"/>
    <style:style style:name="T269_16" style:family="text"/>
    <style:style style:name="T269_17" style:family="text"/>
    <style:style style:name="T269_18" style:family="text"/>
    <style:style style:name="T269_19" style:family="text"/>
    <style:style style:name="T269_20" style:family="text"/>
    <style:style style:name="T269_21" style:family="text"/>
    <style:style style:name="T269_22" style:family="text"/>
    <style:style style:name="T269_23" style:family="text"/>
    <style:style style:name="T269_24" style:family="text"/>
    <style:style style:name="P270" style:family="paragraph" style:parent-style-name="Standard">
      <style:paragraph-properties fo:break-before="auto" fo:text-indent="0cm" fo:line-height="100%" fo:margin-left="2.011cm" style:writing-mode="lr-tb"/>
    </style:style>
    <style:style style:name="P271" style:family="paragraph" style:parent-style-name="Heading_20_4">
      <style:paragraph-properties fo:text-align="justify" fo:break-before="auto" fo:line-height="100%" fo:margin-top="0cm" fo:keep-with-next="always" style:writing-mode="lr-tb"/>
    </style:style>
    <style:style style:name="T271_1" style:family="text"/>
    <style:style style:name="P272" style:family="paragraph" style:parent-style-name="Standard">
      <style:paragraph-properties fo:text-align="justify" fo:break-before="auto" fo:text-indent="0cm" fo:line-height="100%" fo:margin-top="0.423cm" fo:margin-bottom="0.106cm" fo:margin-left="2.514cm" fo:keep-with-next="always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T272_17" style:family="text"/>
    <style:style style:name="T272_18" style:family="text"/>
    <style:style style:name="T272_19" style:family="text"/>
    <style:style style:name="T272_20" style:family="text"/>
    <style:style style:name="T272_21" style:family="text"/>
    <style:style style:name="T272_22" style:family="text"/>
    <style:style style:name="T272_23" style:family="text"/>
    <style:style style:name="T272_24" style:family="text"/>
    <style:style style:name="T272_25" style:family="text"/>
    <style:style style:name="T272_26" style:family="text"/>
    <style:style style:name="T272_27" style:family="text"/>
    <style:style style:name="T272_28" style:family="text"/>
    <style:style style:name="T272_29" style:family="text"/>
    <style:style style:name="T272_30" style:family="text"/>
    <style:style style:name="P273" style:family="paragraph" style:parent-style-name="Heading_20_4">
      <style:paragraph-properties fo:text-align="justify" fo:break-before="auto" fo:line-height="100%" fo:margin-top="0cm" fo:keep-with-next="always" style:writing-mode="lr-tb"/>
    </style:style>
    <style:style style:name="T273_1" style:family="text"/>
    <style:style style:name="P274" style:family="paragraph" style:parent-style-name="Standard">
      <style:paragraph-properties fo:text-align="justify" fo:break-before="auto" fo:text-indent="0cm" fo:line-height="100%" fo:margin-top="0cm" fo:margin-left="2.117cm" style:writing-mode="lr-tb"/>
    </style:style>
    <style:style style:name="P275" style:family="paragraph" style:parent-style-name="Standard">
      <style:paragraph-properties fo:text-align="justify" fo:break-before="auto" fo:text-indent="1.27cm" fo:line-height="100%" fo:margin-top="0cm" fo:margin-left="1.27cm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T275_16" style:family="text"/>
    <style:style style:name="T275_17" style:family="text"/>
    <style:style style:name="T275_18" style:family="text"/>
    <style:style style:name="T275_19" style:family="text"/>
    <style:style style:name="T275_20" style:family="text"/>
    <style:style style:name="T275_21" style:family="text"/>
    <style:style style:name="T275_22" style:family="text"/>
    <style:style style:name="P276" style:family="paragraph" style:parent-style-name="Standard">
      <style:paragraph-properties fo:text-align="justify" fo:break-before="auto" fo:text-indent="0cm" fo:line-height="100%" fo:margin-top="0cm" fo:margin-left="2.117cm" style:writing-mode="lr-tb"/>
    </style:style>
    <style:style style:name="P277" style:family="paragraph" style:parent-style-name="Heading_20_4">
      <style:paragraph-properties fo:text-align="justify" fo:break-before="auto" fo:line-height="100%" fo:margin-top="0cm" fo:keep-with-next="always" style:writing-mode="lr-tb"/>
    </style:style>
    <style:style style:name="T277_1" style:family="text"/>
    <style:style style:name="P278" style:family="paragraph" style:parent-style-name="Standard">
      <style:paragraph-properties fo:text-align="justify" fo:break-before="auto" fo:text-indent="1.27cm" fo:line-height="100%" fo:margin-top="0.423cm" fo:margin-bottom="0.106cm" fo:margin-left="1.27cm" fo:keep-with-next="always" style:writing-mode="lr-tb"/>
    </style:style>
    <style:style style:name="T278_1" style:family="text"/>
    <style:style style:name="T278_2" style:family="text"/>
    <style:style style:name="T278_3" style:family="text"/>
    <style:style style:name="P279" style:family="paragraph" style:parent-style-name="Heading_20_3">
      <style:paragraph-properties fo:text-align="justify" fo:break-before="auto" fo:line-height="100%" fo:margin-top="0cm" style:writing-mode="lr-tb"/>
    </style:style>
    <style:style style:name="T279_1" style:family="text"/>
    <style:style style:name="T279_2" style:family="text"/>
    <style:style style:name="T279_3" style:family="text"/>
    <style:style style:name="P280" style:family="paragraph" style:parent-style-name="Standard">
      <style:paragraph-properties fo:text-align="justify" fo:break-before="auto" fo:text-indent="0cm" fo:line-height="100%" fo:margin-top="0cm" fo:margin-left="1.058cm" style:writing-mode="lr-tb"/>
    </style:style>
    <style:style style:name="T280_1" style:family="text"/>
    <style:style style:name="P281" style:family="paragraph" style:parent-style-name="Standard">
      <style:paragraph-properties fo:text-align="justify" fo:break-before="auto" fo:text-indent="1.27cm" fo:line-height="100%" fo:margin-top="0cm" fo:margin-left="1.27cm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P282" style:family="paragraph" style:parent-style-name="Standard">
      <style:paragraph-properties fo:text-align="justify" fo:break-before="auto" fo:text-indent="1.27cm" fo:line-height="100%" fo:margin-top="0cm" fo:margin-left="1.27cm" style:writing-mode="lr-tb"/>
    </style:style>
    <style:style style:name="P283" style:family="paragraph" style:parent-style-name="Heading_20_2">
      <style:paragraph-properties fo:text-align="justify" fo:break-before="auto" fo:line-height="100%" fo:margin-top="0cm" fo:keep-with-next="always" style:writing-mode="lr-tb"/>
    </style:style>
    <style:style style:name="T283_1" style:family="text"/>
    <style:style style:name="P284" style:family="paragraph" style:parent-style-name="Standard">
      <style:paragraph-properties fo:text-align="justify" fo:break-before="auto" fo:text-indent="0cm" fo:line-height="100%" fo:margin-top="0cm" fo:margin-left="0.529cm" style:writing-mode="lr-tb"/>
    </style:style>
    <style:style style:name="P285" style:family="paragraph" style:parent-style-name="Standard">
      <style:paragraph-properties fo:text-align="justify" fo:break-before="auto" fo:text-indent="0cm" fo:line-height="100%" fo:margin-top="0cm" fo:margin-bottom="0cm" fo:margin-left="0.529cm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able:table table:style-name="Table1">
        <table:table-column table:style-name="Column1"/>
        <table:table-row table:style-name="Row1">
          <table:table-cell table:style-name="Cell1">
            <text:p text:style-name="P30"/>
          </table:table-cell>
        </table:table-row>
      </table:table>
      <text:p text:style-name="P31"><text:span text:style-name="T31_1">Especificación</text:span><text:span text:style-name="T31_2"><text:s/></text:span><text:span text:style-name="T31_3">de</text:span><text:span text:style-name="T31_4"><text:s/></text:span><text:span text:style-name="T31_5">requisitos</text:span><text:span text:style-name="T31_6"><text:s/></text:span><text:span text:style-name="T31_7">de</text:span><text:span text:style-name="T31_8"><text:s/></text:span><text:span text:style-name="T31_9">software</text:span></text:p>
      <text:p text:style-name="P32"/>
      <text:p text:style-name="P33"><text:span text:style-name="T33_1">Proyecto</text:span><text:span text:style-name="T33_2">:<text:s/></text:span><text:span text:style-name="T33_3">Bestnid</text:span><text:span text:style-name="T33_4"><text:s/></text:span></text:p>
      <text:p text:style-name="P34"><text:span text:style-name="T34_1">Revisión</text:span><text:span text:style-name="T34_2">:<text:s/>03</text:span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h text:style-name="P49" text:outline-level="10"><text:bookmark-start text:name="h.a6xndxlqdm0h"/><text:bookmark-end text:name="h.a6xndxlqdm0h"/><text:span text:style-name="T49_1">Ficha</text:span><text:span text:style-name="T49_2"><text:s/></text:span><text:span text:style-name="T49_3">del</text:span><text:span text:style-name="T49_4"><text:s/></text:span><text:span text:style-name="T49_5">documento</text:span></text:h>
      <text:p text:style-name="P50"/>
      <text:p text:style-name="P51"/>
      <table:table table:style-name="Table2">
        <table:table-column table:style-name="Column2"/>
        <table:table-column table:style-name="Column3"/>
        <table:table-column table:style-name="Column4"/>
        <table:table-column table:style-name="Column5"/>
        <table:table-row table:style-name="Row2">
          <table:table-cell table:style-name="Cell2">
            <text:p text:style-name="P52"><text:span text:style-name="T52_1">Fecha</text:span></text:p>
          </table:table-cell>
          <table:table-cell table:style-name="Cell3">
            <text:p text:style-name="P53"><text:span text:style-name="T53_1">Revisión</text:span></text:p>
          </table:table-cell>
          <table:table-cell table:style-name="Cell4">
            <text:p text:style-name="P54"><text:span text:style-name="T54_1">Autor</text:span></text:p>
          </table:table-cell>
          <table:table-cell table:style-name="Cell5">
            <text:p text:style-name="P55"><text:span text:style-name="T55_1">Verificado</text:span></text:p>
          </table:table-cell>
        </table:table-row>
        <table:table-row table:style-name="Row3">
          <table:table-cell table:style-name="Cell6">
            <text:p text:style-name="P56"><text:span text:style-name="T56_1">23/09/14</text:span></text:p>
          </table:table-cell>
          <table:table-cell table:style-name="Cell7">
            <text:p text:style-name="P57"><text:span text:style-name="T57_1">01</text:span></text:p>
          </table:table-cell>
          <table:table-cell table:style-name="Cell8">
            <text:p text:style-name="P58"><text:span text:style-name="T58_1">Zubieta</text:span><text:span text:style-name="T58_2"><text:s/></text:span><text:span text:style-name="T58_3">Battista</text:span><text:span text:style-name="T58_4">,<text:s/></text:span><text:span text:style-name="T58_5">Jaime</text:span></text:p>
          </table:table-cell>
          <table:table-cell table:style-name="Cell9">
            <text:p text:style-name="P59"/>
          </table:table-cell>
        </table:table-row>
        <table:table-row table:style-name="Row4">
          <table:table-cell table:style-name="Cell10">
            <text:p text:style-name="P60"><text:span text:style-name="T60_1">25/09/14</text:span></text:p>
          </table:table-cell>
          <table:table-cell table:style-name="Cell11">
            <text:p text:style-name="P61"><text:span text:style-name="T61_1">02</text:span></text:p>
          </table:table-cell>
          <table:table-cell table:style-name="Cell12">
            <text:p text:style-name="P62"><text:span text:style-name="T62_1">Cube</text:span><text:span text:style-name="T62_2">’</text:span><text:span text:style-name="T62_3">s</text:span><text:span text:style-name="T62_4"><text:s/></text:span><text:span text:style-name="T62_5">Crew</text:span></text:p>
          </table:table-cell>
          <table:table-cell table:style-name="Cell13">
            <text:p text:style-name="P63"/>
          </table:table-cell>
        </table:table-row>
        <table:table-row table:style-name="Row5">
          <table:table-cell table:style-name="Cell14">
            <text:p text:style-name="P64"><text:span text:style-name="T64_1">29/09/14</text:span></text:p>
          </table:table-cell>
          <table:table-cell table:style-name="Cell15">
            <text:p text:style-name="P65"><text:span text:style-name="T65_1">03</text:span></text:p>
          </table:table-cell>
          <table:table-cell table:style-name="Cell16">
            <text:p text:style-name="P66"><text:span text:style-name="T66_1">Cube</text:span><text:span text:style-name="T66_2">’</text:span><text:span text:style-name="T66_3">s</text:span><text:span text:style-name="T66_4"><text:s/></text:span><text:span text:style-name="T66_5">Crew</text:span></text:p>
          </table:table-cell>
          <table:table-cell table:style-name="Cell17">
            <text:p text:style-name="P67"/>
          </table:table-cell>
        </table:table-row>
        <table:table-row table:style-name="Row6">
          <table:table-cell table:style-name="Cell18">
            <text:p text:style-name="P68"><text:span text:style-name="T68_1">10/10/2014</text:span></text:p>
          </table:table-cell>
          <table:table-cell table:style-name="Cell19">
            <text:p text:style-name="P69"><text:span text:style-name="T69_1">04</text:span></text:p>
          </table:table-cell>
          <table:table-cell table:style-name="Cell20">
            <text:p text:style-name="P70"><text:span text:style-name="T70_1">Cube</text:span><text:span text:style-name="T70_2">’</text:span><text:span text:style-name="T70_3">s</text:span><text:span text:style-name="T70_4"><text:s/></text:span><text:span text:style-name="T70_5">Crew</text:span></text:p>
          </table:table-cell>
          <table:table-cell table:style-name="Cell21">
            <text:p text:style-name="P71"/>
          </table:table-cell>
        </table:table-row>
        <table:table-row table:style-name="Row7">
          <table:table-cell table:style-name="Cell22">
            <text:p text:style-name="P72"/>
          </table:table-cell>
          <table:table-cell table:style-name="Cell23">
            <text:p text:style-name="P73"/>
          </table:table-cell>
          <table:table-cell table:style-name="Cell24">
            <text:p text:style-name="P74"/>
          </table:table-cell>
          <table:table-cell table:style-name="Cell25">
            <text:p text:style-name="P75"/>
          </table:table-cell>
        </table:table-row>
      </table:table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><text:span text:style-name="T84_1">Documento</text:span><text:span text:style-name="T84_2"><text:s/></text:span><text:span text:style-name="T84_3">validado</text:span><text:span text:style-name="T84_4"><text:s/></text:span><text:span text:style-name="T84_5">por</text:span><text:span text:style-name="T84_6"><text:s/></text:span><text:span text:style-name="T84_7">las</text:span><text:span text:style-name="T84_8"><text:s/></text:span><text:span text:style-name="T84_9">partes</text:span><text:span text:style-name="T84_10"><text:s/></text:span><text:span text:style-name="T84_11">en</text:span><text:span text:style-name="T84_12"><text:s/></text:span><text:span text:style-name="T84_13">fecha</text:span><text:span text:style-name="T84_14">:<text:s/></text:span></text:p>
      <text:p text:style-name="P85"/>
      <table:table table:style-name="Table3">
        <table:table-column table:style-name="Column6"/>
        <table:table-column table:style-name="Column7"/>
        <table:table-row table:style-name="Row8">
          <table:table-cell table:style-name="Cell26">
            <text:p text:style-name="P86"><text:span text:style-name="T86_1">Por</text:span><text:span text:style-name="T86_2"><text:s/></text:span><text:span text:style-name="T86_3">el</text:span><text:span text:style-name="T86_4"><text:s/></text:span><text:span text:style-name="T86_5">cliente</text:span></text:p>
          </table:table-cell>
          <table:table-cell table:style-name="Cell27">
            <text:p text:style-name="P87"><text:span text:style-name="T87_1">Por</text:span><text:span text:style-name="T87_2"><text:s/></text:span><text:span text:style-name="T87_3">la</text:span><text:span text:style-name="T87_4"><text:s/></text:span><text:span text:style-name="T87_5">empresa</text:span><text:span text:style-name="T87_6"><text:s/></text:span><text:span text:style-name="T87_7">suministradora</text:span></text:p>
          </table:table-cell>
        </table:table-row>
        <table:table-row table:style-name="Row9">
          <table:table-cell table:style-name="Cell28">
            <text:p text:style-name="P88"/>
          </table:table-cell>
          <table:table-cell table:style-name="Cell29">
            <text:p text:style-name="P89"/>
            <text:p text:style-name="P90"/>
            <text:p text:style-name="P91"/>
            <text:p text:style-name="P92"/>
            <text:p text:style-name="P93"/>
            <text:p text:style-name="P94"/>
            <text:p text:style-name="P95"/>
          </table:table-cell>
        </table:table-row>
        <table:table-row table:style-name="Row10">
          <table:table-cell table:style-name="Cell30">
            <text:p text:style-name="P96"><text:span text:style-name="T96_1">Aclaración</text:span><text:span text:style-name="T96_2"><text:s/></text:span></text:p>
          </table:table-cell>
          <table:table-cell table:style-name="Cell31">
            <text:p text:style-name="P97"><text:span text:style-name="T97_1">Aclaración</text:span><text:span text:style-name="T97_2"><text:s/></text:span></text:p>
          </table:table-cell>
        </table:table-row>
      </table:table>
      <text:p text:style-name="P98"/>
      <text:p text:style-name="P99"/>
      <text:p text:style-name="P100"/>
      <text:p text:style-name="P101"/>
      <text:p text:style-name="P102"/>
      <text:h text:style-name="P103" text:outline-level="10"><text:bookmark-start text:name="h.o7rzh1vchqds"/><text:bookmark-end text:name="h.o7rzh1vchqds"/><text:span text:style-name="T103_1">Contenido</text:span></text:h>
      <text:p text:style-name="P104"/>
      <text:p text:style-name="P105"><text:span text:style-name="T105_1"><text:a xlink:type="simple" xlink:href="#h.a6xndxlqdm0h"><text:span text:style-name="T105_2">Ficha</text:span></text:a></text:span><text:span text:style-name="T105_3"><text:a xlink:type="simple" xlink:href="#h.a6xndxlqdm0h"><text:span text:style-name="T105_4"><text:s/></text:span></text:a></text:span><text:span text:style-name="T105_5"><text:a xlink:type="simple" xlink:href="#h.a6xndxlqdm0h"><text:span text:style-name="T105_6">del</text:span></text:a></text:span><text:span text:style-name="T105_7"><text:a xlink:type="simple" xlink:href="#h.a6xndxlqdm0h"><text:span text:style-name="T105_8"><text:s/></text:span></text:a></text:span><text:span text:style-name="T105_9"><text:a xlink:type="simple" xlink:href="#h.a6xndxlqdm0h"><text:span text:style-name="T105_10">documento</text:span></text:a></text:span></text:p>
      <text:p text:style-name="P106"><text:span text:style-name="T106_1"><text:a xlink:type="simple" xlink:href="#h.30j0zll"><text:span text:style-name="T106_2">Contenido</text:span></text:a></text:span></text:p>
      <text:p text:style-name="P107"><text:span text:style-name="T107_1"><text:a xlink:type="simple" xlink:href="#h.pp0zazj9tjy2"><text:span text:style-name="T107_2">Introducción</text:span></text:a></text:span></text:p>
      <text:p text:style-name="P108"><text:span text:style-name="T108_1"><text:a xlink:type="simple" xlink:href="#h.w7srj1dsll46"><text:span text:style-name="T108_2">Propósito</text:span></text:a></text:span></text:p>
      <text:p text:style-name="P109"/>
      <text:p text:style-name="P110"><text:span text:style-name="T110_1"><text:a xlink:type="simple" xlink:href="#h.y2d9elcaerop"><text:span text:style-name="T110_2">Definiciones</text:span></text:a></text:span><text:span text:style-name="T110_3"><text:a xlink:type="simple" xlink:href="#h.y2d9elcaerop"><text:span text:style-name="T110_4">,<text:s/></text:span></text:a></text:span><text:span text:style-name="T110_5"><text:a xlink:type="simple" xlink:href="#h.y2d9elcaerop"><text:span text:style-name="T110_6">acrónimos</text:span></text:a></text:span><text:span text:style-name="T110_7"><text:a xlink:type="simple" xlink:href="#h.y2d9elcaerop"><text:span text:style-name="T110_8"><text:s/></text:span></text:a></text:span><text:span text:style-name="T110_9"><text:a xlink:type="simple" xlink:href="#h.y2d9elcaerop"><text:span text:style-name="T110_10">y</text:span></text:a></text:span><text:span text:style-name="T110_11"><text:a xlink:type="simple" xlink:href="#h.y2d9elcaerop"><text:span text:style-name="T110_12"><text:s/></text:span></text:a></text:span><text:span text:style-name="T110_13"><text:a xlink:type="simple" xlink:href="#h.y2d9elcaerop"><text:span text:style-name="T110_14">abreviaturas</text:span></text:a></text:span></text:p>
      <text:p text:style-name="P111"><text:span text:style-name="T111_1"><text:a xlink:type="simple" xlink:href="#h.s7b3aofmjl0h"><text:span text:style-name="T111_2">Referencias</text:span></text:a></text:span></text:p>
      <text:p text:style-name="P112"><text:span text:style-name="T112_1"><text:a xlink:type="simple" xlink:href="#h.93z38t5u73er"><text:span text:style-name="T112_2">Resumen</text:span></text:a></text:span></text:p>
      <text:p text:style-name="P113"><text:span text:style-name="T113_1"><text:a xlink:type="simple" xlink:href="#h.t9n9ap7e32pf"><text:span text:style-name="T113_2">Descripción</text:span></text:a></text:span><text:span text:style-name="T113_3"><text:a xlink:type="simple" xlink:href="#h.t9n9ap7e32pf"><text:span text:style-name="T113_4"><text:s/></text:span></text:a></text:span><text:span text:style-name="T113_5"><text:a xlink:type="simple" xlink:href="#h.t9n9ap7e32pf"><text:span text:style-name="T113_6">general</text:span></text:a></text:span></text:p>
      <text:p text:style-name="P114"><text:span text:style-name="T114_1"><text:a xlink:type="simple" xlink:href="#h.2s8eyo1"><text:span text:style-name="T114_2">Perspectiva</text:span></text:a></text:span><text:span text:style-name="T114_3"><text:a xlink:type="simple" xlink:href="#h.2s8eyo1"><text:span text:style-name="T114_4"><text:s/></text:span></text:a></text:span><text:span text:style-name="T114_5"><text:a xlink:type="simple" xlink:href="#h.2s8eyo1"><text:span text:style-name="T114_6">del</text:span></text:a></text:span><text:span text:style-name="T114_7"><text:a xlink:type="simple" xlink:href="#h.2s8eyo1"><text:span text:style-name="T114_8"><text:s/></text:span></text:a></text:span><text:span text:style-name="T114_9"><text:a xlink:type="simple" xlink:href="#h.2s8eyo1"><text:span text:style-name="T114_10">producto</text:span></text:a></text:span></text:p>
      <text:p text:style-name="P115"><text:span text:style-name="T115_1"><text:a xlink:type="simple" xlink:href="#h.7lnbezb9381s"><text:span text:style-name="T115_2">Funcionalidad</text:span></text:a></text:span><text:span text:style-name="T115_3"><text:a xlink:type="simple" xlink:href="#h.7lnbezb9381s"><text:span text:style-name="T115_4"><text:s/></text:span></text:a></text:span><text:span text:style-name="T115_5"><text:a xlink:type="simple" xlink:href="#h.7lnbezb9381s"><text:span text:style-name="T115_6">del</text:span></text:a></text:span><text:span text:style-name="T115_7"><text:a xlink:type="simple" xlink:href="#h.7lnbezb9381s"><text:span text:style-name="T115_8"><text:s/></text:span></text:a></text:span><text:span text:style-name="T115_9"><text:a xlink:type="simple" xlink:href="#h.7lnbezb9381s"><text:span text:style-name="T115_10">producto</text:span></text:a></text:span></text:p>
      <text:p text:style-name="P116"><text:span text:style-name="T116_1"><text:a xlink:type="simple" xlink:href="#h.ajg9aooehi8r"><text:span text:style-name="T116_2">Características</text:span></text:a></text:span><text:span text:style-name="T116_3"><text:a xlink:type="simple" xlink:href="#h.ajg9aooehi8r"><text:span text:style-name="T116_4"><text:s/></text:span></text:a></text:span><text:span text:style-name="T116_5"><text:a xlink:type="simple" xlink:href="#h.ajg9aooehi8r"><text:span text:style-name="T116_6">de</text:span></text:a></text:span><text:span text:style-name="T116_7"><text:a xlink:type="simple" xlink:href="#h.ajg9aooehi8r"><text:span text:style-name="T116_8"><text:s/></text:span></text:a></text:span><text:span text:style-name="T116_9"><text:a xlink:type="simple" xlink:href="#h.ajg9aooehi8r"><text:span text:style-name="T116_10">los</text:span></text:a></text:span><text:span text:style-name="T116_11"><text:a xlink:type="simple" xlink:href="#h.ajg9aooehi8r"><text:span text:style-name="T116_12"><text:s/></text:span></text:a></text:span><text:span text:style-name="T116_13"><text:a xlink:type="simple" xlink:href="#h.ajg9aooehi8r"><text:span text:style-name="T116_14">usuarios</text:span></text:a></text:span></text:p>
      <text:p text:style-name="P117"><text:span text:style-name="T117_1"><text:a xlink:type="simple" xlink:href="#h.5mh840ey0d16"><text:span text:style-name="T117_2">Restricciones</text:span></text:a></text:span></text:p>
      <text:p text:style-name="P118"><text:span text:style-name="T118_1"><text:a xlink:type="simple" xlink:href="#h.xeqo63sm9a0q"><text:span text:style-name="T118_2">Suposiciones</text:span></text:a></text:span><text:span text:style-name="T118_3"><text:a xlink:type="simple" xlink:href="#h.xeqo63sm9a0q"><text:span text:style-name="T118_4"><text:s/></text:span></text:a></text:span><text:span text:style-name="T118_5"><text:a xlink:type="simple" xlink:href="#h.xeqo63sm9a0q"><text:span text:style-name="T118_6">y</text:span></text:a></text:span><text:span text:style-name="T118_7"><text:a xlink:type="simple" xlink:href="#h.xeqo63sm9a0q"><text:span text:style-name="T118_8"><text:s/></text:span></text:a></text:span><text:span text:style-name="T118_9"><text:a xlink:type="simple" xlink:href="#h.xeqo63sm9a0q"><text:span text:style-name="T118_10">dependencias</text:span></text:a></text:span></text:p>
      <text:p text:style-name="P119"><text:span text:style-name="T119_1"><text:a xlink:type="simple" xlink:href="#h.v2mhxrxk00pp"><text:span text:style-name="T119_2">Evolución</text:span></text:a></text:span><text:span text:style-name="T119_3"><text:a xlink:type="simple" xlink:href="#h.v2mhxrxk00pp"><text:span text:style-name="T119_4"><text:s/></text:span></text:a></text:span><text:span text:style-name="T119_5"><text:a xlink:type="simple" xlink:href="#h.v2mhxrxk00pp"><text:span text:style-name="T119_6">previsible</text:span></text:a></text:span><text:span text:style-name="T119_7"><text:a xlink:type="simple" xlink:href="#h.v2mhxrxk00pp"><text:span text:style-name="T119_8"><text:s/></text:span></text:a></text:span><text:span text:style-name="T119_9"><text:a xlink:type="simple" xlink:href="#h.v2mhxrxk00pp"><text:span text:style-name="T119_10">del</text:span></text:a></text:span><text:span text:style-name="T119_11"><text:a xlink:type="simple" xlink:href="#h.v2mhxrxk00pp"><text:span text:style-name="T119_12"><text:s/></text:span></text:a></text:span><text:span text:style-name="T119_13"><text:a xlink:type="simple" xlink:href="#h.v2mhxrxk00pp"><text:span text:style-name="T119_14">sistema</text:span></text:a></text:span></text:p>
      <text:p text:style-name="P120"><text:span text:style-name="T120_1"><text:a xlink:type="simple" xlink:href="#h.moznlarkyznm"><text:span text:style-name="T120_2">Requisitos</text:span></text:a></text:span><text:span text:style-name="T120_3"><text:a xlink:type="simple" xlink:href="#h.moznlarkyznm"><text:span text:style-name="T120_4"><text:s/></text:span></text:a></text:span><text:span text:style-name="T120_5"><text:a xlink:type="simple" xlink:href="#h.moznlarkyznm"><text:span text:style-name="T120_6">específicos</text:span></text:a></text:span></text:p>
      <text:p text:style-name="P121"><text:span text:style-name="T121_1"><text:a xlink:type="simple" xlink:href="#h.ttctlsj631t8"><text:span text:style-name="T121_2">Requisitos</text:span></text:a></text:span><text:span text:style-name="T121_3"><text:a xlink:type="simple" xlink:href="#h.ttctlsj631t8"><text:span text:style-name="T121_4"><text:s/></text:span></text:a></text:span><text:span text:style-name="T121_5"><text:a xlink:type="simple" xlink:href="#h.ttctlsj631t8"><text:span text:style-name="T121_6">comunes</text:span></text:a></text:span><text:span text:style-name="T121_7"><text:a xlink:type="simple" xlink:href="#h.ttctlsj631t8"><text:span text:style-name="T121_8"><text:s/></text:span></text:a></text:span><text:span text:style-name="T121_9"><text:a xlink:type="simple" xlink:href="#h.ttctlsj631t8"><text:span text:style-name="T121_10">de</text:span></text:a></text:span><text:span text:style-name="T121_11"><text:a xlink:type="simple" xlink:href="#h.ttctlsj631t8"><text:span text:style-name="T121_12"><text:s/></text:span></text:a></text:span><text:span text:style-name="T121_13"><text:a xlink:type="simple" xlink:href="#h.ttctlsj631t8"><text:span text:style-name="T121_14">los</text:span></text:a></text:span><text:span text:style-name="T121_15"><text:a xlink:type="simple" xlink:href="#h.ttctlsj631t8"><text:span text:style-name="T121_16"><text:s/></text:span></text:a></text:span><text:span text:style-name="T121_17"><text:a xlink:type="simple" xlink:href="#h.ttctlsj631t8"><text:span text:style-name="T121_18">interfaces</text:span></text:a></text:span></text:p>
      <text:p text:style-name="P122"><text:span text:style-name="T122_1"><text:a xlink:type="simple" xlink:href="#h.wo3ncl1eusy6"><text:span text:style-name="T122_2">Interfaces</text:span></text:a></text:span><text:span text:style-name="T122_3"><text:a xlink:type="simple" xlink:href="#h.wo3ncl1eusy6"><text:span text:style-name="T122_4"><text:s/></text:span></text:a></text:span><text:span text:style-name="T122_5"><text:a xlink:type="simple" xlink:href="#h.wo3ncl1eusy6"><text:span text:style-name="T122_6">de</text:span></text:a></text:span><text:span text:style-name="T122_7"><text:a xlink:type="simple" xlink:href="#h.wo3ncl1eusy6"><text:span text:style-name="T122_8"><text:s/></text:span></text:a></text:span><text:span text:style-name="T122_9"><text:a xlink:type="simple" xlink:href="#h.wo3ncl1eusy6"><text:span text:style-name="T122_10">usuario</text:span></text:a></text:span></text:p>
      <text:p text:style-name="P123"><text:span text:style-name="T123_1"><text:a xlink:type="simple" xlink:href="#h.zig25v4jiays"><text:span text:style-name="T123_2">Interfaces</text:span></text:a></text:span><text:span text:style-name="T123_3"><text:a xlink:type="simple" xlink:href="#h.zig25v4jiays"><text:span text:style-name="T123_4"><text:s/></text:span></text:a></text:span><text:span text:style-name="T123_5"><text:a xlink:type="simple" xlink:href="#h.zig25v4jiays"><text:span text:style-name="T123_6">de</text:span></text:a></text:span><text:span text:style-name="T123_7"><text:a xlink:type="simple" xlink:href="#h.zig25v4jiays"><text:span text:style-name="T123_8"><text:s/></text:span></text:a></text:span><text:span text:style-name="T123_9"><text:a xlink:type="simple" xlink:href="#h.zig25v4jiays"><text:span text:style-name="T123_10">hardware</text:span></text:a></text:span></text:p>
      <text:p text:style-name="P124"><text:span text:style-name="T124_1"><text:a xlink:type="simple" xlink:href="#h.6whcxllx1a2d"><text:span text:style-name="T124_2">Interfaces</text:span></text:a></text:span><text:span text:style-name="T124_3"><text:a xlink:type="simple" xlink:href="#h.6whcxllx1a2d"><text:span text:style-name="T124_4"><text:s/></text:span></text:a></text:span><text:span text:style-name="T124_5"><text:a xlink:type="simple" xlink:href="#h.6whcxllx1a2d"><text:span text:style-name="T124_6">de</text:span></text:a></text:span><text:span text:style-name="T124_7"><text:a xlink:type="simple" xlink:href="#h.6whcxllx1a2d"><text:span text:style-name="T124_8"><text:s/></text:span></text:a></text:span><text:span text:style-name="T124_9"><text:a xlink:type="simple" xlink:href="#h.6whcxllx1a2d"><text:span text:style-name="T124_10">software</text:span></text:a></text:span></text:p>
      <text:p text:style-name="P125"><text:span text:style-name="T125_1"><text:a xlink:type="simple" xlink:href="#h.c6dwtnm1bnws"><text:span text:style-name="T125_2">Requisitos</text:span></text:a></text:span><text:span text:style-name="T125_3"><text:a xlink:type="simple" xlink:href="#h.c6dwtnm1bnws"><text:span text:style-name="T125_4"><text:s/></text:span></text:a></text:span><text:span text:style-name="T125_5"><text:a xlink:type="simple" xlink:href="#h.c6dwtnm1bnws"><text:span text:style-name="T125_6">funcionales</text:span></text:a></text:span></text:p>
      <text:p text:style-name="P126"><text:span text:style-name="T126_1"><text:a xlink:type="simple" xlink:href="#h.surcmfdc4kwo"><text:span text:style-name="T126_2">Requisitos</text:span></text:a></text:span><text:span text:style-name="T126_3"><text:a xlink:type="simple" xlink:href="#h.surcmfdc4kwo"><text:span text:style-name="T126_4"><text:s/></text:span></text:a></text:span><text:span text:style-name="T126_5"><text:a xlink:type="simple" xlink:href="#h.surcmfdc4kwo"><text:span text:style-name="T126_6">no</text:span></text:a></text:span><text:span text:style-name="T126_7"><text:a xlink:type="simple" xlink:href="#h.surcmfdc4kwo"><text:span text:style-name="T126_8"><text:s/></text:span></text:a></text:span><text:span text:style-name="T126_9"><text:a xlink:type="simple" xlink:href="#h.surcmfdc4kwo"><text:span text:style-name="T126_10">funcionales</text:span></text:a></text:span></text:p>
      <text:p text:style-name="P127"><text:span text:style-name="T127_1"><text:a xlink:type="simple" xlink:href="#h.6b51zwxykxeg"><text:span text:style-name="T127_2">Requisitos</text:span></text:a></text:span><text:span text:style-name="T127_3"><text:a xlink:type="simple" xlink:href="#h.6b51zwxykxeg"><text:span text:style-name="T127_4"><text:s/></text:span></text:a></text:span><text:span text:style-name="T127_5"><text:a xlink:type="simple" xlink:href="#h.6b51zwxykxeg"><text:span text:style-name="T127_6">de</text:span></text:a></text:span><text:span text:style-name="T127_7"><text:a xlink:type="simple" xlink:href="#h.6b51zwxykxeg"><text:span text:style-name="T127_8"><text:s/></text:span></text:a></text:span><text:span text:style-name="T127_9"><text:a xlink:type="simple" xlink:href="#h.6b51zwxykxeg"><text:span text:style-name="T127_10">rendimiento</text:span></text:a></text:span></text:p>
      <text:p text:style-name="P128"><text:span text:style-name="T128_1"><text:a xlink:type="simple" xlink:href="#h.rgpeqyszwsbm"><text:span text:style-name="T128_2">Seguridad</text:span></text:a></text:span></text:p>
      <text:p text:style-name="P129"><text:span text:style-name="T129_1"><text:a xlink:type="simple" xlink:href="#h.nnvvwmbp7f9b"><text:span text:style-name="T129_2">Fiabilidad</text:span></text:a></text:span></text:p>
      <text:p text:style-name="P130"><text:span text:style-name="T130_1"><text:a xlink:type="simple" xlink:href="#h.v2ikwn23p71r"><text:span text:style-name="T130_2">Disponibilidad</text:span></text:a></text:span></text:p>
      <text:p text:style-name="P131"><text:span text:style-name="T131_1"><text:a xlink:type="simple" xlink:href="#h.u0p0svyh7tcu"><text:span text:style-name="T131_2">Mantenibilidad</text:span></text:a></text:span></text:p>
      <text:p text:style-name="P132"><text:span text:style-name="T132_1"><text:a xlink:type="simple" xlink:href="#h.a0mg8d98pama"><text:span text:style-name="T132_2">Portabilidad</text:span></text:a></text:span></text:p>
      <text:p text:style-name="P133"><text:span text:style-name="T133_1"><text:a xlink:type="simple" xlink:href="#h.n1tdmn48q2vo"><text:span text:style-name="T133_2">Otros</text:span></text:a></text:span><text:span text:style-name="T133_3"><text:a xlink:type="simple" xlink:href="#h.n1tdmn48q2vo"><text:span text:style-name="T133_4"><text:s/></text:span></text:a></text:span><text:span text:style-name="T133_5"><text:a xlink:type="simple" xlink:href="#h.n1tdmn48q2vo"><text:span text:style-name="T133_6">requisitos</text:span></text:a></text:span></text:p>
      <text:p text:style-name="P134"><text:span text:style-name="T134_1"><text:a xlink:type="simple" xlink:href="#h.27w7oyd60nf6"><text:span text:style-name="T134_2">Apéndices</text:span></text:a></text:span></text:p>
      <text:p text:style-name="P135"><text:bookmark-start text:name="h.elzvyjeiobp"/><text:bookmark-end text:name="h.elzvyjeiobp"/></text:p>
      <text:p text:style-name="P136"><text:bookmark-start text:name="h.ljxknk6avp68"/><text:bookmark-end text:name="h.ljxknk6avp68"/></text:p>
      <text:p text:style-name="P137"><text:bookmark-start text:name="h.qwi9zpf6ezbr"/><text:bookmark-end text:name="h.qwi9zpf6ezbr"/></text:p>
      <text:p text:style-name="P138"><text:bookmark-start text:name="h.fr6ltmkbusq8"/><text:bookmark-end text:name="h.fr6ltmkbusq8"/></text:p>
      <text:p text:style-name="P139"><text:bookmark-start text:name="h.ypds3qaq84dt"/><text:bookmark-end text:name="h.ypds3qaq84dt"/></text:p>
      <text:p text:style-name="P140"><text:bookmark-start text:name="h.gk86hlrlha2l"/><text:bookmark-end text:name="h.gk86hlrlha2l"/></text:p>
      <text:p text:style-name="P141"><text:bookmark-start text:name="h.1tneikyol3d4"/><text:bookmark-end text:name="h.1tneikyol3d4"/></text:p>
      <text:p text:style-name="P142"><text:bookmark-start text:name="h.6sgtaadiicxw"/><text:bookmark-end text:name="h.6sgtaadiicxw"/></text:p>
      <text:p text:style-name="P143"><text:bookmark-start text:name="h.gc5h23a7e8p5"/><text:bookmark-end text:name="h.gc5h23a7e8p5"/></text:p>
      <text:p text:style-name="P144"><text:bookmark-start text:name="h.efoa2hwjf68x"/><text:bookmark-end text:name="h.efoa2hwjf68x"/></text:p>
      <text:p text:style-name="P145"><text:bookmark-start text:name="h.7yitih8zck9u"/><text:bookmark-end text:name="h.7yitih8zck9u"/></text:p>
      <text:p text:style-name="P146"><text:bookmark-start text:name="h.kq6lr4su9qjm"/><text:bookmark-end text:name="h.kq6lr4su9qjm"/></text:p>
      <text:p text:style-name="P147"><text:bookmark-start text:name="h.hyp76o6vdc6l"/><text:bookmark-end text:name="h.hyp76o6vdc6l"/></text:p>
      <text:p text:style-name="P148"><text:bookmark-start text:name="h.u087fl7erxt"/><text:bookmark-end text:name="h.u087fl7erxt"/></text:p>
      <text:p text:style-name="P149"><text:bookmark-start text:name="h.hpazgim2a9zp"/><text:bookmark-end text:name="h.hpazgim2a9zp"/></text:p>
      <text:p text:style-name="P150"><text:bookmark-start text:name="h.1fob9te"/><text:bookmark-end text:name="h.1fob9te"/></text:p>
      <text:list text:style-name="LS1" xml:id="list0">
        <text:list-item>
          <text:h text:style-name="P151" text:outline-level="10"><text:bookmark-start text:name="h.pp0zazj9tjy2"/><text:bookmark-end text:name="h.pp0zazj9tjy2"/><text:span text:style-name="T151_1">Introducción</text:span></text:h>
        </text:list-item>
      </text:list>
      <text:p text:style-name="P152"><text:bookmark-start text:name="h.3znysh7"/><text:bookmark-end text:name="h.3znysh7"/><text:span text:style-name="T152_1">Este</text:span><text:span text:style-name="T152_2"><text:s/></text:span><text:span text:style-name="T152_3">documento</text:span><text:span text:style-name="T152_4"><text:s/></text:span><text:span text:style-name="T152_5">es</text:span><text:span text:style-name="T152_6"><text:s/></text:span><text:span text:style-name="T152_7">una</text:span><text:span text:style-name="T152_8"><text:s/></text:span><text:span text:style-name="T152_9">especificación</text:span><text:span text:style-name="T152_10"><text:s/></text:span><text:span text:style-name="T152_11">de</text:span><text:span text:style-name="T152_12"><text:s/></text:span><text:span text:style-name="T152_13">requerimientos</text:span><text:span text:style-name="T152_14"><text:s/></text:span><text:span text:style-name="T152_15">de</text:span><text:span text:style-name="T152_16"><text:s/></text:span><text:span text:style-name="T152_17">software</text:span><text:span text:style-name="T152_18"><text:s/></text:span><text:span text:style-name="T152_19">para</text:span><text:span text:style-name="T152_20"><text:s/></text:span><text:span text:style-name="T152_21">el</text:span><text:span text:style-name="T152_22"><text:s/></text:span><text:span text:style-name="T152_23">producto</text:span><text:span text:style-name="T152_24"><text:s/></text:span><text:span text:style-name="T152_25">a</text:span><text:span text:style-name="T152_26"><text:s/></text:span><text:span text:style-name="T152_27">diseñar</text:span><text:span text:style-name="T152_28"><text:s/></text:span><text:span text:style-name="T152_29">y</text:span><text:span text:style-name="T152_30"><text:s/></text:span><text:span text:style-name="T152_31">desarrollar</text:span><text:span text:style-name="T152_32"><text:s/></text:span><text:span text:style-name="T152_33">por</text:span><text:span text:style-name="T152_34"><text:s/></text:span><text:span text:style-name="T152_35">Cube</text:span><text:span text:style-name="T152_36">’</text:span><text:span text:style-name="T152_37">s</text:span><text:span text:style-name="T152_38"><text:s/></text:span><text:span text:style-name="T152_39">Crew</text:span><text:span text:style-name="T152_40"><text:s/></text:span><text:span text:style-name="T152_41">para</text:span><text:span text:style-name="T152_42"><text:s/></text:span><text:span text:style-name="T152_43">gestionar</text:span><text:span text:style-name="T152_44"><text:s/></text:span><text:span text:style-name="T152_45">el</text:span><text:span text:style-name="T152_46"><text:s/></text:span><text:span text:style-name="T152_47">sistema</text:span><text:span text:style-name="T152_48"><text:s/></text:span><text:span text:style-name="T152_49">Bestnid</text:span><text:span text:style-name="T152_50">.<text:s/></text:span><text:span text:style-name="T152_51">Se</text:span><text:span text:style-name="T152_52"><text:s/></text:span><text:span text:style-name="T152_53">referirá</text:span><text:span text:style-name="T152_54"><text:s/></text:span><text:span text:style-name="T152_55">al</text:span><text:span text:style-name="T152_56"><text:s/></text:span><text:span text:style-name="T152_57">producto</text:span><text:span text:style-name="T152_58"><text:s/></text:span><text:span text:style-name="T152_59">como</text:span><text:span text:style-name="T152_60"><text:s/></text:span><text:span text:style-name="T152_61">la</text:span><text:span text:style-name="T152_62"><text:s/></text:span><text:span text:style-name="T152_63">aplicación</text:span><text:span text:style-name="T152_64"><text:s/></text:span><text:span text:style-name="T152_65">en</text:span><text:span text:style-name="T152_66"><text:s/></text:span><text:span text:style-name="T152_67">el</text:span><text:span text:style-name="T152_68"><text:s/></text:span><text:span text:style-name="T152_69">resto</text:span><text:span text:style-name="T152_70"><text:s/></text:span><text:span text:style-name="T152_71">del</text:span><text:span text:style-name="T152_72"><text:s/></text:span><text:span text:style-name="T152_73">documento</text:span><text:span text:style-name="T152_74">.</text:span></text:p>
      <text:list text:style-name="LS1" xml:id="list1" text:continue-list="list0">
        <text:list-item>
          <text:list>
            <text:list-item>
              <text:h text:style-name="P153" text:outline-level="10"><text:bookmark-start text:name="h.w7srj1dsll46"/><text:bookmark-end text:name="h.w7srj1dsll46"/><text:span text:style-name="T153_1">Propósito</text:span></text:h>
            </text:list-item>
          </text:list>
        </text:list-item>
      </text:list>
      <text:p text:style-name="P154"><text:bookmark-start text:name="h.2et92p0"/><text:bookmark-end text:name="h.2et92p0"/><text:span text:style-name="T154_1">El</text:span><text:span text:style-name="T154_2"><text:s/></text:span><text:span text:style-name="T154_3">fin</text:span><text:span text:style-name="T154_4"><text:s/></text:span><text:span text:style-name="T154_5">del</text:span><text:span text:style-name="T154_6"><text:s/></text:span><text:span text:style-name="T154_7">presente</text:span><text:span text:style-name="T154_8"><text:s/></text:span><text:span text:style-name="T154_9">es</text:span><text:span text:style-name="T154_10"><text:s/></text:span><text:span text:style-name="T154_11">formalizar</text:span><text:span text:style-name="T154_12"><text:s/></text:span><text:span text:style-name="T154_13">los</text:span><text:span text:style-name="T154_14"><text:s/></text:span><text:span text:style-name="T154_15">requerimientos</text:span><text:span text:style-name="T154_16"><text:s/></text:span><text:span text:style-name="T154_17">de</text:span><text:span text:style-name="T154_18"><text:s/></text:span><text:span text:style-name="T154_19">un</text:span><text:span text:style-name="T154_20"><text:s/></text:span><text:span text:style-name="T154_21">software</text:span><text:span text:style-name="T154_22"><text:s/></text:span><text:span text:style-name="T154_23">que</text:span><text:span text:style-name="T154_24"><text:s/></text:span><text:span text:style-name="T154_25">será</text:span><text:span text:style-name="T154_26"><text:s/></text:span><text:span text:style-name="T154_27">utilizado</text:span><text:span text:style-name="T154_28"><text:s/></text:span><text:span text:style-name="T154_29">para</text:span><text:span text:style-name="T154_30"><text:s/></text:span><text:span text:style-name="T154_31">proveer</text:span><text:span text:style-name="T154_32"><text:s/></text:span><text:span text:style-name="T154_33">plataforma</text:span><text:span text:style-name="T154_34"><text:s/></text:span><text:span text:style-name="T154_35">de</text:span><text:span text:style-name="T154_36"><text:s/></text:span><text:span text:style-name="T154_37">acción</text:span><text:span text:style-name="T154_38"><text:s/></text:span><text:span text:style-name="T154_39">a</text:span><text:span text:style-name="T154_40"><text:s/></text:span><text:span text:style-name="T154_41">un</text:span><text:span text:style-name="T154_42"><text:s/></text:span><text:span text:style-name="T154_43">sistema</text:span><text:span text:style-name="T154_44"><text:s/></text:span><text:span text:style-name="T154_45">de</text:span><text:span text:style-name="T154_46"><text:s/></text:span><text:span text:style-name="T154_47">subastas</text:span><text:span text:style-name="T154_48"><text:s/></text:span><text:span text:style-name="T154_49">automatizado</text:span><text:span text:style-name="T154_50">.<text:s/></text:span><text:span text:style-name="T154_51">La</text:span><text:span text:style-name="T154_52"><text:s/></text:span><text:span text:style-name="T154_53">aplicación</text:span><text:span text:style-name="T154_54"><text:s/></text:span><text:span text:style-name="T154_55">será</text:span><text:span text:style-name="T154_56"><text:s/></text:span><text:span text:style-name="T154_57">adquirid</text:span><text:span text:style-name="T154_58">a</text:span><text:span text:style-name="T154_59"><text:s/></text:span><text:span text:style-name="T154_60">por</text:span><text:span text:style-name="T154_61"><text:s/></text:span><text:span text:style-name="T154_62">los</text:span><text:span text:style-name="T154_63"><text:s/></text:span><text:span text:style-name="T154_64">dueños</text:span><text:span text:style-name="T154_65"><text:s/></text:span><text:span text:style-name="T154_66">de</text:span><text:span text:style-name="T154_67"><text:s/></text:span><text:span text:style-name="T154_68">dicho</text:span><text:span text:style-name="T154_69"><text:s/></text:span><text:span text:style-name="T154_70">sistema</text:span><text:span text:style-name="T154_71"><text:s/></text:span><text:span text:style-name="T154_72">y</text:span><text:span text:style-name="T154_73"><text:s/></text:span><text:span text:style-name="T154_74">podrá</text:span><text:span text:style-name="T154_75"><text:s/></text:span><text:span text:style-name="T154_76">ser</text:span><text:span text:style-name="T154_77"><text:s/></text:span><text:span text:style-name="T154_78">utilizado</text:span><text:span text:style-name="T154_79"><text:s/></text:span><text:span text:style-name="T154_80">por</text:span><text:span text:style-name="T154_81"><text:s/></text:span><text:span text:style-name="T154_82">cualquier</text:span><text:span text:style-name="T154_83"><text:s/></text:span><text:span text:style-name="T154_84">usuario</text:span><text:span text:style-name="T154_85"><text:s/></text:span><text:span text:style-name="T154_86">que</text:span><text:span text:style-name="T154_87"><text:s/></text:span><text:span text:style-name="T154_88">disponga</text:span><text:span text:style-name="T154_89"><text:s/></text:span><text:span text:style-name="T154_90">de</text:span><text:span text:style-name="T154_91"><text:s/></text:span><text:span text:style-name="T154_92">acceso</text:span><text:span text:style-name="T154_93"><text:s/></text:span><text:span text:style-name="T154_94">a</text:span><text:span text:style-name="T154_95"><text:s/></text:span><text:span text:style-name="T154_96">I</text:span><text:span text:style-name="T154_97">nternet</text:span><text:span text:style-name="T154_98">.</text:span></text:p>
      <text:list text:style-name="LS1" xml:id="list2" text:continue-list="list0">
        <text:list-item>
          <text:list>
            <text:list-item>
              <text:h text:style-name="P155" text:outline-level="10"><text:bookmark-start text:name="h.seknsaf9nbhi"/><text:bookmark-end text:name="h.seknsaf9nbhi"/><text:span text:style-name="T155_1">Alcance</text:span></text:h>
            </text:list-item>
          </text:list>
        </text:list-item>
      </text:list>
      <text:p text:style-name="P156"/>
      <text:p text:style-name="P157"><text:bookmark-start text:name="h.q2k9s2suotpz"/><text:bookmark-end text:name="h.q2k9s2suotpz"/><text:span text:style-name="T157_1">La</text:span><text:span text:style-name="T157_2"><text:s/></text:span><text:span text:style-name="T157_3">aplicación</text:span><text:span text:style-name="T157_4"><text:s/></text:span><text:span text:style-name="T157_5">servirá</text:span><text:span text:style-name="T157_6"><text:s/></text:span><text:span text:style-name="T157_7">de</text:span><text:span text:style-name="T157_8"><text:s/></text:span><text:span text:style-name="T157_9">medio</text:span><text:span text:style-name="T157_10"><text:s/></text:span><text:span text:style-name="T157_11">a</text:span><text:span text:style-name="T157_12"><text:s/></text:span><text:span text:style-name="T157_13">los</text:span><text:span text:style-name="T157_14"><text:s/></text:span><text:span text:style-name="T157_15">usuarios</text:span><text:span text:style-name="T157_16"><text:s/></text:span><text:span text:style-name="T157_17">registrados</text:span><text:span text:style-name="T157_18"><text:s/></text:span><text:span text:style-name="T157_19">para</text:span><text:span text:style-name="T157_20"><text:s/></text:span><text:span text:style-name="T157_21">utilizar</text:span><text:span text:style-name="T157_22"><text:s/></text:span><text:span text:style-name="T157_23">el</text:span><text:span text:style-name="T157_24"><text:s/></text:span><text:span text:style-name="T157_25">sistema</text:span><text:span text:style-name="T157_26"><text:s/></text:span><text:span text:style-name="T157_27">Bestnid</text:span><text:span text:style-name="T157_28">.<text:s/></text:span><text:span text:style-name="T157_29">Permitirá</text:span><text:span text:style-name="T157_30"><text:s/></text:span><text:span text:style-name="T157_31">la</text:span><text:span text:style-name="T157_32"><text:s/></text:span><text:span text:style-name="T157_33">incorporación</text:span><text:span text:style-name="T157_34"><text:s/></text:span><text:span text:style-name="T157_35">de</text:span><text:span text:style-name="T157_36"><text:s/></text:span><text:span text:style-name="T157_37">usuarios</text:span><text:span text:style-name="T157_38"><text:s/></text:span><text:span text:style-name="T157_39">y</text:span><text:span text:style-name="T157_40"><text:s/></text:span><text:span text:style-name="T157_41">proveerá</text:span><text:span text:style-name="T157_42"><text:s/></text:span><text:span text:style-name="T157_43">a</text:span><text:span text:style-name="T157_44"><text:s/></text:span><text:span text:style-name="T157_45">los</text:span><text:span text:style-name="T157_46"><text:s/></text:span><text:span text:style-name="T157_47">mismos</text:span><text:span text:style-name="T157_48"><text:s/></text:span><text:span text:style-name="T157_49">las</text:span><text:span text:style-name="T157_50"><text:s/></text:span><text:span text:style-name="T157_51">distintas</text:span><text:span text:style-name="T157_52"><text:s/></text:span><text:span text:style-name="T157_53">funciones</text:span><text:span text:style-name="T157_54"><text:s/></text:span><text:span text:style-name="T157_55">del</text:span><text:span text:style-name="T157_56"><text:s/></text:span><text:span text:style-name="T157_57">sistema</text:span><text:span text:style-name="T157_58"><text:s/></text:span><text:span text:style-name="T157_59">de</text:span><text:span text:style-name="T157_60"><text:s/></text:span><text:span text:style-name="T157_61">manera</text:span><text:span text:style-name="T157_62"><text:s/></text:span><text:span text:style-name="T157_63">diferenciada</text:span><text:span text:style-name="T157_64">.<text:s/></text:span><text:span text:style-name="T157_65">El</text:span><text:span text:style-name="T157_66"><text:s/></text:span><text:span text:style-name="T157_67">sistema</text:span><text:span text:style-name="T157_68"><text:s/></text:span><text:span text:style-name="T157_69">permitirá</text:span><text:span text:style-name="T157_70"><text:s/></text:span><text:span text:style-name="T157_71">a</text:span><text:span text:style-name="T157_72"><text:s/></text:span><text:span text:style-name="T157_73">los</text:span><text:span text:style-name="T157_74"><text:s/></text:span><text:span text:style-name="T157_75">usuarios</text:span><text:span text:style-name="T157_76"><text:s/></text:span><text:span text:style-name="T157_77">registrarse</text:span><text:span text:style-name="T157_78"><text:s/></text:span><text:span text:style-name="T157_79">y</text:span><text:span text:style-name="T157_80"><text:s/></text:span><text:span text:style-name="T157_81">subir</text:span><text:span text:style-name="T157_82"><text:s/></text:span><text:span text:style-name="T157_83">productos</text:span><text:span text:style-name="T157_84">,<text:s/></text:span><text:span text:style-name="T157_85">con</text:span><text:span text:style-name="T157_86"><text:s/></text:span><text:span text:style-name="T157_87">su</text:span><text:span text:style-name="T157_88"><text:s/></text:span><text:span text:style-name="T157_89">correspondiente</text:span><text:span text:style-name="T157_90"><text:s/></text:span><text:span text:style-name="T157_91">información</text:span><text:span text:style-name="T157_92"><text:s/></text:span><text:span text:style-name="T157_93">e</text:span><text:span text:style-name="T157_94"><text:s/></text:span><text:span text:style-name="T157_95">imagen</text:span><text:span text:style-name="T157_96">;<text:s/></text:span><text:span text:style-name="T157_97">también</text:span><text:span text:style-name="T157_98"><text:s/></text:span><text:span text:style-name="T157_99">podrán</text:span><text:span text:style-name="T157_100"><text:s/></text:span><text:span text:style-name="T157_101">mirar</text:span><text:span text:style-name="T157_102"><text:s/></text:span><text:span text:style-name="T157_103">productos</text:span><text:span text:style-name="T157_104"><text:s/></text:span><text:span text:style-name="T157_105">de</text:span><text:span text:style-name="T157_106"><text:s/></text:span><text:span text:style-name="T157_107">otros</text:span><text:span text:style-name="T157_108"><text:s/></text:span><text:span text:style-name="T157_109">usuarios</text:span><text:span text:style-name="T157_110"><text:s/></text:span><text:span text:style-name="T157_111">y</text:span><text:span text:style-name="T157_112"><text:s/></text:span><text:span text:style-name="T157_113">realizar</text:span><text:span text:style-name="T157_114"><text:s/></text:span><text:span text:style-name="T157_115">ofertas</text:span><text:span text:style-name="T157_116"><text:s/></text:span><text:span text:style-name="T157_117">y</text:span><text:span text:style-name="T157_118">/</text:span><text:span text:style-name="T157_119">o</text:span><text:span text:style-name="T157_120"><text:s/></text:span><text:span text:style-name="T157_121">consultas</text:span><text:span text:style-name="T157_122"><text:s/></text:span><text:span text:style-name="T157_123">en</text:span><text:span text:style-name="T157_124"><text:s/></text:span><text:span text:style-name="T157_125">forma</text:span><text:span text:style-name="T157_126"><text:s/></text:span><text:span text:style-name="T157_127">de</text:span><text:span text:style-name="T157_128"><text:s/></text:span><text:span text:style-name="T157_129">comentarios</text:span><text:span text:style-name="T157_130"><text:s/></text:span><text:span text:style-name="T157_131">públicos</text:span><text:span text:style-name="T157_132">.<text:s/></text:span><text:span text:style-name="T157_133">Los</text:span><text:span text:style-name="T157_134"><text:s/></text:span><text:span text:style-name="T157_135">usuarios</text:span><text:span text:style-name="T157_136"><text:s/></text:span><text:span text:style-name="T157_137">podrán</text:span><text:span text:style-name="T157_138"><text:s/></text:span><text:span text:style-name="T157_139">ingresar</text:span><text:span text:style-name="T157_140"><text:s/></text:span><text:span text:style-name="T157_141">su</text:span><text:span text:style-name="T157_142"><text:s/></text:span><text:span text:style-name="T157_143">número</text:span><text:span text:style-name="T157_144"><text:s/></text:span><text:span text:style-name="T157_145">de</text:span><text:span text:style-name="T157_146"><text:s/></text:span><text:span text:style-name="T157_147">tarjeta</text:span><text:span text:style-name="T157_148"><text:s/></text:span><text:span text:style-name="T157_149">de</text:span><text:span text:style-name="T157_150"><text:s/></text:span><text:span text:style-name="T157_151">crédito</text:span><text:span text:style-name="T157_152"><text:s/></text:span><text:span text:style-name="T157_153">para</text:span><text:span text:style-name="T157_154"><text:s/></text:span><text:span text:style-name="T157_155">realizar</text:span><text:span text:style-name="T157_156"><text:s/></text:span><text:span text:style-name="T157_157">la</text:span><text:span text:style-name="T157_158"><text:s/></text:span><text:span text:style-name="T157_159">compra</text:span><text:span text:style-name="T157_160">.</text:span></text:p>
      <text:p text:style-name="P158"><text:bookmark-start text:name="h.tyjcwt"/><text:bookmark-end text:name="h.tyjcwt"/></text:p>
      <text:list text:style-name="LS1" xml:id="list3" text:continue-list="list0">
        <text:list-item>
          <text:list>
            <text:list-item>
              <text:h text:style-name="P159" text:outline-level="10"><text:bookmark-start text:name="h.b176xqq5nd21"/><text:bookmark-end text:name="h.b176xqq5nd21"/><text:span text:style-name="T159_1">Definiciones</text:span><text:span text:style-name="T159_2">,<text:s/></text:span><text:span text:style-name="T159_3">acrónimos</text:span><text:span text:style-name="T159_4"><text:s/></text:span><text:span text:style-name="T159_5">y</text:span><text:span text:style-name="T159_6"><text:s/></text:span><text:span text:style-name="T159_7">abreviaturas</text:span></text:h>
            </text:list-item>
          </text:list>
        </text:list-item>
      </text:list>
      <text:p text:style-name="P160"/>
      <text:p text:style-name="P161"><text:bookmark-start text:name="h.5rd571u7b5wa"/><text:bookmark-end text:name="h.5rd571u7b5wa"/><text:span text:style-name="T161_1">No</text:span><text:span text:style-name="T161_2"><text:s/></text:span><text:span text:style-name="T161_3">se</text:span><text:span text:style-name="T161_4"><text:s/></text:span><text:span text:style-name="T161_5">utilizan</text:span><text:span text:style-name="T161_6"><text:s/></text:span><text:span text:style-name="T161_7">en</text:span><text:span text:style-name="T161_8"><text:s/></text:span><text:span text:style-name="T161_9">este</text:span><text:span text:style-name="T161_10"><text:s/></text:span><text:span text:style-name="T161_11">documento</text:span><text:span text:style-name="T161_12">.</text:span></text:p>
      <text:p text:style-name="P162"><text:bookmark-start text:name="h.3dy6vkm"/><text:bookmark-end text:name="h.3dy6vkm"/></text:p>
      <text:list text:style-name="LS1" xml:id="list4" text:continue-list="list0">
        <text:list-item>
          <text:list>
            <text:list-item>
              <text:h text:style-name="P163" text:outline-level="10"><text:bookmark-start text:name="h.rkn1r4qdmufl"/><text:bookmark-end text:name="h.rkn1r4qdmufl"/><text:span text:style-name="T163_1">Referencias</text:span></text:h>
            </text:list-item>
          </text:list>
        </text:list-item>
      </text:list>
      <text:p text:style-name="P164"/>
      <table:table table:style-name="Table4">
        <table:table-column table:style-name="Column8"/>
        <table:table-column table:style-name="Column9"/>
        <table:table-column table:style-name="Column10"/>
        <table:table-column table:style-name="Column11"/>
        <table:table-row table:style-name="Row11">
          <table:table-cell table:style-name="Cell32">
            <text:p text:style-name="P165"><text:span text:style-name="T165_1">Referencia</text:span></text:p>
          </table:table-cell>
          <table:table-cell table:style-name="Cell33">
            <text:p text:style-name="P166"><text:span text:style-name="T166_1">Titulo</text:span></text:p>
          </table:table-cell>
          <table:table-cell table:style-name="Cell34">
            <text:p text:style-name="P167"><text:span text:style-name="T167_1">Fecha</text:span></text:p>
          </table:table-cell>
          <table:table-cell table:style-name="Cell35">
            <text:p text:style-name="P168"><text:span text:style-name="T168_1">Autor</text:span></text:p>
          </table:table-cell>
        </table:table-row>
        <table:table-row table:style-name="Row12">
          <table:table-cell table:style-name="Cell36">
            <text:p text:style-name="P169"/>
          </table:table-cell>
          <table:table-cell table:style-name="Cell37">
            <text:p text:style-name="P170"><text:span text:style-name="T170_1">STD</text:span><text:span text:style-name="T170_2">-830<text:s/></text:span><text:span text:style-name="T170_3">ESPECIFICACIONES</text:span><text:span text:style-name="T170_4"><text:s/></text:span><text:span text:style-name="T170_5">DE</text:span><text:span text:style-name="T170_6"><text:s/></text:span><text:span text:style-name="T170_7">LOS</text:span><text:span text:style-name="T170_8"><text:s/></text:span><text:span text:style-name="T170_9">REQUISITOS</text:span><text:span text:style-name="T170_10"><text:s/></text:span><text:span text:style-name="T170_11">DEL</text:span></text:p>
            <text:p text:style-name="P171"><text:span text:style-name="T171_1">SOFTWARE</text:span></text:p>
            <text:p text:style-name="P172"/>
          </table:table-cell>
          <table:table-cell table:style-name="Cell38">
            <text:p text:style-name="P173"><text:span text:style-name="T173_1">1998</text:span></text:p>
          </table:table-cell>
          <table:table-cell table:style-name="Cell39">
            <text:p text:style-name="P174"><text:span text:style-name="T174_1">IEEE</text:span></text:p>
          </table:table-cell>
        </table:table-row>
        <table:table-row table:style-name="Row13">
          <table:table-cell table:style-name="Cell40">
            <text:p text:style-name="P175"/>
          </table:table-cell>
          <table:table-cell table:style-name="Cell41">
            <text:p text:style-name="P176"><text:span text:style-name="T176_1">Cuestionario</text:span></text:p>
          </table:table-cell>
          <table:table-cell table:style-name="Cell42">
            <text:p text:style-name="P177"><text:span text:style-name="T177_1">29/09/2014</text:span></text:p>
          </table:table-cell>
          <table:table-cell table:style-name="Cell43">
            <text:p text:style-name="P178"><text:span text:style-name="T178_1">Cube</text:span><text:span text:style-name="T178_2">’</text:span><text:span text:style-name="T178_3">s</text:span><text:span text:style-name="T178_4"><text:s/></text:span><text:span text:style-name="T178_5">Crew</text:span></text:p>
          </table:table-cell>
        </table:table-row>
        <table:table-row table:style-name="Row14">
          <table:table-cell table:style-name="Cell44">
            <text:p text:style-name="P179"/>
          </table:table-cell>
          <table:table-cell table:style-name="Cell45">
            <text:p text:style-name="P180"><text:span text:style-name="T180_1">Entrevista</text:span></text:p>
          </table:table-cell>
          <table:table-cell table:style-name="Cell46">
            <text:p text:style-name="P181"><text:span text:style-name="T181_1">17/09/2014</text:span></text:p>
          </table:table-cell>
          <table:table-cell table:style-name="Cell47">
            <text:p text:style-name="P182"><text:span text:style-name="T182_1">Cube</text:span><text:span text:style-name="T182_2">’</text:span><text:span text:style-name="T182_3">s</text:span><text:span text:style-name="T182_4"><text:s/></text:span><text:span text:style-name="T182_5">Crew</text:span></text:p>
          </table:table-cell>
        </table:table-row>
      </table:table>
      <text:p text:style-name="P183"><text:bookmark-start text:name="h.1t3h5sf"/><text:bookmark-end text:name="h.1t3h5sf"/></text:p>
      <text:list text:style-name="LS1" xml:id="list5" text:continue-list="list0">
        <text:list-item>
          <text:list>
            <text:list-item>
              <text:h text:style-name="P184" text:outline-level="10"><text:bookmark-start text:name="h.z5gyo82r32kd"/><text:bookmark-end text:name="h.z5gyo82r32kd"/><text:span text:style-name="T184_1">Resumen</text:span></text:h>
            </text:list-item>
          </text:list>
        </text:list-item>
      </text:list>
      <text:p text:style-name="P185"/>
      <text:p text:style-name="P186"><text:span text:style-name="T186_1"><text:tab/></text:span><text:span text:style-name="T186_2">A</text:span><text:span text:style-name="T186_3"><text:s/></text:span><text:span text:style-name="T186_4">continuación</text:span><text:span text:style-name="T186_5"><text:s/></text:span><text:span text:style-name="T186_6">se</text:span><text:span text:style-name="T186_7"><text:s/></text:span><text:span text:style-name="T186_8">describirán</text:span><text:span text:style-name="T186_9"><text:s/></text:span><text:span text:style-name="T186_10">las</text:span><text:span text:style-name="T186_11"><text:s/></text:span><text:span text:style-name="T186_12">funcionalidades</text:span><text:span text:style-name="T186_13"><text:s/></text:span><text:span text:style-name="T186_14">y</text:span><text:span text:style-name="T186_15"><text:s/></text:span><text:span text:style-name="T186_16">restricciones</text:span><text:span text:style-name="T186_17"><text:s/></text:span><text:span text:style-name="T186_18">del</text:span><text:span text:style-name="T186_19"><text:s/></text:span><text:span text:style-name="T186_20">producto</text:span><text:span text:style-name="T186_21">,<text:s/></text:span><text:span text:style-name="T186_22">así</text:span><text:span text:style-name="T186_23"><text:s/></text:span><text:span text:style-name="T186_24">como</text:span><text:span text:style-name="T186_25"><text:s/></text:span><text:span text:style-name="T186_26">sus</text:span><text:span text:style-name="T186_27"><text:s/></text:span><text:span text:style-name="T186_28">dependencias</text:span><text:span text:style-name="T186_29">.<text:s/></text:span><text:span text:style-name="T186_30">Se</text:span><text:span text:style-name="T186_31"><text:s/></text:span><text:span text:style-name="T186_32">detallarán</text:span><text:span text:style-name="T186_33"><text:s/></text:span><text:span text:style-name="T186_34">también</text:span><text:span text:style-name="T186_35"><text:s/></text:span><text:span text:style-name="T186_36">los</text:span><text:span text:style-name="T186_37"><text:s/></text:span><text:span text:style-name="T186_38">requisitos</text:span><text:span text:style-name="T186_39"><text:s/></text:span><text:span text:style-name="T186_40">funcionales</text:span><text:span text:style-name="T186_41">,<text:s/></text:span><text:span text:style-name="T186_42">no</text:span><text:span text:style-name="T186_43"><text:s/></text:span><text:span text:style-name="T186_44">funcionales</text:span><text:span text:style-name="T186_45">.<text:s/></text:span><text:span text:style-name="T186_46">Se</text:span><text:span text:style-name="T186_47"><text:s/></text:span><text:span text:style-name="T186_48">especificarán</text:span><text:span text:style-name="T186_49"><text:s/></text:span><text:span text:style-name="T186_50">las</text:span><text:span text:style-name="T186_51"><text:s/></text:span><text:span text:style-name="T186_52">características</text:span><text:span text:style-name="T186_53"><text:s/></text:span><text:span text:style-name="T186_54">de</text:span><text:span text:style-name="T186_55"><text:s/></text:span><text:span text:style-name="T186_56">los</text:span><text:span text:style-name="T186_57"><text:s/></text:span><text:span text:style-name="T186_58">usuarios</text:span><text:span text:style-name="T186_59"><text:s/></text:span><text:span text:style-name="T186_60">y</text:span><text:span text:style-name="T186_61"><text:s/></text:span><text:span text:style-name="T186_62">las</text:span><text:span text:style-name="T186_63"><text:s/></text:span><text:span text:style-name="T186_64">interfaces</text:span><text:span text:style-name="T186_65"><text:s/></text:span><text:span text:style-name="T186_66">desde</text:span><text:span text:style-name="T186_67"><text:s/></text:span><text:span text:style-name="T186_68">su</text:span><text:span text:style-name="T186_69"><text:s/></text:span><text:span text:style-name="T186_70">punto</text:span><text:span text:style-name="T186_71"><text:s/></text:span><text:span text:style-name="T186_72">de</text:span><text:span text:style-name="T186_73"><text:s/></text:span><text:span text:style-name="T186_74">vista</text:span><text:span text:style-name="T186_75">.</text:span></text:p>
      <text:list text:style-name="LS1" xml:id="list6" text:continue-list="list0">
        <text:list-item>
          <text:h text:style-name="P187" text:outline-level="10"><text:bookmark-start text:name="h.t9n9ap7e32pf"/><text:bookmark-end text:name="h.t9n9ap7e32pf"/><text:span text:style-name="T187_1">Descripción</text:span><text:span text:style-name="T187_2"><text:s/></text:span><text:span text:style-name="T187_3">general</text:span></text:h>
          <text:list>
            <text:list-item>
              <text:h text:style-name="P188" text:outline-level="10"><text:bookmark-start text:name="h.mzbljbteiv6o"/><text:bookmark-end text:name="h.mzbljbteiv6o"/><text:span text:style-name="T188_1">Perspectiva</text:span><text:span text:style-name="T188_2"><text:s/></text:span><text:span text:style-name="T188_3">del</text:span><text:span text:style-name="T188_4"><text:s/></text:span><text:span text:style-name="T188_5">producto</text:span></text:h>
            </text:list-item>
          </text:list>
        </text:list-item>
      </text:list>
      <text:p text:style-name="P189"/>
      <text:p text:style-name="P190"><text:bookmark-start text:name="h.17dp8vu"/><text:bookmark-end text:name="h.17dp8vu"/><text:span text:style-name="T190_1">No</text:span><text:span text:style-name="T190_2"><text:s/></text:span><text:span text:style-name="T190_3">existe</text:span><text:span text:style-name="T190_4"><text:s/></text:span><text:span text:style-name="T190_5">ningún</text:span><text:span text:style-name="T190_6"><text:s/></text:span><text:span text:style-name="T190_7">sistema</text:span><text:span text:style-name="T190_8"><text:s/></text:span><text:span text:style-name="T190_9">informático</text:span><text:span text:style-name="T190_10"><text:s/></text:span><text:span text:style-name="T190_11">actualmente</text:span></text:p>
      <text:list text:style-name="LS1" xml:id="list8" text:continue-list="list0">
        <text:list-item>
          <text:list>
            <text:list-item>
              <text:h text:style-name="P191" text:outline-level="10"><text:bookmark-start text:name="h.7lnbezb9381s"/><text:bookmark-end text:name="h.7lnbezb9381s"/><text:span text:style-name="T191_1">Funcionalidad</text:span><text:span text:style-name="T191_2"><text:s/></text:span><text:span text:style-name="T191_3">del</text:span><text:span text:style-name="T191_4"><text:s/></text:span><text:span text:style-name="T191_5">producto</text:span></text:h>
            </text:list-item>
          </text:list>
        </text:list-item>
      </text:list>
      <text:p text:style-name="P192"><text:span text:style-name="T192_1">La</text:span><text:span text:style-name="T192_2"><text:s/></text:span><text:span text:style-name="T192_3">aplicación</text:span><text:span text:style-name="T192_4"><text:s/></text:span><text:span text:style-name="T192_5">permitirá</text:span><text:span text:style-name="T192_6"><text:s/></text:span><text:span text:style-name="T192_7">a</text:span><text:span text:style-name="T192_8"><text:s/></text:span><text:span text:style-name="T192_9">los</text:span><text:span text:style-name="T192_10"><text:s/></text:span><text:span text:style-name="T192_11">usuarios</text:span><text:span text:style-name="T192_12"><text:s/></text:span><text:span text:style-name="T192_13">comunicarse</text:span><text:span text:style-name="T192_14"><text:s/></text:span><text:span text:style-name="T192_15">en</text:span><text:span text:style-name="T192_16"><text:s/></text:span><text:span text:style-name="T192_17">un</text:span><text:span text:style-name="T192_18"><text:s/></text:span><text:span text:style-name="T192_19">entorno</text:span><text:span text:style-name="T192_20"><text:s/></text:span><text:span text:style-name="T192_21">sencillo</text:span><text:span text:style-name="T192_22">;<text:s/></text:span><text:span text:style-name="T192_23">subastar</text:span><text:span text:style-name="T192_24"><text:s/></text:span><text:span text:style-name="T192_25">productos</text:span><text:span text:style-name="T192_26"><text:s/></text:span><text:span text:style-name="T192_27">y</text:span><text:span text:style-name="T192_28"><text:s/></text:span><text:span text:style-name="T192_29">participar</text:span><text:span text:style-name="T192_30"><text:s/></text:span><text:span text:style-name="T192_31">en</text:span><text:span text:style-name="T192_32"><text:s/></text:span><text:span text:style-name="T192_33">las</text:span><text:span text:style-name="T192_34"><text:s/></text:span><text:span text:style-name="T192_35">subastas</text:span><text:span text:style-name="T192_36"><text:s/></text:span><text:span text:style-name="T192_37">de</text:span><text:span text:style-name="T192_38"><text:s/></text:span><text:span text:style-name="T192_39">otros</text:span><text:span text:style-name="T192_40"><text:s/></text:span><text:span text:style-name="T192_41">usuarios</text:span><text:span text:style-name="T192_42"><text:s/></text:span><text:span text:style-name="T192_43">en</text:span><text:span text:style-name="T192_44"><text:s/></text:span><text:span text:style-name="T192_45">forma</text:span><text:span text:style-name="T192_46"><text:s/></text:span><text:span text:style-name="T192_47">online</text:span><text:span text:style-name="T192_48">.<text:s/></text:span><text:span text:style-name="T192_49">También</text:span><text:span text:style-name="T192_50"><text:s/></text:span><text:span text:style-name="T192_51">mantendrá</text:span><text:span text:style-name="T192_52"><text:s/></text:span><text:span text:style-name="T192_53">información</text:span><text:span text:style-name="T192_54"><text:s/></text:span><text:span text:style-name="T192_55">estadística</text:span><text:span text:style-name="T192_56"><text:s/></text:span><text:span text:style-name="T192_57">sobre</text:span><text:span text:style-name="T192_58"><text:s/></text:span><text:span text:style-name="T192_59">los</text:span><text:span text:style-name="T192_60"><text:s/></text:span><text:span text:style-name="T192_61">productos</text:span><text:span text:style-name="T192_62"><text:s/></text:span><text:span text:style-name="T192_63">y</text:span><text:span text:style-name="T192_64"><text:s/></text:span><text:span text:style-name="T192_65">otra</text:span><text:span text:style-name="T192_66"><text:s/></text:span><text:span text:style-name="T192_67">información</text:span><text:span text:style-name="T192_68">.<text:s/></text:span></text:p>
      <text:list text:style-name="LS1" xml:id="list9" text:continue-list="list0">
        <text:list-item>
          <text:list>
            <text:list-item>
              <text:h text:style-name="P193" text:outline-level="10"><text:bookmark-start text:name="h.eurq5d3enwwr"/><text:bookmark-end text:name="h.eurq5d3enwwr"/><text:span text:style-name="T193_1">Características</text:span><text:span text:style-name="T193_2"><text:s/></text:span><text:span text:style-name="T193_3">de</text:span><text:span text:style-name="T193_4"><text:s/></text:span><text:span text:style-name="T193_5">los</text:span><text:span text:style-name="T193_6"><text:s/></text:span><text:span text:style-name="T193_7">usuarios</text:span></text:h>
            </text:list-item>
          </text:list>
        </text:list-item>
      </text:list>
      <text:p text:style-name="P194"/>
      <table:table table:style-name="Table5">
        <table:table-column table:style-name="Column12"/>
        <table:table-column table:style-name="Column13"/>
        <table:table-row table:style-name="Row15">
          <table:table-cell table:style-name="Cell48">
            <text:p text:style-name="P195"><text:span text:style-name="T195_1">Tipo</text:span><text:span text:style-name="T195_2"><text:s/></text:span><text:span text:style-name="T195_3">de</text:span><text:span text:style-name="T195_4"><text:s/></text:span><text:span text:style-name="T195_5">usuario</text:span></text:p>
          </table:table-cell>
          <table:table-cell table:style-name="Cell49">
            <text:p text:style-name="P196"><text:span text:style-name="T196_1">Administradores</text:span></text:p>
          </table:table-cell>
        </table:table-row>
        <table:table-row table:style-name="Row16">
          <table:table-cell table:style-name="Cell50">
            <text:p text:style-name="P197"><text:span text:style-name="T197_1">Formación</text:span></text:p>
          </table:table-cell>
          <table:table-cell table:style-name="Cell51">
            <text:p text:style-name="P198"><text:span text:style-name="T198_1">Irrelevante</text:span></text:p>
          </table:table-cell>
        </table:table-row>
        <table:table-row table:style-name="Row17">
          <table:table-cell table:style-name="Cell52">
            <text:p text:style-name="P199"><text:span text:style-name="T199_1">Actividades</text:span></text:p>
          </table:table-cell>
          <table:table-cell table:style-name="Cell53">
            <text:p text:style-name="P200"><text:span text:style-name="T200_1">Promocionar</text:span><text:span text:style-name="T200_2"><text:s/></text:span><text:span text:style-name="T200_3">y</text:span><text:span text:style-name="T200_4"><text:s/></text:span><text:span text:style-name="T200_5">eliminar</text:span><text:span text:style-name="T200_6"><text:s/></text:span><text:span text:style-name="T200_7">usuarios</text:span></text:p>
            <text:p text:style-name="P201"><text:span text:style-name="T201_1">Dar</text:span><text:span text:style-name="T201_2"><text:s/></text:span><text:span text:style-name="T201_3">de</text:span><text:span text:style-name="T201_4"><text:s/></text:span><text:span text:style-name="T201_5">baja</text:span><text:span text:style-name="T201_6"><text:s/></text:span><text:span text:style-name="T201_7">un</text:span><text:span text:style-name="T201_8"><text:s/></text:span><text:span text:style-name="T201_9">producto</text:span><text:span text:style-name="T201_10">,<text:s/></text:span><text:span text:style-name="T201_11">o</text:span><text:span text:style-name="T201_12"><text:s/></text:span><text:span text:style-name="T201_13">borrar</text:span><text:span text:style-name="T201_14"><text:s/></text:span><text:span text:style-name="T201_15">publicaciones</text:span><text:span text:style-name="T201_16"><text:s/></text:span><text:span text:style-name="T201_17">acerca</text:span><text:span text:style-name="T201_18"><text:s/></text:span><text:span text:style-name="T201_19">de</text:span><text:span text:style-name="T201_20"><text:s/></text:span><text:span text:style-name="T201_21">uno</text:span></text:p>
          </table:table-cell>
        </table:table-row>
      </table:table>
      <text:p text:style-name="P202"/>
      <table:table table:style-name="Table6">
        <table:table-column table:style-name="Column14"/>
        <table:table-column table:style-name="Column15"/>
        <table:table-row table:style-name="Row18">
          <table:table-cell table:style-name="Cell54">
            <text:p text:style-name="P203"><text:span text:style-name="T203_1">Tipo</text:span><text:span text:style-name="T203_2"><text:s/></text:span><text:span text:style-name="T203_3">de</text:span><text:span text:style-name="T203_4"><text:s/></text:span><text:span text:style-name="T203_5">usuario</text:span></text:p>
          </table:table-cell>
          <table:table-cell table:style-name="Cell55">
            <text:p text:style-name="P204"><text:span text:style-name="T204_1">Registrado</text:span></text:p>
          </table:table-cell>
        </table:table-row>
        <table:table-row table:style-name="Row19">
          <table:table-cell table:style-name="Cell56">
            <text:p text:style-name="P205"><text:span text:style-name="T205_1">Formación</text:span></text:p>
          </table:table-cell>
          <table:table-cell table:style-name="Cell57">
            <text:p text:style-name="P206"><text:span text:style-name="T206_1">No</text:span><text:span text:style-name="T206_2"><text:s/></text:span><text:span text:style-name="T206_3">definida</text:span></text:p>
          </table:table-cell>
        </table:table-row>
        <table:table-row table:style-name="Row20">
          <table:table-cell table:style-name="Cell58">
            <text:p text:style-name="P207"><text:span text:style-name="T207_1">Actividades</text:span></text:p>
          </table:table-cell>
          <table:table-cell table:style-name="Cell59">
            <text:p text:style-name="P208"><text:span text:style-name="T208_1">Iniciar</text:span><text:span text:style-name="T208_2"><text:s/></text:span><text:span text:style-name="T208_3">y</text:span><text:span text:style-name="T208_4"><text:s/></text:span><text:span text:style-name="T208_5">cerrar</text:span><text:span text:style-name="T208_6"><text:s/></text:span><text:span text:style-name="T208_7">sesión</text:span></text:p>
            <text:p text:style-name="P209"><text:span text:style-name="T209_1">Subir</text:span><text:span text:style-name="T209_2"><text:s/></text:span><text:span text:style-name="T209_3">un</text:span><text:span text:style-name="T209_4"><text:s/></text:span><text:span text:style-name="T209_5">producto</text:span><text:span text:style-name="T209_6"><text:s/></text:span><text:span text:style-name="T209_7">y</text:span><text:span text:style-name="T209_8"><text:s/></text:span><text:span text:style-name="T209_9">agregar</text:span><text:span text:style-name="T209_10"><text:s/></text:span><text:span text:style-name="T209_11">detalles</text:span></text:p>
            <text:p text:style-name="P210"><text:span text:style-name="T210_1">Ver</text:span><text:span text:style-name="T210_2"><text:s/></text:span><text:span text:style-name="T210_3">los</text:span><text:span text:style-name="T210_4"><text:s/></text:span><text:span text:style-name="T210_5">productos</text:span><text:span text:style-name="T210_6"><text:s/></text:span><text:span text:style-name="T210_7">publicados</text:span><text:span text:style-name="T210_8"><text:s/></text:span><text:span text:style-name="T210_9">y</text:span><text:span text:style-name="T210_10"><text:s/></text:span><text:span text:style-name="T210_11">los</text:span><text:span text:style-name="T210_12"><text:s/></text:span><text:span text:style-name="T210_13">comentarios</text:span></text:p>
            <text:p text:style-name="P211"><text:span text:style-name="T211_1">Comentar</text:span><text:span text:style-name="T211_2"><text:s/></text:span><text:span text:style-name="T211_3">y</text:span><text:span text:style-name="T211_4">/</text:span><text:span text:style-name="T211_5">o</text:span><text:span text:style-name="T211_6"><text:s/></text:span><text:span text:style-name="T211_7">hacer</text:span><text:span text:style-name="T211_8"><text:s/></text:span><text:span text:style-name="T211_9">una</text:span><text:span text:style-name="T211_10"><text:s/></text:span><text:span text:style-name="T211_11">oferta</text:span><text:span text:style-name="T211_12"><text:s/></text:span><text:span text:style-name="T211_13">de</text:span><text:span text:style-name="T211_14"><text:s/></text:span><text:span text:style-name="T211_15">un</text:span><text:span text:style-name="T211_16"><text:s/></text:span><text:span text:style-name="T211_17">producto</text:span></text:p>
          </table:table-cell>
        </table:table-row>
      </table:table>
      <text:p text:style-name="P212"/>
      <table:table table:style-name="Table7">
        <table:table-column table:style-name="Column16"/>
        <table:table-column table:style-name="Column17"/>
        <table:table-row table:style-name="Row21">
          <table:table-cell table:style-name="Cell60">
            <text:p text:style-name="P213"><text:span text:style-name="T213_1">Tipo</text:span><text:span text:style-name="T213_2"><text:s/></text:span><text:span text:style-name="T213_3">de</text:span><text:span text:style-name="T213_4"><text:s/></text:span><text:span text:style-name="T213_5">usuario</text:span></text:p>
          </table:table-cell>
          <table:table-cell table:style-name="Cell61">
            <text:p text:style-name="P214"><text:span text:style-name="T214_1">No</text:span><text:span text:style-name="T214_2"><text:s/></text:span><text:span text:style-name="T214_3">Registrado</text:span></text:p>
          </table:table-cell>
        </table:table-row>
        <table:table-row table:style-name="Row22">
          <table:table-cell table:style-name="Cell62">
            <text:p text:style-name="P215"><text:span text:style-name="T215_1">Formación</text:span></text:p>
          </table:table-cell>
          <table:table-cell table:style-name="Cell63">
            <text:p text:style-name="P216"><text:span text:style-name="T216_1">No</text:span><text:span text:style-name="T216_2"><text:s/></text:span><text:span text:style-name="T216_3">definida</text:span></text:p>
          </table:table-cell>
        </table:table-row>
        <table:table-row table:style-name="Row23">
          <table:table-cell table:style-name="Cell64">
            <text:p text:style-name="P217"><text:span text:style-name="T217_1">Actividades</text:span></text:p>
          </table:table-cell>
          <table:table-cell table:style-name="Cell65">
            <text:p text:style-name="P218"><text:span text:style-name="T218_1">Ver</text:span><text:span text:style-name="T218_2"><text:s/></text:span><text:span text:style-name="T218_3">los</text:span><text:span text:style-name="T218_4"><text:s/></text:span><text:span text:style-name="T218_5">productos</text:span><text:span text:style-name="T218_6"><text:s/></text:span><text:span text:style-name="T218_7">publicados</text:span><text:span text:style-name="T218_8"><text:s/></text:span><text:span text:style-name="T218_9">y</text:span><text:span text:style-name="T218_10"><text:s/></text:span><text:span text:style-name="T218_11">los</text:span><text:span text:style-name="T218_12"><text:s/></text:span><text:span text:style-name="T218_13">comentarios</text:span></text:p>
            <text:p text:style-name="P219"><text:span text:style-name="T219_1">Registrarse</text:span><text:span text:style-name="T219_2"><text:s/></text:span><text:span text:style-name="T219_3">en</text:span><text:span text:style-name="T219_4"><text:s/></text:span><text:span text:style-name="T219_5">el</text:span><text:span text:style-name="T219_6"><text:s/></text:span><text:span text:style-name="T219_7">sistema</text:span><text:span text:style-name="T219_8">.</text:span></text:p>
          </table:table-cell>
        </table:table-row>
      </table:table>
      <text:p text:style-name="P220"><text:bookmark-start text:name="h.26in1rg"/><text:bookmark-end text:name="h.26in1rg"/></text:p>
      <text:list text:style-name="LS1" xml:id="list10" text:continue-list="list0">
        <text:list-item>
          <text:list>
            <text:list-item>
              <text:h text:style-name="P221" text:outline-level="10"><text:bookmark-start text:name="h.5mh840ey0d16"/><text:bookmark-end text:name="h.5mh840ey0d16"/><text:span text:style-name="T221_1">Restricciones</text:span></text:h>
            </text:list-item>
          </text:list>
        </text:list-item>
      </text:list>
      <text:p text:style-name="P222"><text:bookmark-start text:name="h.knwap11it07r"/><text:bookmark-end text:name="h.knwap11it07r"/><text:span text:style-name="T222_1">El</text:span><text:span text:style-name="T222_2"><text:s/></text:span><text:span text:style-name="T222_3">medio</text:span><text:span text:style-name="T222_4"><text:s/></text:span><text:span text:style-name="T222_5">de</text:span><text:span text:style-name="T222_6"><text:s/></text:span><text:span text:style-name="T222_7">pago</text:span><text:span text:style-name="T222_8"><text:s/></text:span><text:span text:style-name="T222_9">está</text:span><text:span text:style-name="T222_10"><text:s/></text:span><text:span text:style-name="T222_11">limitado</text:span><text:span text:style-name="T222_12"><text:s/></text:span><text:span text:style-name="T222_13">a</text:span><text:span text:style-name="T222_14"><text:s/></text:span><text:span text:style-name="T222_15">las</text:span><text:span text:style-name="T222_16"><text:s/></text:span><text:span text:style-name="T222_17">transacciones</text:span><text:span text:style-name="T222_18"><text:s/></text:span><text:span text:style-name="T222_19">mediante</text:span><text:span text:style-name="T222_20"><text:s/></text:span><text:span text:style-name="T222_21">tarjeta</text:span><text:span text:style-name="T222_22"><text:s/></text:span><text:span text:style-name="T222_23">de</text:span><text:span text:style-name="T222_24"><text:s/></text:span><text:span text:style-name="T222_25">crédito</text:span><text:span text:style-name="T222_26">.</text:span></text:p>
      <text:p text:style-name="P223"><text:bookmark-start text:name="h.v3dwxhv4mfgo"/><text:bookmark-end text:name="h.v3dwxhv4mfgo"/><text:span text:style-name="T223_1">Se</text:span><text:span text:style-name="T223_2"><text:s/></text:span><text:span text:style-name="T223_3">requiere</text:span><text:span text:style-name="T223_4"><text:s/></text:span><text:span text:style-name="T223_5">conexión</text:span><text:span text:style-name="T223_6"><text:s/></text:span><text:span text:style-name="T223_7">permanente</text:span><text:span text:style-name="T223_8"><text:s/></text:span><text:span text:style-name="T223_9">a</text:span><text:span text:style-name="T223_10"><text:s/></text:span><text:span text:style-name="T223_11">Internet</text:span><text:span text:style-name="T223_12"><text:s/></text:span><text:span text:style-name="T223_13">y</text:span><text:span text:style-name="T223_14"><text:s/></text:span><text:span text:style-name="T223_15">la</text:span><text:span text:style-name="T223_16"><text:s/></text:span><text:span text:style-name="T223_17">capacidad</text:span><text:span text:style-name="T223_18"><text:s/></text:span><text:span text:style-name="T223_19">de</text:span><text:span text:style-name="T223_20"><text:s/></text:span><text:span text:style-name="T223_21">navegar</text:span><text:span text:style-name="T223_22"><text:s/></text:span><text:span text:style-name="T223_23">por</text:span><text:span text:style-name="T223_24"><text:s/></text:span><text:span text:style-name="T223_25">la</text:span><text:span text:style-name="T223_26"><text:s/></text:span><text:span text:style-name="T223_27">web</text:span><text:span text:style-name="T223_28">.</text:span></text:p>
      <text:p text:style-name="P224"><text:bookmark-start text:name="h.aouo0zwf51kx"/><text:bookmark-end text:name="h.aouo0zwf51kx"/><text:span text:style-name="T224_1">El</text:span><text:span text:style-name="T224_2"><text:s/></text:span><text:span text:style-name="T224_3">desarrollo</text:span><text:span text:style-name="T224_4"><text:s/></text:span><text:span text:style-name="T224_5">se</text:span><text:span text:style-name="T224_6"><text:s/></text:span><text:span text:style-name="T224_7">llevará</text:span><text:span text:style-name="T224_8"><text:s/></text:span><text:span text:style-name="T224_9">a</text:span><text:span text:style-name="T224_10"><text:s/></text:span><text:span text:style-name="T224_11">cabo</text:span><text:span text:style-name="T224_12"><text:s/></text:span><text:span text:style-name="T224_13">bajo</text:span><text:span text:style-name="T224_14"><text:s/></text:span><text:span text:style-name="T224_15">la</text:span><text:span text:style-name="T224_16"><text:s/></text:span><text:span text:style-name="T224_17">metodología</text:span><text:span text:style-name="T224_18"><text:s/></text:span><text:span text:style-name="T224_19">SCRUM</text:span><text:span text:style-name="T224_20">.</text:span></text:p>
      <text:p text:style-name="P225"><text:bookmark-start text:name="h.lnxbz9"/><text:bookmark-end text:name="h.lnxbz9"/></text:p>
      <text:list text:style-name="LS1" xml:id="list11" text:continue-list="list0">
        <text:list-item>
          <text:list>
            <text:list-item>
              <text:h text:style-name="P226" text:outline-level="10"><text:bookmark-start text:name="h.xinmowxkiu5d"/><text:bookmark-end text:name="h.xinmowxkiu5d"/><text:span text:style-name="T226_1">Suposiciones</text:span><text:span text:style-name="T226_2"><text:s/></text:span><text:span text:style-name="T226_3">y</text:span><text:span text:style-name="T226_4"><text:s/></text:span><text:span text:style-name="T226_5">dependencias</text:span></text:h>
            </text:list-item>
          </text:list>
        </text:list-item>
      </text:list>
      <text:p text:style-name="P227"><text:bookmark-start text:name="h.j1evop2m4i4s"/><text:bookmark-end text:name="h.j1evop2m4i4s"/><text:span text:style-name="T227_1">La</text:span><text:span text:style-name="T227_2"><text:s/></text:span><text:span text:style-name="T227_3">aplicación</text:span><text:span text:style-name="T227_4"><text:s/></text:span><text:span text:style-name="T227_5">funcionará</text:span><text:span text:style-name="T227_6"><text:s/></text:span><text:span text:style-name="T227_7">sobre</text:span><text:span text:style-name="T227_8"><text:s/></text:span><text:span text:style-name="T227_9">un</text:span><text:span text:style-name="T227_10"><text:s/></text:span><text:span text:style-name="T227_11">servidor</text:span><text:span text:style-name="T227_12"><text:s/></text:span><text:span text:style-name="T227_13">y</text:span><text:span text:style-name="T227_14"><text:s/></text:span><text:span text:style-name="T227_15">mantendrá</text:span><text:span text:style-name="T227_16"><text:s/></text:span><text:span text:style-name="T227_17">una</text:span><text:span text:style-name="T227_18"><text:s/></text:span><text:span text:style-name="T227_19">base</text:span><text:span text:style-name="T227_20"><text:s/></text:span><text:span text:style-name="T227_21">de</text:span><text:span text:style-name="T227_22"><text:s/></text:span><text:span text:style-name="T227_23">datos</text:span><text:span text:style-name="T227_24"><text:s/></text:span><text:span text:style-name="T227_25">de</text:span><text:span text:style-name="T227_26"><text:s/></text:span><text:span text:style-name="T227_27">usuarios</text:span><text:span text:style-name="T227_28">,<text:s/></text:span><text:span text:style-name="T227_29">de</text:span><text:span text:style-name="T227_30"><text:s/></text:span><text:span text:style-name="T227_31">subastas</text:span><text:span text:style-name="T227_32"><text:s/></text:span><text:span text:style-name="T227_33">y</text:span><text:span text:style-name="T227_34"><text:s/></text:span><text:span text:style-name="T227_35">de</text:span><text:span text:style-name="T227_36"><text:s/></text:span><text:span text:style-name="T227_37">información</text:span><text:span text:style-name="T227_38"><text:s/></text:span><text:span text:style-name="T227_39">adicional</text:span><text:span text:style-name="T227_40">.<text:s/></text:span><text:span text:style-name="T227_41">Se</text:span><text:span text:style-name="T227_42"><text:s/></text:span><text:span text:style-name="T227_43">suponen</text:span><text:span text:style-name="T227_44"><text:s/></text:span><text:span text:style-name="T227_45">la</text:span><text:span text:style-name="T227_46"><text:s/></text:span><text:span text:style-name="T227_47">funcionalidad</text:span><text:span text:style-name="T227_48"><text:s/></text:span><text:span text:style-name="T227_49">correcta</text:span><text:span text:style-name="T227_50"><text:s/></text:span><text:span text:style-name="T227_51">del</text:span><text:span text:style-name="T227_52"><text:s/></text:span><text:span text:style-name="T227_53">dispositivo</text:span><text:span text:style-name="T227_54">.</text:span></text:p>
      <text:p text:style-name="P228"><text:bookmark-start text:name="h.35nkun2"/><text:bookmark-end text:name="h.35nkun2"/></text:p>
      <text:list text:style-name="LS1" xml:id="list12" text:continue-list="list0">
        <text:list-item>
          <text:list>
            <text:list-item>
              <text:h text:style-name="P229" text:outline-level="10"><text:bookmark-start text:name="h.xouxlcc5ljz3"/><text:bookmark-end text:name="h.xouxlcc5ljz3"/><text:span text:style-name="T229_1">Evolución</text:span><text:span text:style-name="T229_2"><text:s/></text:span><text:span text:style-name="T229_3">previsible</text:span><text:span text:style-name="T229_4"><text:s/></text:span><text:span text:style-name="T229_5">del</text:span><text:span text:style-name="T229_6"><text:s/></text:span><text:span text:style-name="T229_7">sistema</text:span></text:h>
            </text:list-item>
          </text:list>
        </text:list-item>
      </text:list>
      <text:p text:style-name="P230"><text:bookmark-start text:name="h.dsg81egyu10r"/><text:bookmark-end text:name="h.dsg81egyu10r"/></text:p>
      <text:list text:style-name="LS2" xml:id="list13">
        <text:list-item>
          <text:p text:style-name="P231"><text:bookmark-start text:name="h.ezy7s4fp4n2x"/><text:bookmark-end text:name="h.ezy7s4fp4n2x"/><text:span text:style-name="T231_1">Moderación</text:span><text:span text:style-name="T231_2"><text:s/></text:span><text:span text:style-name="T231_3">de</text:span><text:span text:style-name="T231_4"><text:s/></text:span><text:span text:style-name="T231_5">mensajes</text:span><text:span text:style-name="T231_6"><text:s/></text:span><text:span text:style-name="T231_7">y</text:span><text:span text:style-name="T231_8"><text:s/></text:span><text:span text:style-name="T231_9">subastas</text:span><text:span text:style-name="T231_10">.</text:span></text:p>
        </text:list-item>
        <text:list-item>
          <text:p text:style-name="P232"><text:bookmark-start text:name="h.j0i956odh4hg"/><text:bookmark-end text:name="h.j0i956odh4hg"/><text:span text:style-name="T232_1">Nuevos</text:span><text:span text:style-name="T232_2"><text:s/></text:span><text:span text:style-name="T232_3">medios</text:span><text:span text:style-name="T232_4"><text:s/></text:span><text:span text:style-name="T232_5">de</text:span><text:span text:style-name="T232_6"><text:s/></text:span><text:span text:style-name="T232_7">pago</text:span><text:span text:style-name="T232_8">.</text:span></text:p>
        </text:list-item>
        <text:list-item>
          <text:p text:style-name="P233"><text:bookmark-start text:name="h.u7zs76bd4k3b"/><text:bookmark-end text:name="h.u7zs76bd4k3b"/><text:span text:style-name="T233_1">Historial</text:span><text:span text:style-name="T233_2"><text:s/></text:span><text:span text:style-name="T233_3">de</text:span><text:span text:style-name="T233_4"><text:s/></text:span><text:span text:style-name="T233_5">usuarios</text:span><text:span text:style-name="T233_6"><text:s/></text:span><text:span text:style-name="T233_7">y</text:span><text:span text:style-name="T233_8"><text:s/></text:span><text:span text:style-name="T233_9">recomendaciones</text:span><text:span text:style-name="T233_10">.</text:span></text:p>
        </text:list-item>
        <text:list-item>
          <text:p text:style-name="P234"><text:bookmark-start text:name="h.ua5tmdnm15x3"/><text:bookmark-end text:name="h.ua5tmdnm15x3"/><text:span text:style-name="T234_1">Soporte</text:span><text:span text:style-name="T234_2"><text:s/></text:span><text:span text:style-name="T234_3">para</text:span><text:span text:style-name="T234_4"><text:s/></text:span><text:span text:style-name="T234_5">mayor</text:span><text:span text:style-name="T234_6"><text:s/></text:span><text:span text:style-name="T234_7">cantidad</text:span><text:span text:style-name="T234_8"><text:s/></text:span><text:span text:style-name="T234_9">de</text:span><text:span text:style-name="T234_10"><text:s/></text:span><text:span text:style-name="T234_11">usuarios</text:span><text:span text:style-name="T234_12"><text:s/></text:span><text:span text:style-name="T234_13">y</text:span><text:span text:style-name="T234_14"><text:s/></text:span><text:span text:style-name="T234_15">operaciones</text:span><text:span text:style-name="T234_16">,<text:s/></text:span><text:span text:style-name="T234_17">mejor</text:span><text:span text:style-name="T234_18"><text:s/></text:span><text:span text:style-name="T234_19">disponibilidad</text:span><text:span text:style-name="T234_20"><text:s/></text:span><text:span text:style-name="T234_21">y</text:span><text:span text:style-name="T234_22"><text:s/></text:span><text:span text:style-name="T234_23">fiabilidad</text:span><text:span text:style-name="T234_24">.</text:span></text:p>
        </text:list-item>
        <text:list-item>
          <text:p text:style-name="P235"><text:bookmark-start text:name="h.aemptkdbcgak"/><text:bookmark-end text:name="h.aemptkdbcgak"/><text:span text:style-name="T235_1">Nuevos</text:span><text:span text:style-name="T235_2"><text:s/></text:span><text:span text:style-name="T235_3">tipo</text:span><text:span text:style-name="T235_4"><text:s/></text:span><text:span text:style-name="T235_5">de</text:span><text:span text:style-name="T235_6"><text:s/></text:span><text:span text:style-name="T235_7">usuarios</text:span></text:p>
        </text:list-item>
      </text:list>
      <text:p text:style-name="P236"><text:bookmark-start text:name="h.1ksv4uv"/><text:bookmark-end text:name="h.1ksv4uv"/></text:p>
      <text:list text:style-name="LS1" xml:id="list18" text:continue-list="list0">
        <text:list-item>
          <text:h text:style-name="P237" text:outline-level="10"><text:bookmark-start text:name="h.moznlarkyznm"/><text:bookmark-end text:name="h.moznlarkyznm"/><text:span text:style-name="T237_1">Requisitos</text:span><text:span text:style-name="T237_2"><text:s/></text:span><text:span text:style-name="T237_3">específicos</text:span></text:h>
          <text:list>
            <text:list-item>
              <text:h text:style-name="P238" text:outline-level="10"><text:bookmark-start text:name="h.fk1soc2b9z7t"/><text:bookmark-end text:name="h.fk1soc2b9z7t"/><text:span text:style-name="T238_1">Requisitos</text:span><text:span text:style-name="T238_2"><text:s/></text:span><text:span text:style-name="T238_3">comunes</text:span><text:span text:style-name="T238_4"><text:s/></text:span><text:span text:style-name="T238_5">de</text:span><text:span text:style-name="T238_6"><text:s/></text:span><text:span text:style-name="T238_7">los</text:span><text:span text:style-name="T238_8"><text:s/></text:span><text:span text:style-name="T238_9">interfaces</text:span></text:h>
              <text:list>
                <text:list-item>
                  <text:h text:style-name="P239" text:outline-level="10"><text:bookmark-start text:name="h.wo3ncl1eusy6"/><text:bookmark-end text:name="h.wo3ncl1eusy6"/><text:span text:style-name="T239_1">Interfaces</text:span><text:span text:style-name="T239_2"><text:s/></text:span><text:span text:style-name="T239_3">de</text:span><text:span text:style-name="T239_4"><text:s/></text:span><text:span text:style-name="T239_5">usuario</text:span></text:h>
                </text:list-item>
              </text:list>
            </text:list-item>
          </text:list>
        </text:list-item>
      </text:list>
      <text:p text:style-name="P240"><text:bookmark-start text:name="h.dnewzc170qjz"/><text:bookmark-end text:name="h.dnewzc170qjz"/><text:span text:style-name="T240_1">La</text:span><text:span text:style-name="T240_2"><text:s/></text:span><text:span text:style-name="T240_3">aplicación</text:span><text:span text:style-name="T240_4"><text:s/></text:span><text:span text:style-name="T240_5">se</text:span><text:span text:style-name="T240_6"><text:s/></text:span><text:span text:style-name="T240_7">utilizará</text:span><text:span text:style-name="T240_8"><text:s/></text:span><text:span text:style-name="T240_9">de</text:span><text:span text:style-name="T240_10"><text:s/></text:span><text:span text:style-name="T240_11">la</text:span><text:span text:style-name="T240_12"><text:s/></text:span><text:span text:style-name="T240_13">misma</text:span><text:span text:style-name="T240_14"><text:s/></text:span><text:span text:style-name="T240_15">manera</text:span><text:span text:style-name="T240_16"><text:s/></text:span><text:span text:style-name="T240_17">que</text:span><text:span text:style-name="T240_18"><text:s/></text:span><text:span text:style-name="T240_19">cualquier</text:span><text:span text:style-name="T240_20"><text:s/></text:span><text:span text:style-name="T240_21">otra</text:span><text:span text:style-name="T240_22"><text:s/></text:span><text:span text:style-name="T240_23">página</text:span><text:span text:style-name="T240_24"><text:s/></text:span><text:span text:style-name="T240_25">web</text:span><text:span text:style-name="T240_26">.</text:span></text:p>
      <text:p text:style-name="P241"><text:bookmark-start text:name="h.x2orpjyj5yki"/><text:bookmark-end text:name="h.x2orpjyj5yki"/><text:span text:style-name="T241_1">Algunos</text:span><text:span text:style-name="T241_2"><text:s/></text:span><text:span text:style-name="T241_3">elementos</text:span><text:span text:style-name="T241_4"><text:s/></text:span><text:span text:style-name="T241_5">serán</text:span><text:span text:style-name="T241_6"><text:s/></text:span><text:span text:style-name="T241_7">comunes</text:span><text:span text:style-name="T241_8"><text:s/></text:span><text:span text:style-name="T241_9">en</text:span><text:span text:style-name="T241_10"><text:s/></text:span><text:span text:style-name="T241_11">todas</text:span><text:span text:style-name="T241_12"><text:s/></text:span><text:span text:style-name="T241_13">sus</text:span><text:span text:style-name="T241_14"><text:s/></text:span><text:span text:style-name="T241_15">vistas</text:span><text:span text:style-name="T241_16">:</text:span></text:p>
      <text:list text:style-name="LS3" xml:id="list21">
        <text:list-item>
          <text:p text:style-name="P242"><text:bookmark-start text:name="h.hlv3cmi8t75c"/><text:bookmark-end text:name="h.hlv3cmi8t75c"/><text:span text:style-name="T242_1">Logo</text:span><text:span text:style-name="T242_2"><text:s/></text:span><text:span text:style-name="T242_3">de</text:span><text:span text:style-name="T242_4"><text:s/></text:span><text:span text:style-name="T242_5">Bestnid</text:span><text:span text:style-name="T242_6"><text:s/></text:span><text:span text:style-name="T242_7">en</text:span><text:span text:style-name="T242_8"><text:s/></text:span><text:span text:style-name="T242_9">la</text:span><text:span text:style-name="T242_10"><text:s/></text:span><text:span text:style-name="T242_11">esquina</text:span><text:span text:style-name="T242_12"><text:s/></text:span><text:span text:style-name="T242_13">superior</text:span><text:span text:style-name="T242_14"><text:s/></text:span><text:span text:style-name="T242_15">izquierda</text:span><text:span text:style-name="T242_16">.</text:span></text:p>
        </text:list-item>
        <text:list-item>
          <text:p text:style-name="P243"><text:bookmark-start text:name="h.oebcuv94cf2k"/><text:bookmark-end text:name="h.oebcuv94cf2k"/><text:span text:style-name="T243_1">Espectro</text:span><text:span text:style-name="T243_2"><text:s/></text:span><text:span text:style-name="T243_3">de</text:span><text:span text:style-name="T243_4"><text:s/></text:span><text:span text:style-name="T243_5">colores</text:span><text:span text:style-name="T243_6"><text:s/></text:span><text:span text:style-name="T243_7">similar</text:span><text:span text:style-name="T243_8"><text:s/></text:span><text:span text:style-name="T243_9">al</text:span><text:span text:style-name="T243_10"><text:s/></text:span><text:span text:style-name="T243_11">del</text:span><text:span text:style-name="T243_12"><text:s/></text:span><text:span text:style-name="T243_13">logo</text:span><text:span text:style-name="T243_14">.</text:span></text:p>
        </text:list-item>
      </text:list>
      <text:p text:style-name="P244"><text:bookmark-start text:name="h.nthmizrdkmxz"/><text:bookmark-end text:name="h.nthmizrdkmxz"/></text:p>
      <text:p text:style-name="P245"><text:bookmark-start text:name="h.8nawz8324sku"/><text:bookmark-end text:name="h.8nawz8324sku"/><text:span text:style-name="T245_1">Los</text:span><text:span text:style-name="T245_2"><text:s/></text:span><text:span text:style-name="T245_3">usuarios</text:span><text:span text:style-name="T245_4"><text:s/></text:span><text:span text:style-name="T245_5">que</text:span><text:span text:style-name="T245_6"><text:s/></text:span><text:span text:style-name="T245_7">deseen</text:span><text:span text:style-name="T245_8"><text:s/></text:span><text:span text:style-name="T245_9">subastar</text:span><text:span text:style-name="T245_10"><text:s/></text:span><text:span text:style-name="T245_11">un</text:span><text:span text:style-name="T245_12"><text:s/></text:span><text:span text:style-name="T245_13">producto</text:span><text:span text:style-name="T245_14"><text:s/></text:span><text:span text:style-name="T245_15">deberán</text:span><text:span text:style-name="T245_16"><text:s/></text:span><text:span text:style-name="T245_17">completar</text:span><text:span text:style-name="T245_18"><text:s/></text:span><text:span text:style-name="T245_19">un</text:span><text:span text:style-name="T245_20"><text:s/></text:span><text:span text:style-name="T245_21">formulario</text:span><text:span text:style-name="T245_22"><text:s/></text:span><text:span text:style-name="T245_23">con</text:span><text:span text:style-name="T245_24"><text:s/></text:span><text:span text:style-name="T245_25">información</text:span><text:span text:style-name="T245_26"><text:s/></text:span><text:span text:style-name="T245_27">del</text:span><text:span text:style-name="T245_28"><text:s/></text:span><text:span text:style-name="T245_29">producto</text:span><text:span text:style-name="T245_30"><text:s/></text:span><text:span text:style-name="T245_31">y</text:span><text:span text:style-name="T245_32"><text:s/></text:span><text:span text:style-name="T245_33">adjuntar</text:span><text:span text:style-name="T245_34"><text:s/></text:span><text:span text:style-name="T245_35">al</text:span><text:span text:style-name="T245_36"><text:s/></text:span><text:span text:style-name="T245_37">menos</text:span><text:span text:style-name="T245_38"><text:s/></text:span><text:span text:style-name="T245_39">una</text:span><text:span text:style-name="T245_40"><text:s/></text:span><text:span text:style-name="T245_41">foto</text:span><text:span text:style-name="T245_42"><text:s/></text:span><text:span text:style-name="T245_43">del</text:span><text:span text:style-name="T245_44"><text:s/></text:span><text:span text:style-name="T245_45">mismo</text:span><text:span text:style-name="T245_46">.</text:span></text:p>
      <text:p text:style-name="P246"><text:bookmark-start text:name="h.265c0dh7wzno"/><text:bookmark-end text:name="h.265c0dh7wzno"/></text:p>
      <text:p text:style-name="P247"><text:bookmark-start text:name="h.2icumklepvu4"/><text:bookmark-end text:name="h.2icumklepvu4"/><text:span text:style-name="T247_1">Las</text:span><text:span text:style-name="T247_2"><text:s/></text:span><text:span text:style-name="T247_3">subastas</text:span><text:span text:style-name="T247_4"><text:s/></text:span><text:span text:style-name="T247_5">aparecerán</text:span><text:span text:style-name="T247_6"><text:s/></text:span><text:span text:style-name="T247_7">ordenadas</text:span><text:span text:style-name="T247_8"><text:s/></text:span><text:span text:style-name="T247_9">en</text:span><text:span text:style-name="T247_10"><text:s/></text:span><text:span text:style-name="T247_11">una</text:span><text:span text:style-name="T247_12"><text:s/></text:span><text:span text:style-name="T247_13">lista</text:span><text:span text:style-name="T247_14"><text:s/></text:span><text:span text:style-name="T247_15">mediante</text:span><text:span text:style-name="T247_16"><text:s/></text:span><text:span text:style-name="T247_17">filtros</text:span><text:span text:style-name="T247_18"><text:s/></text:span><text:span text:style-name="T247_19">de</text:span><text:span text:style-name="T247_20"><text:s/></text:span><text:span text:style-name="T247_21">búsqueda</text:span><text:span text:style-name="T247_22">.<text:s/></text:span><text:span text:style-name="T247_23">Permitirán</text:span><text:span text:style-name="T247_24"><text:s/></text:span><text:span text:style-name="T247_25">un</text:span><text:span text:style-name="T247_26"><text:s/></text:span><text:span text:style-name="T247_27">acceso</text:span><text:span text:style-name="T247_28"><text:s/></text:span><text:span text:style-name="T247_29">directo</text:span><text:span text:style-name="T247_30"><text:s/></text:span><text:span text:style-name="T247_31">a</text:span><text:span text:style-name="T247_32"><text:s/></text:span><text:span text:style-name="T247_33">la</text:span><text:span text:style-name="T247_34"><text:s/></text:span><text:span text:style-name="T247_35">página</text:span><text:span text:style-name="T247_36"><text:s/></text:span><text:span text:style-name="T247_37">del</text:span><text:span text:style-name="T247_38"><text:s/></text:span><text:span text:style-name="T247_39">producto</text:span><text:span text:style-name="T247_40"><text:s/></text:span><text:span text:style-name="T247_41">donde</text:span><text:span text:style-name="T247_42"><text:s/></text:span><text:span text:style-name="T247_43">podrán</text:span><text:span text:style-name="T247_44"><text:s/></text:span><text:span text:style-name="T247_45">realizarse</text:span><text:span text:style-name="T247_46"><text:s/></text:span><text:span text:style-name="T247_47">ofertas</text:span><text:span text:style-name="T247_48"><text:s/></text:span><text:span text:style-name="T247_49">sobre</text:span><text:span text:style-name="T247_50"><text:s/></text:span><text:span text:style-name="T247_51">el</text:span><text:span text:style-name="T247_52"><text:s/></text:span><text:span text:style-name="T247_53">mismo</text:span><text:span text:style-name="T247_54">.</text:span></text:p>
      <text:p text:style-name="P248"><text:bookmark-start text:name="h.sgm7ox890oai"/><text:bookmark-end text:name="h.sgm7ox890oai"/></text:p>
      <text:p text:style-name="P249"><text:bookmark-start text:name="h.6ses3dtrjkm3"/><text:bookmark-end text:name="h.6ses3dtrjkm3"/><text:span text:style-name="T249_1">Las</text:span><text:span text:style-name="T249_2"><text:s/></text:span><text:span text:style-name="T249_3">ofertas</text:span><text:span text:style-name="T249_4"><text:s/></text:span><text:span text:style-name="T249_5">sobre</text:span><text:span text:style-name="T249_6"><text:s/></text:span><text:span text:style-name="T249_7">un</text:span><text:span text:style-name="T249_8"><text:s/></text:span><text:span text:style-name="T249_9">producto</text:span><text:span text:style-name="T249_10"><text:s/></text:span><text:span text:style-name="T249_11">serán</text:span><text:span text:style-name="T249_12"><text:s/></text:span><text:span text:style-name="T249_13">visualizadas</text:span><text:span text:style-name="T249_14"><text:s/></text:span><text:span text:style-name="T249_15">en</text:span><text:span text:style-name="T249_16"><text:s/></text:span><text:span text:style-name="T249_17">forma</text:span><text:span text:style-name="T249_18"><text:s/></text:span><text:span text:style-name="T249_19">de</text:span><text:span text:style-name="T249_20"><text:s/></text:span><text:span text:style-name="T249_21">lista</text:span><text:span text:style-name="T249_22"><text:s/></text:span><text:span text:style-name="T249_23">y</text:span><text:span text:style-name="T249_24"><text:s/></text:span><text:span text:style-name="T249_25">no</text:span><text:span text:style-name="T249_26"><text:s/></text:span><text:span text:style-name="T249_27">contendrán</text:span><text:span text:style-name="T249_28"><text:s/></text:span><text:span text:style-name="T249_29">información</text:span><text:span text:style-name="T249_30"><text:s/></text:span><text:span text:style-name="T249_31">acerca</text:span><text:span text:style-name="T249_32"><text:s/></text:span><text:span text:style-name="T249_33">del</text:span><text:span text:style-name="T249_34"><text:s/></text:span><text:span text:style-name="T249_35">pujador</text:span><text:span text:style-name="T249_36"><text:s/></text:span><text:span text:style-name="T249_37">ni</text:span><text:span text:style-name="T249_38"><text:s/></text:span><text:span text:style-name="T249_39">acerca</text:span><text:span text:style-name="T249_40"><text:s/></text:span><text:span text:style-name="T249_41">de</text:span><text:span text:style-name="T249_42"><text:s/></text:span><text:span text:style-name="T249_43">cuanto</text:span><text:span text:style-name="T249_44"><text:s/></text:span><text:span text:style-name="T249_45">éste</text:span><text:span text:style-name="T249_46"><text:s/></text:span><text:span text:style-name="T249_47">pagará</text:span><text:span text:style-name="T249_48"><text:s/></text:span><text:span text:style-name="T249_49">por</text:span><text:span text:style-name="T249_50"><text:s/></text:span><text:span text:style-name="T249_51">el</text:span><text:span text:style-name="T249_52"><text:s/></text:span><text:span text:style-name="T249_53">producto</text:span><text:span text:style-name="T249_54">.<text:s/></text:span><text:span text:style-name="T249_55">El</text:span><text:span text:style-name="T249_56"><text:s/></text:span><text:span text:style-name="T249_57">dueño</text:span><text:span text:style-name="T249_58"><text:s/></text:span><text:span text:style-name="T249_59">del</text:span><text:span text:style-name="T249_60"><text:s/></text:span><text:span text:style-name="T249_61">producto</text:span><text:span text:style-name="T249_62"><text:s/></text:span><text:span text:style-name="T249_63">deberá</text:span><text:span text:style-name="T249_64"><text:s/></text:span><text:span text:style-name="T249_65">ser</text:span><text:span text:style-name="T249_66"><text:s/></text:span><text:span text:style-name="T249_67">capaz</text:span><text:span text:style-name="T249_68"><text:s/></text:span><text:span text:style-name="T249_69">de</text:span><text:span text:style-name="T249_70"><text:s/></text:span><text:span text:style-name="T249_71">realizar</text:span><text:span text:style-name="T249_72"><text:s/></text:span><text:span text:style-name="T249_73">todas</text:span><text:span text:style-name="T249_74"><text:s/></text:span><text:span text:style-name="T249_75">las</text:span><text:span text:style-name="T249_76"><text:s/></text:span><text:span text:style-name="T249_77">operaciones</text:span><text:span text:style-name="T249_78"><text:s/></text:span><text:span text:style-name="T249_79">relacionadas</text:span><text:span text:style-name="T249_80"><text:s/></text:span><text:span text:style-name="T249_81">con</text:span><text:span text:style-name="T249_82"><text:s/></text:span><text:span text:style-name="T249_83">el</text:span><text:span text:style-name="T249_84"><text:s/></text:span><text:span text:style-name="T249_85">el</text:span><text:span text:style-name="T249_86"><text:s/></text:span><text:span text:style-name="T249_87">producto</text:span><text:span text:style-name="T249_88"><text:s/></text:span><text:span text:style-name="T249_89">desde</text:span><text:span text:style-name="T249_90"><text:s/></text:span><text:span text:style-name="T249_91">esa</text:span><text:span text:style-name="T249_92"><text:s/></text:span><text:span text:style-name="T249_93">vista</text:span><text:span text:style-name="T249_94">.</text:span></text:p>
      <text:p text:style-name="P250"><text:bookmark-start text:name="h.z337ya"/><text:bookmark-end text:name="h.z337ya"/></text:p>
      <text:list text:style-name="LS1" xml:id="list23" text:continue-list="list0">
        <text:list-item>
          <text:list>
            <text:list-item>
              <text:list>
                <text:list-item>
                  <text:h text:style-name="P251" text:outline-level="10"><text:bookmark-start text:name="h.zig25v4jiays"/><text:bookmark-end text:name="h.zig25v4jiays"/><text:span text:style-name="T251_1">Interfaces</text:span><text:span text:style-name="T251_2"><text:s/></text:span><text:span text:style-name="T251_3">de</text:span><text:span text:style-name="T251_4"><text:s/></text:span><text:span text:style-name="T251_5">hardware</text:span></text:h>
                </text:list-item>
              </text:list>
            </text:list-item>
          </text:list>
        </text:list-item>
      </text:list>
      <text:p text:style-name="P252"><text:bookmark-start text:name="h.ynq1p2gw2k7f"/><text:bookmark-end text:name="h.ynq1p2gw2k7f"/></text:p>
      <text:p text:style-name="P253"><text:bookmark-start text:name="h.xfqrz7uort0i"/><text:bookmark-end text:name="h.xfqrz7uort0i"/><text:span text:style-name="T253_1">No</text:span><text:span text:style-name="T253_2"><text:s/></text:span><text:span text:style-name="T253_3">aplicable</text:span><text:span text:style-name="T253_4"><text:s/></text:span><text:span text:style-name="T253_5">para</text:span><text:span text:style-name="T253_6"><text:s/></text:span><text:span text:style-name="T253_7">esta</text:span><text:span text:style-name="T253_8"><text:s/></text:span><text:span text:style-name="T253_9">aplicación</text:span><text:span text:style-name="T253_10">.</text:span></text:p>
      <text:p text:style-name="P254"><text:bookmark-start text:name="h.l4xla1ko78ci"/><text:bookmark-end text:name="h.l4xla1ko78ci"/></text:p>
      <text:list text:style-name="LS1" xml:id="list24" text:continue-list="list0">
        <text:list-item>
          <text:list>
            <text:list-item>
              <text:list>
                <text:list-item>
                  <text:h text:style-name="P255" text:outline-level="10"><text:bookmark-start text:name="h.pa4fgqc8qw00"/><text:bookmark-end text:name="h.pa4fgqc8qw00"/><text:span text:style-name="T255_1">Interfaces</text:span><text:span text:style-name="T255_2"><text:s/></text:span><text:span text:style-name="T255_3">de</text:span><text:span text:style-name="T255_4"><text:s/></text:span><text:span text:style-name="T255_5">software</text:span></text:h>
                </text:list-item>
              </text:list>
            </text:list-item>
          </text:list>
        </text:list-item>
      </text:list>
      <text:p text:style-name="P256"/>
      <text:p text:style-name="P257"><text:span text:style-name="T257_1">La</text:span><text:span text:style-name="T257_2"><text:s/></text:span><text:span text:style-name="T257_3">aplicación</text:span><text:span text:style-name="T257_4"><text:s/></text:span><text:span text:style-name="T257_5">funciona</text:span><text:span text:style-name="T257_6"><text:s/></text:span><text:span text:style-name="T257_7">con</text:span><text:span text:style-name="T257_8"><text:s/></text:span><text:span text:style-name="T257_9">una</text:span><text:span text:style-name="T257_10"><text:s/></text:span><text:span text:style-name="T257_11">única</text:span><text:span text:style-name="T257_12"><text:s/></text:span><text:span text:style-name="T257_13">interfaz</text:span><text:span text:style-name="T257_14">,<text:s/></text:span><text:span text:style-name="T257_15">que</text:span><text:span text:style-name="T257_16"><text:s/></text:span><text:span text:style-name="T257_17">se</text:span><text:span text:style-name="T257_18"><text:s/></text:span><text:span text:style-name="T257_19">adaptará</text:span><text:span text:style-name="T257_20"><text:s/></text:span><text:span text:style-name="T257_21">a</text:span><text:span text:style-name="T257_22"><text:s/></text:span><text:span text:style-name="T257_23">las</text:span><text:span text:style-name="T257_24"><text:s/></text:span><text:span text:style-name="T257_25">especificaciones</text:span><text:span text:style-name="T257_26"><text:s/></text:span><text:span text:style-name="T257_27">del</text:span><text:span text:style-name="T257_28"><text:s/></text:span><text:span text:style-name="T257_29">dispositivo</text:span><text:span text:style-name="T257_30"><text:s/></text:span><text:span text:style-name="T257_31">que</text:span><text:span text:style-name="T257_32"><text:s/></text:span><text:span text:style-name="T257_33">se</text:span><text:span text:style-name="T257_34"><text:s/></text:span><text:span text:style-name="T257_35">esté</text:span><text:span text:style-name="T257_36"><text:s/></text:span><text:span text:style-name="T257_37">utilizando</text:span><text:span text:style-name="T257_38"><text:s/></text:span><text:span text:style-name="T257_39">para</text:span><text:span text:style-name="T257_40"><text:s/></text:span><text:span text:style-name="T257_41">acceder</text:span><text:span text:style-name="T257_42"><text:s/></text:span><text:span text:style-name="T257_43">al</text:span><text:span text:style-name="T257_44"><text:s/></text:span><text:span text:style-name="T257_45">sitio</text:span><text:span text:style-name="T257_46">.</text:span></text:p>
      <text:p text:style-name="P258"/>
      <text:list text:style-name="LS1" xml:id="list25" text:continue-list="list0">
        <text:list-item>
          <text:list>
            <text:list-item>
              <text:h text:style-name="P259" text:outline-level="10"><text:bookmark-start text:name="h.c6dwtnm1bnws"/><text:bookmark-end text:name="h.c6dwtnm1bnws"/><text:span text:style-name="T259_1">Requisitos</text:span><text:span text:style-name="T259_2"><text:s/></text:span><text:span text:style-name="T259_3">funcionales</text:span><text:span text:style-name="T259_4"><text:s/></text:span></text:h>
            </text:list-item>
          </text:list>
        </text:list-item>
      </text:list>
      <text:p text:style-name="P260"><text:bookmark-start text:name="h.q6cam1stjmne"/><text:bookmark-end text:name="h.q6cam1stjmne"/></text:p>
      <text:p text:style-name="P261"><text:bookmark-start text:name="h.4i7ojhp"/><text:bookmark-end text:name="h.4i7ojhp"/><text:span text:style-name="T261_1">No</text:span><text:span text:style-name="T261_2"><text:s/></text:span><text:span text:style-name="T261_3">aplicable</text:span><text:span text:style-name="T261_4"><text:s/></text:span><text:span text:style-name="T261_5">a</text:span><text:span text:style-name="T261_6"><text:s/></text:span><text:span text:style-name="T261_7">esta</text:span><text:span text:style-name="T261_8"><text:s/></text:span><text:span text:style-name="T261_9">versión</text:span><text:span text:style-name="T261_10">.</text:span></text:p>
      <text:list text:style-name="LS1" xml:id="list26" text:continue-list="list0">
        <text:list-item>
          <text:list>
            <text:list-item>
              <text:h text:style-name="P262" text:outline-level="10"><text:bookmark-start text:name="h.surcmfdc4kwo"/><text:bookmark-end text:name="h.surcmfdc4kwo"/><text:span text:style-name="T262_1">Requisitos</text:span><text:span text:style-name="T262_2"><text:s/></text:span><text:span text:style-name="T262_3">no</text:span><text:span text:style-name="T262_4"><text:s/></text:span><text:span text:style-name="T262_5">funcionales</text:span></text:h>
              <text:list>
                <text:list-item>
                  <text:h text:style-name="P263" text:outline-level="10"><text:bookmark-start text:name="h.6b51zwxykxeg"/><text:bookmark-end text:name="h.6b51zwxykxeg"/><text:span text:style-name="T263_1">Requisitos</text:span><text:span text:style-name="T263_2"><text:s/></text:span><text:span text:style-name="T263_3">de</text:span><text:span text:style-name="T263_4"><text:s/></text:span><text:span text:style-name="T263_5">rendimiento</text:span></text:h>
                </text:list-item>
              </text:list>
            </text:list-item>
          </text:list>
        </text:list-item>
      </text:list>
      <text:list text:style-name="LS4" xml:id="list28">
        <text:list-item>
          <text:p text:style-name="P264"><text:bookmark-start text:name="h.svdrrsp5z7hr"/><text:bookmark-end text:name="h.svdrrsp5z7hr"/><text:span text:style-name="T264_1">Los</text:span><text:span text:style-name="T264_2"><text:s/></text:span><text:span text:style-name="T264_3">tiempos</text:span><text:span text:style-name="T264_4"><text:s/></text:span><text:span text:style-name="T264_5">de</text:span><text:span text:style-name="T264_6"><text:s/></text:span><text:span text:style-name="T264_7">respuesta</text:span><text:span text:style-name="T264_8"><text:s/></text:span><text:span text:style-name="T264_9">de</text:span><text:span text:style-name="T264_10"><text:s/></text:span><text:span text:style-name="T264_11">la</text:span><text:span text:style-name="T264_12"><text:s/></text:span><text:span text:style-name="T264_13">página</text:span><text:span text:style-name="T264_14"><text:s/></text:span><text:span text:style-name="T264_15">serán</text:span><text:span text:style-name="T264_16"><text:s/></text:span><text:span text:style-name="T264_17">lo</text:span><text:span text:style-name="T264_18"><text:s/></text:span><text:span text:style-name="T264_19">suficientemente</text:span><text:span text:style-name="T264_20"><text:s/></text:span><text:span text:style-name="T264_21">bajos</text:span><text:span text:style-name="T264_22"><text:s/></text:span><text:span text:style-name="T264_23">como</text:span><text:span text:style-name="T264_24"><text:s/></text:span><text:span text:style-name="T264_25">para</text:span><text:span text:style-name="T264_26"><text:s/></text:span><text:span text:style-name="T264_27">que</text:span><text:span text:style-name="T264_28"><text:s/></text:span><text:span text:style-name="T264_29">los</text:span><text:span text:style-name="T264_30"><text:s/></text:span><text:span text:style-name="T264_31">usuarios</text:span><text:span text:style-name="T264_32"><text:s/></text:span><text:span text:style-name="T264_33">puedan</text:span><text:span text:style-name="T264_34"><text:s/></text:span><text:span text:style-name="T264_35">navegar</text:span><text:span text:style-name="T264_36"><text:s/></text:span><text:span text:style-name="T264_37">y</text:span><text:span text:style-name="T264_38"><text:s/></text:span><text:span text:style-name="T264_39">realizar</text:span><text:span text:style-name="T264_40"><text:s/></text:span><text:span text:style-name="T264_41">transacciones</text:span><text:span text:style-name="T264_42"><text:s/></text:span><text:span text:style-name="T264_43">en</text:span><text:span text:style-name="T264_44"><text:s/></text:span><text:span text:style-name="T264_45">tiempo</text:span><text:span text:style-name="T264_46"><text:s/></text:span><text:span text:style-name="T264_47">real</text:span><text:span text:style-name="T264_48">.</text:span></text:p>
        </text:list-item>
        <text:list-item>
          <text:p text:style-name="P265"><text:bookmark-start text:name="h.p8hih52nt09"/><text:bookmark-end text:name="h.p8hih52nt09"/><text:span text:style-name="T265_1">Soporte</text:span><text:span text:style-name="T265_2"><text:s/></text:span><text:span text:style-name="T265_3">para</text:span><text:span text:style-name="T265_4"><text:s/>300<text:s/></text:span><text:span text:style-name="T265_5">usuarios</text:span><text:span text:style-name="T265_6"><text:s/></text:span><text:span text:style-name="T265_7">simultáneos</text:span><text:span text:style-name="T265_8">.</text:span></text:p>
        </text:list-item>
      </text:list>
      <text:list text:style-name="LS1" xml:id="list30" text:continue-list="list0">
        <text:list-item>
          <text:list>
            <text:list-item>
              <text:list>
                <text:list-item>
                  <text:h text:style-name="P266" text:outline-level="10"><text:bookmark-start text:name="h.u5vfz96ihfbv"/><text:bookmark-end text:name="h.u5vfz96ihfbv"/><text:span text:style-name="T266_1">Seguridad</text:span></text:h>
                </text:list-item>
              </text:list>
            </text:list-item>
          </text:list>
        </text:list-item>
      </text:list>
      <text:p text:style-name="P267"><text:span text:style-name="T267_1">No</text:span><text:span text:style-name="T267_2"><text:s/></text:span><text:span text:style-name="T267_3">aplicable</text:span></text:p>
      <text:list text:style-name="LS1" xml:id="list31" text:continue-list="list0">
        <text:list-item>
          <text:list>
            <text:list-item>
              <text:list>
                <text:list-item>
                  <text:h text:style-name="P268" text:outline-level="10"><text:bookmark-start text:name="h.q37ub69f0e3t"/><text:bookmark-end text:name="h.q37ub69f0e3t"/><text:span text:style-name="T268_1">Fiabilidad</text:span></text:h>
                </text:list-item>
              </text:list>
            </text:list-item>
          </text:list>
        </text:list-item>
      </text:list>
      <text:p text:style-name="P269"><text:span text:style-name="T269_1">La</text:span><text:span text:style-name="T269_2"><text:s/></text:span><text:span text:style-name="T269_3">aplicación</text:span><text:span text:style-name="T269_4"><text:s/></text:span><text:span text:style-name="T269_5">funcionará</text:span><text:span text:style-name="T269_6"><text:s/></text:span><text:span text:style-name="T269_7">con</text:span><text:span text:style-name="T269_8"><text:s/></text:span><text:span text:style-name="T269_9">la</text:span><text:span text:style-name="T269_10"><text:s/></text:span><text:span text:style-name="T269_11">misma</text:span><text:span text:style-name="T269_12"><text:s/></text:span><text:span text:style-name="T269_13">fiabilidad</text:span><text:span text:style-name="T269_14"><text:s/></text:span><text:span text:style-name="T269_15">del</text:span><text:span text:style-name="T269_16"><text:s/></text:span><text:span text:style-name="T269_17">medio</text:span><text:span text:style-name="T269_18"><text:s/></text:span><text:span text:style-name="T269_19">donde</text:span><text:span text:style-name="T269_20"><text:s/></text:span><text:span text:style-name="T269_21">sea</text:span><text:span text:style-name="T269_22"><text:s/></text:span><text:span text:style-name="T269_23">hospedada</text:span><text:span text:style-name="T269_24">.</text:span></text:p>
      <text:p text:style-name="P270"/>
      <text:list text:style-name="LS1" xml:id="list32" text:continue-list="list0">
        <text:list-item>
          <text:list>
            <text:list-item>
              <text:list>
                <text:list-item>
                  <text:h text:style-name="P271" text:outline-level="10"><text:bookmark-start text:name="h.cwujvg5wyu7s"/><text:bookmark-end text:name="h.cwujvg5wyu7s"/><text:span text:style-name="T271_1">Disponibilidad</text:span></text:h>
                </text:list-item>
              </text:list>
            </text:list-item>
          </text:list>
        </text:list-item>
      </text:list>
      <text:p text:style-name="P272"><text:span text:style-name="T272_1">La</text:span><text:span text:style-name="T272_2"><text:s/></text:span><text:span text:style-name="T272_3">aplicación</text:span><text:span text:style-name="T272_4"><text:s/></text:span><text:span text:style-name="T272_5">logrará</text:span><text:span text:style-name="T272_6"><text:s/></text:span><text:span text:style-name="T272_7">la</text:span><text:span text:style-name="T272_8"><text:s/></text:span><text:span text:style-name="T272_9">mayor</text:span><text:span text:style-name="T272_10"><text:s/></text:span><text:span text:style-name="T272_11">disponibilidad</text:span><text:span text:style-name="T272_12"><text:s/></text:span><text:span text:style-name="T272_13">que</text:span><text:span text:style-name="T272_14"><text:s/></text:span><text:span text:style-name="T272_15">esté</text:span><text:span text:style-name="T272_16"><text:s/></text:span><text:span text:style-name="T272_17">permitida</text:span><text:span text:style-name="T272_18"><text:s/></text:span><text:span text:style-name="T272_19">por</text:span><text:span text:style-name="T272_20"><text:s/></text:span><text:span text:style-name="T272_21">el</text:span><text:span text:style-name="T272_22"><text:s/></text:span><text:span text:style-name="T272_23">medio</text:span><text:span text:style-name="T272_24"><text:s/></text:span><text:span text:style-name="T272_25">donde</text:span><text:span text:style-name="T272_26"><text:s/></text:span><text:span text:style-name="T272_27">sea</text:span><text:span text:style-name="T272_28"><text:s/></text:span><text:span text:style-name="T272_29">hospedada</text:span><text:span text:style-name="T272_30">.</text:span></text:p>
      <text:list text:style-name="LS1" xml:id="list33" text:continue-list="list0">
        <text:list-item>
          <text:list>
            <text:list-item>
              <text:list>
                <text:list-item>
                  <text:h text:style-name="P273" text:outline-level="10"><text:bookmark-start text:name="h.u0p0svyh7tcu"/><text:bookmark-end text:name="h.u0p0svyh7tcu"/><text:span text:style-name="T273_1">Mantenibilidad</text:span></text:h>
                </text:list-item>
              </text:list>
            </text:list-item>
          </text:list>
        </text:list-item>
      </text:list>
      <text:p text:style-name="P274"/>
      <text:p text:style-name="P275"><text:span text:style-name="T275_1">Mensualmente</text:span><text:span text:style-name="T275_2"><text:s/></text:span><text:span text:style-name="T275_3">se</text:span><text:span text:style-name="T275_4"><text:s/></text:span><text:span text:style-name="T275_5">realizará</text:span><text:span text:style-name="T275_6"><text:s/></text:span><text:span text:style-name="T275_7">un</text:span><text:span text:style-name="T275_8"><text:s/></text:span><text:span text:style-name="T275_9">mantenimiento</text:span><text:span text:style-name="T275_10"><text:s/></text:span><text:span text:style-name="T275_11">automático</text:span><text:span text:style-name="T275_12"><text:s/></text:span><text:span text:style-name="T275_13">de</text:span><text:span text:style-name="T275_14"><text:s/></text:span><text:span text:style-name="T275_15">la</text:span><text:span text:style-name="T275_16"><text:s/></text:span><text:span text:style-name="T275_17">base</text:span><text:span text:style-name="T275_18"><text:s/></text:span><text:span text:style-name="T275_19">de</text:span><text:span text:style-name="T275_20"><text:s/></text:span><text:span text:style-name="T275_21">datos</text:span><text:span text:style-name="T275_22">.</text:span></text:p>
      <text:p text:style-name="P276"/>
      <text:list text:style-name="LS1" xml:id="list34" text:continue-list="list0">
        <text:list-item>
          <text:list>
            <text:list-item>
              <text:list>
                <text:list-item>
                  <text:h text:style-name="P277" text:outline-level="10"><text:bookmark-start text:name="h.a0mg8d98pama"/><text:bookmark-end text:name="h.a0mg8d98pama"/><text:span text:style-name="T277_1">Portabilidad</text:span></text:h>
                </text:list-item>
              </text:list>
            </text:list-item>
          </text:list>
        </text:list-item>
      </text:list>
      <text:p text:style-name="P278"><text:span text:style-name="T278_1">No</text:span><text:span text:style-name="T278_2"><text:s/></text:span><text:span text:style-name="T278_3">aplicable</text:span></text:p>
      <text:list text:style-name="LS1" xml:id="list35" text:continue-list="list0">
        <text:list-item>
          <text:list>
            <text:list-item>
              <text:list>
                <text:list-item>
                  <text:h text:style-name="P279" text:outline-level="10"><text:bookmark-start text:name="h.n1tdmn48q2vo"/><text:bookmark-end text:name="h.n1tdmn48q2vo"/><text:span text:style-name="T279_1">Otros</text:span><text:span text:style-name="T279_2"><text:s/></text:span><text:span text:style-name="T279_3">requisitos</text:span></text:h>
                </text:list-item>
              </text:list>
            </text:list-item>
          </text:list>
        </text:list-item>
      </text:list>
      <text:p text:style-name="P280"><text:bookmark-start text:name="h.yoqgphyth22a"/><text:bookmark-end text:name="h.yoqgphyth22a"/><text:span text:style-name="T280_1"><text:s text:c="14"/></text:span></text:p>
      <text:p text:style-name="P281"><text:bookmark-start text:name="h.fykx2bo92ep0"/><text:bookmark-end text:name="h.fykx2bo92ep0"/><text:span text:style-name="T281_1">No</text:span><text:span text:style-name="T281_2"><text:s/></text:span><text:span text:style-name="T281_3">aplicable</text:span><text:span text:style-name="T281_4">.</text:span></text:p>
      <text:p text:style-name="P282"><text:bookmark-start text:name="h.49x2ik5"/><text:bookmark-end text:name="h.49x2ik5"/></text:p>
      <text:list text:style-name="LS1" xml:id="list36" text:continue-list="list0">
        <text:list-item>
          <text:h text:style-name="P283" text:outline-level="10"><text:bookmark-start text:name="h.vgbkbwjwybvp"/><text:bookmark-end text:name="h.vgbkbwjwybvp"/><text:span text:style-name="T283_1">Apéndices</text:span></text:h>
        </text:list-item>
      </text:list>
      <text:p text:style-name="P284"/>
      <text:p text:style-name="P285"><text:span text:style-name="T285_1">Sin</text:span><text:span text:style-name="T285_2"><text:s/></text:span><text:span text:style-name="T285_3">apéndices</text:span><text:span text:style-name="T285_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1" style:family="text">
      <style:text-properties fo:font-size="11pt" style:font-size-asian="11pt" style:font-size-complex="11pt" fo:font-weight="bold" style:font-weight-asian="bold" style:font-weight-complex="bold"/>
    </style:style>
    <text:list-style style:name="LS1">
      <text:list-level-style-number style:num-format="1" text:style-name="List1Level0" text:level="1">
        <style:list-level-properties text:space-before="0.635cm" text:min-label-width="0cm" fo:text-align="start"/>
      </text:list-level-style-number>
      <text:list-level-style-number style:num-format="1" text:display-levels="2" text:style-name="List1Level1" text:level="2">
        <style:list-level-properties text:space-before="1.905cm" text:min-label-width="0.635cm" fo:text-align="start"/>
        <style:text-properties fo:font-size="11pt" style:font-size-asian="11pt" style:font-size-complex="11pt" fo:font-weight="bold" style:font-weight-asian="bold" style:font-weight-complex="bold"/>
      </text:list-level-style-number>
      <text:list-level-style-number style:num-format="1" text:display-levels="3" text:style-name="List1Level2" text:level="3">
        <style:list-level-properties text:space-before="3.492cm" text:min-label-width="-0.106cm" fo:text-align="start"/>
      </text:list-level-style-number>
      <text:list-level-style-number style:num-format="1" text:display-levels="4" text:style-name="List1Level3" text:level="4">
        <style:list-level-properties text:space-before="4.445cm" text:min-label-width="0.635cm" fo:text-align="start"/>
      </text:list-level-style-number>
      <text:list-level-style-number style:num-format="1" text:display-levels="5" text:style-name="List1Level4" text:level="5">
        <style:list-level-properties text:space-before="5.715cm" text:min-label-width="0.423cm" fo:text-align="start"/>
      </text:list-level-style-number>
      <text:list-level-style-number style:num-format="1" text:display-levels="6" text:style-name="List1Level5" text:level="6">
        <style:list-level-properties text:space-before="7.302cm" text:min-label-width="0.529cm" fo:text-align="start"/>
      </text:list-level-style-number>
      <text:list-level-style-number style:num-format="1" text:display-levels="7" text:style-name="List1Level6" text:level="7">
        <style:list-level-properties text:space-before="8.255cm" text:min-label-width="0.635cm" fo:text-align="start"/>
      </text:list-level-style-number>
      <text:list-level-style-number style:num-format="1" text:display-levels="8" text:style-name="List1Level7" text:level="8">
        <style:list-level-properties text:space-before="9.525cm" text:min-label-width="1.058cm" fo:text-align="start"/>
      </text:list-level-style-number>
      <text:list-level-style-number style:num-format="1" text:display-levels="9" text:style-name="List1Level8" text:level="9">
        <style:list-level-properties text:space-before="11.112cm" text:min-label-width="1.164cm" fo:text-align="start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2.85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3cm" fo:padding-right="0cm" fo:margin-right="3cm"/>
      <style:header-style>
        <style:header-footer-properties fo:min-height="1.252cm" fo:margin-bottom="1.252cm" style:dynamic-spacing="true"/>
      </style:header-style>
      <style:footer-style>
        <style:header-footer-properties fo:min-height="1.252cm" fo:margin-top="1.252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able1" style:family="table">
      <style:table-properties table:align="left" style:width="15.247cm" fo:margin-left="0cm"/>
    </style:style>
    <style:style style:name="Column1" style:family="table-column">
      <style:table-column-properties style:column-width="3.434cm"/>
    </style:style>
    <style:style style:name="Column2" style:family="table-column">
      <style:table-column-properties style:column-width="9.072cm"/>
    </style:style>
    <style:style style:name="Column3" style:family="table-column">
      <style:table-column-properties style:column-width="2.741cm"/>
    </style:style>
    <style:style style:name="Row1" style:family="table-row"/>
    <style:style style:name="Cell1" style:family="table-cell">
      <style:table-cell-properties style:vertical-align="top" fo:padding-top="0.12cm" fo:border-top="#000000 0.009cm solid" fo:padding-bottom="0.12cm" fo:border-bottom="#292929 0.018cm solid" fo:padding-left="0.123cm" fo:border-left="#000000 0.009cm solid" fo:padding-right="0.123cm" fo:border-right="#000000 0.009cm solid"/>
    </style:style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flow-with-text="false" draw:auto-grow-height="false" draw:auto-grow-width="false"/>
    </style:style>
    <style:style style:name="Cell2" style:family="table-cell">
      <style:table-cell-properties style:vertical-align="middle" fo:padding-top="0.12cm" fo:border-top="#000000 0.009cm solid" fo:padding-bottom="0.12cm" fo:border-bottom="#292929 0.018cm solid" fo:padding-left="0.123cm" fo:border-left="#000000 0.009cm solid" fo:padding-right="0.123cm" fo:border-right="#000000 0.009cm solid"/>
    </style:style>
    <style:style style:name="P3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4_1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2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3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4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5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6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7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8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9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" style:family="table-cell">
      <style:table-cell-properties style:vertical-align="middle" fo:padding-top="0.12cm" fo:border-top="#000000 0.009cm solid" fo:padding-bottom="0.12cm" fo:border-bottom="#292929 0.018cm solid" fo:padding-left="0.123cm" fo:border-left="#000000 0.009cm solid" fo:padding-right="0.123cm" fo:border-right="#000000 0.009cm solid"/>
    </style:style>
    <style:style style:name="P5" style:family="paragraph" style:parent-style-name="Standard">
      <style:paragraph-properties fo:text-align="right" fo:break-before="auto" fo:text-indent="0cm" fo:line-height="100%" fo:margin-top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5_1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241a61" style:font-name="Arial" style:font-name-asian="Arial" style:font-name-complex="Arial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6_1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3" style:family="text">
      <style:text-properties fo:color="#241a61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7" style:family="paragraph" style:parent-style-name="Standard">
      <style:paragraph-properties fo:text-align="right" fo:break-before="auto" fo:line-height="100%" fo:margin-top="0cm" fo:margin-bottom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able2" style:family="table">
      <style:table-properties table:align="left" style:width="15.247cm" fo:margin-left="0cm"/>
    </style:style>
    <style:style style:name="Column4" style:family="table-column">
      <style:table-column-properties style:column-width="3.434cm"/>
    </style:style>
    <style:style style:name="Column5" style:family="table-column">
      <style:table-column-properties style:column-width="0.282cm"/>
    </style:style>
    <style:style style:name="Column6" style:family="table-column">
      <style:table-column-properties style:column-width="11.531cm"/>
    </style:style>
    <style:style style:name="Row2" style:family="table-row"/>
    <style:style style:name="Cell4" style:family="table-cell">
      <style:table-cell-properties style:vertical-align="top" fo:padding-top="0.12cm" fo:border-top="#292929 0.018cm solid" fo:padding-bottom="0.12cm" fo:border-bottom="#000000 0.009cm solid" fo:padding-left="0.123cm" fo:border-left="#000000 0.009cm solid" fo:padding-right="0.123cm" fo:border-right="#000000 0.009cm solid"/>
    </style:style>
    <style:style style:name="P9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" style:family="table-cell">
      <style:table-cell-properties style:vertical-align="middle" fo:padding-top="0.12cm" fo:border-top="#292929 0.018cm solid" fo:padding-bottom="0.12cm" fo:border-bottom="#000000 0.009cm solid" fo:padding-left="0.123cm" fo:border-left="#000000 0.009cm solid" fo:padding-right="0.123cm" fo:border-right="#000000 0.009cm solid"/>
    </style:style>
    <style:style style:name="P10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2cm" fo:border-top="#292929 0.018cm solid" fo:padding-bottom="0.12cm" fo:border-bottom="#000000 0.009cm solid" fo:padding-left="0.123cm" fo:border-left="#000000 0.009cm solid" fo:padding-right="0.123cm" fo:border-right="#000000 0.009cm solid"/>
    </style:style>
    <style:style style:name="P11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11_1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00%" fo:margin-top="0cm" fo:margin-bottom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column table:style-name="Column3"/>
          <table:table-row table:style-name="Row1">
            <table:table-cell table:style-name="Cell1">
              <text:p text:style-name="P2"><draw:frame svg:x="0cm" svg:y="0cm" svg:width="2.868cm" svg:height="2.868cm" draw:style-name="FR1" text:anchor-type="as-char" draw:z-index="0"><draw:image xlink:href="Pictures/image1.png" xlink:type="simple" xlink:show="embed" xlink:actuate="onLoad"/><svg:desc>Cube.png</svg:desc></draw:frame></text:p>
            </table:table-cell>
            <table:table-cell table:style-name="Cell2">
              <text:p text:style-name="P3"/>
              <text:p text:style-name="P4"><text:span text:style-name="T4_1">Especificación</text:span><text:span text:style-name="T4_2"><text:s/></text:span><text:span text:style-name="T4_3">de</text:span><text:span text:style-name="T4_4"><text:s/></text:span><text:span text:style-name="T4_5">requisitos</text:span><text:span text:style-name="T4_6"><text:s/></text:span><text:span text:style-name="T4_7">de</text:span><text:span text:style-name="T4_8"><text:s/></text:span><text:span text:style-name="T4_9">software</text:span></text:p>
            </table:table-cell>
            <table:table-cell table:style-name="Cell3">
              <text:p text:style-name="P5"><text:span text:style-name="T5_1">Rev</text:span><text:span text:style-name="T5_2">.<text:s/>0</text:span><text:span text:style-name="T5_3">4</text:span><text:span text:style-name="T5_4"><text:s/></text:span></text:p>
              <text:p text:style-name="P6"><text:span text:style-name="T6_1">Pág</text:span><text:span text:style-name="T6_2">.<text:s/></text:span><text:span text:style-name="T6_3"><text:page-number text:select-page="current"/></text:span></text:p>
            </table:table-cell>
          </table:table-row>
        </table:table>
        <text:p text:style-name="P7"/>
      </style:header>
      <style:footer>
        <text:p text:style-name="P8"/>
        <table:table table:style-name="Table2">
          <table:table-column table:style-name="Column4"/>
          <table:table-column table:style-name="Column5"/>
          <table:table-column table:style-name="Column6"/>
          <table:table-row table:style-name="Row2">
            <table:table-cell table:style-name="Cell4">
              <text:p text:style-name="P9"/>
            </table:table-cell>
            <table:table-cell table:style-name="Cell5">
              <text:p text:style-name="P10"/>
            </table:table-cell>
            <table:table-cell table:style-name="Cell6">
              <text:p text:style-name="P11"><text:span text:style-name="T11_1">Descripción</text:span><text:span text:style-name="T11_2"><text:s/></text:span><text:span text:style-name="T11_3">de</text:span><text:span text:style-name="T11_4"><text:s/></text:span><text:span text:style-name="T11_5">requisitos</text:span><text:span text:style-name="T11_6"><text:s/></text:span><text:span text:style-name="T11_7">del</text:span><text:span text:style-name="T11_8"><text:s/></text:span><text:span text:style-name="T11_9">software</text:span></text:p>
            </table:table-cell>
          </table:table-row>
        </table:table>
        <text:p text:style-name="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